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ackground-color="#8EA9DB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Normal_32_2" style:data-style-name="N0">
      <style:table-cell-properties style:vertical-align="automatic" fo:background-color="transparent"/>
    </style:style>
    <style:style style:name="ce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Normal_32_2" style:data-style-name="N0">
      <style:table-cell-properties style:vertical-align="automatic" fo:background-color="#B4C6E7"/>
    </style:style>
    <style:style style:name="ce11" style:family="table-cell" style:parent-style-name="Normal_32_2" style:data-style-name="N0">
      <style:table-cell-properties fo:border="thin solid #000000" style:vertical-align="automatic" fo:background-color="transparent"/>
    </style:style>
    <style:style style:name="ce12" style:family="table-cell" style:parent-style-name="Normal_32_2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72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yout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LAYOUT: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2" table:style-name="ce3"/>
          <table:table-cell table:number-columns-repeated="16371" table:style-name="ce1"/>
        </table:table-row>
        <table:table-row table:style-name="ro1">
          <table:table-cell office:value-type="string" table:style-name="ce4">
            <text:p>PORTA</text:p>
          </table:table-cell>
          <table:table-cell office:value-type="string" table:style-name="ce5">
            <text:p>Alinhamento 1</text:p>
          </table:table-cell>
          <table:table-cell table:style-name="ce5"/>
          <table:table-cell office:value-type="string" table:style-name="ce1">
            <text:p>RACK 0</text:p>
          </table:table-cell>
          <table:table-cell office:value-type="string" table:style-name="ce1">
            <text:p>RACK 1</text:p>
          </table:table-cell>
          <table:table-cell office:value-type="string" table:style-name="ce1">
            <text:p>RACK 2</text:p>
          </table:table-cell>
          <table:table-cell office:value-type="string" table:style-name="ce1">
            <text:p>RACK 3</text:p>
          </table:table-cell>
          <table:table-cell office:value-type="string" table:style-name="ce1">
            <text:p>RACK 4</text:p>
          </table:table-cell>
          <table:table-cell office:value-type="string" table:style-name="ce1">
            <text:p>RACK 5</text:p>
          </table:table-cell>
          <table:table-cell office:value-type="string" table:style-name="ce1">
            <text:p>RACK 6</text:p>
          </table:table-cell>
          <table:table-cell office:value-type="string" table:style-name="ce1">
            <text:p>RACK 7</text:p>
          </table:table-cell>
          <table:table-cell office:value-type="string" table:style-name="ce1">
            <text:p>RACK 8</text:p>
          </table:table-cell>
          <table:table-cell office:value-type="string" table:style-name="ce1">
            <text:p>RACK 9</text:p>
          </table:table-cell>
          <table:table-cell office:value-type="string" table:style-name="ce1">
            <text:p>RACK 10</text:p>
          </table:table-cell>
          <table:table-cell office:value-type="string" table:style-name="ce1">
            <text:p>RACK 11</text:p>
          </table:table-cell>
          <table:table-cell table:number-columns-repeated="16369" table:style-name="ce1"/>
        </table:table-row>
        <table:table-row table:style-name="ro1">
          <table:table-cell table:number-columns-repeated="3" table:style-name="ce1"/>
          <table:table-cell table:number-columns-repeated="10" table:style-name="ce6"/>
          <table:table-cell table:number-columns-repeated="2" table:style-name="ce1"/>
          <table:table-cell office:value-type="string" table:style-name="ce1">
            <text:p>RACK 48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5">
            <text:p>Alinhamento 2</text:p>
          </table:table-cell>
          <table:table-cell table:style-name="ce5"/>
          <table:table-cell office:value-type="string" table:style-name="ce1">
            <text:p>RACK 12</text:p>
          </table:table-cell>
          <table:table-cell office:value-type="string" table:style-name="ce1">
            <text:p>RACK 13</text:p>
          </table:table-cell>
          <table:table-cell office:value-type="string" table:style-name="ce1">
            <text:p>RACK 14</text:p>
          </table:table-cell>
          <table:table-cell office:value-type="string" table:style-name="ce1">
            <text:p>RACK 15</text:p>
          </table:table-cell>
          <table:table-cell office:value-type="string" table:style-name="ce1">
            <text:p>RACK 16</text:p>
          </table:table-cell>
          <table:table-cell office:value-type="string" table:style-name="ce1">
            <text:p>RACK 17</text:p>
          </table:table-cell>
          <table:table-cell office:value-type="string" table:style-name="ce1">
            <text:p>RACK 18</text:p>
          </table:table-cell>
          <table:table-cell office:value-type="string" table:style-name="ce1">
            <text:p>RACK 19</text:p>
          </table:table-cell>
          <table:table-cell office:value-type="string" table:style-name="ce1">
            <text:p>RACK 20</text:p>
          </table:table-cell>
          <table:table-cell office:value-type="string" table:style-name="ce1">
            <text:p>RACK 21</text:p>
          </table:table-cell>
          <table:table-cell office:value-type="string" table:style-name="ce1">
            <text:p>RACK 22</text:p>
          </table:table-cell>
          <table:table-cell office:value-type="string" table:style-name="ce1">
            <text:p>RACK 23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5">
            <text:p>Alinhamento 3</text:p>
          </table:table-cell>
          <table:table-cell table:style-name="ce5"/>
          <table:table-cell office:value-type="string" table:style-name="ce1">
            <text:p>RACK 24</text:p>
          </table:table-cell>
          <table:table-cell office:value-type="string" table:style-name="ce1">
            <text:p>RACK 25</text:p>
          </table:table-cell>
          <table:table-cell office:value-type="string" table:style-name="ce1">
            <text:p>RACK 26</text:p>
          </table:table-cell>
          <table:table-cell office:value-type="string" table:style-name="ce1">
            <text:p>RACK 27</text:p>
          </table:table-cell>
          <table:table-cell office:value-type="string" table:style-name="ce1">
            <text:p>RACK 28</text:p>
          </table:table-cell>
          <table:table-cell office:value-type="string" table:style-name="ce1">
            <text:p>RACK 29</text:p>
          </table:table-cell>
          <table:table-cell office:value-type="string" table:style-name="ce1">
            <text:p>RACK 30</text:p>
          </table:table-cell>
          <table:table-cell office:value-type="string" table:style-name="ce1">
            <text:p>RACK 31</text:p>
          </table:table-cell>
          <table:table-cell office:value-type="string" table:style-name="ce1">
            <text:p>RACK 32</text:p>
          </table:table-cell>
          <table:table-cell office:value-type="string" table:style-name="ce1">
            <text:p>RACK 33</text:p>
          </table:table-cell>
          <table:table-cell office:value-type="string" table:style-name="ce1">
            <text:p>RACK 34</text:p>
          </table:table-cell>
          <table:table-cell office:value-type="string" table:style-name="ce1">
            <text:p>RACK 35</text:p>
          </table:table-cell>
          <table:table-cell table:number-columns-repeated="16369" table:style-name="ce1"/>
        </table:table-row>
        <table:table-row table:style-name="ro1">
          <table:table-cell table:style-name="ce6"/>
          <table:table-cell table:number-columns-repeated="2" table:style-name="ce1"/>
          <table:table-cell table:number-columns-repeated="10" table:style-name="ce6"/>
          <table:table-cell table:number-columns-repeated="2" table:style-name="ce1"/>
          <table:table-cell office:value-type="string" table:style-name="ce1">
            <text:p>RACK 49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5">
            <text:p>Alinhamento 4</text:p>
          </table:table-cell>
          <table:table-cell table:style-name="ce5"/>
          <table:table-cell office:value-type="string" table:style-name="ce1">
            <text:p>RACK 36</text:p>
          </table:table-cell>
          <table:table-cell office:value-type="string" table:style-name="ce1">
            <text:p>RACK 37</text:p>
          </table:table-cell>
          <table:table-cell office:value-type="string" table:style-name="ce1">
            <text:p>RACK 38</text:p>
          </table:table-cell>
          <table:table-cell office:value-type="string" table:style-name="ce1">
            <text:p>RACK 39</text:p>
          </table:table-cell>
          <table:table-cell office:value-type="string" table:style-name="ce1">
            <text:p>RACK 40</text:p>
          </table:table-cell>
          <table:table-cell office:value-type="string" table:style-name="ce1">
            <text:p>RACK 41</text:p>
          </table:table-cell>
          <table:table-cell office:value-type="string" table:style-name="ce1">
            <text:p>RACK 42</text:p>
          </table:table-cell>
          <table:table-cell office:value-type="string" table:style-name="ce1">
            <text:p>RACK 43</text:p>
          </table:table-cell>
          <table:table-cell office:value-type="string" table:style-name="ce1">
            <text:p>RACK 44</text:p>
          </table:table-cell>
          <table:table-cell office:value-type="string" table:style-name="ce1">
            <text:p>RACK 45</text:p>
          </table:table-cell>
          <table:table-cell office:value-type="string" table:style-name="ce1">
            <text:p>RACK 46</text:p>
          </table:table-cell>
          <table:table-cell office:value-type="string" table:style-name="ce1">
            <text:p>RACK 4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table:number-columns-repeated="7" table:style-name="ce6"/>
          <table:table-cell table:number-columns-repeated="16376" table:style-name="ce1"/>
        </table:table-row>
        <table:table-row table:style-name="ro1">
          <table:table-cell table:number-columns-repeated="13" table:style-name="ce6"/>
          <table:table-cell table:number-columns-repeated="16371" table:style-name="ce1"/>
        </table:table-row>
        <table:table-row table:style-name="ro1">
          <table:table-cell/>
          <table:table-cell table:style-name="ce6"/>
          <table:table-cell table:style-name="ce1"/>
          <table:table-cell table:number-columns-repeated="5" table:style-name="ce6"/>
          <table:table-cell table:number-columns-repeated="16376" table:style-name="ce1"/>
        </table:table-row>
        <table:table-row table:number-rows-repeated="2" table:style-name="ro1">
          <table:table-cell/>
          <table:table-cell table:style-name="ce6"/>
          <table:table-cell table:number-columns-repeated="16382" table:style-name="ce1"/>
        </table:table-row>
        <table:table-row table:number-rows-repeated="2" table:style-name="ro1">
          <table:table-cell/>
          <table:table-cell table:number-columns-repeated="7" table:style-name="ce6"/>
          <table:table-cell table:number-columns-repeated="16376" table:style-name="ce1"/>
        </table:table-row>
        <table:table-row table:style-name="ro1">
          <table:table-cell/>
          <table:table-cell table:number-columns-repeated="12" table:style-name="ce6"/>
          <table:table-cell table:number-columns-repeated="16371" table:style-name="ce1"/>
        </table:table-row>
        <table:table-row table:style-name="ro1">
          <table:table-cell/>
          <table:table-cell table:number-columns-repeated="7" table:style-name="ce6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0" table:style-name="ce7"/>
          <table:table-cell table:number-columns-repeated="16362"/>
        </table:table-row>
        <table:table-row table:number-rows-repeated="1048550" table:style-name="ro1">
          <table:table-cell table:number-columns-repeated="16384"/>
        </table:table-row>
      </table:table>
      <table:table table:name="Folha1" table:style-name="ta2">
        <table:table-column table:style-name="co1" table:number-columns-repeated="11" table:default-cell-style-name="ce8"/>
        <table:table-column table:style-name="co2" table:default-cell-style-name="ce8"/>
        <table:table-column table:style-name="co1" table:number-columns-repeated="16372" table:default-cell-style-name="ce8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table:number-columns-repeated="2" table:style-name="ce9"/>
          <table:table-cell table:style-name="ce8"/>
          <table:table-cell table:number-columns-repeated="12" table:style-name="ce9"/>
          <table:table-cell table:number-columns-repeated="16351"/>
        </table:table-row>
        <table:table-row table:style-name="ro1">
          <table:table-cell table:number-columns-repeated="4"/>
          <table:table-cell office:value-type="string" table:style-name="ce10">
            <text:p>PORTA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G$6]+[.$F7]" table:style-name="ce11">
            <text:p>0</text:p>
          </table:table-cell>
          <table:table-cell office:value-type="float" office:value="1" table:formula="of:=[.H$6]+[.$F7]" table:style-name="ce11">
            <text:p>1</text:p>
          </table:table-cell>
          <table:table-cell office:value-type="float" office:value="2" table:formula="of:=[.I$6]+[.$F7]" table:style-name="ce11">
            <text:p>2</text:p>
          </table:table-cell>
          <table:table-cell office:value-type="float" office:value="3" table:formula="of:=[.J$6]+[.$F7]" table:style-name="ce11">
            <text:p>3</text:p>
          </table:table-cell>
          <table:table-cell office:value-type="float" office:value="4" table:formula="of:=[.K$6]+[.$F7]" table:style-name="ce11">
            <text:p>4</text:p>
          </table:table-cell>
          <table:table-cell office:value-type="float" office:value="5" table:formula="of:=[.L$6]+[.$F7]" table:style-name="ce11">
            <text:p>5</text:p>
          </table:table-cell>
          <table:table-cell office:value-type="float" office:value="6" table:formula="of:=[.M$6]+[.$F7]" table:style-name="ce11">
            <text:p>6</text:p>
          </table:table-cell>
          <table:table-cell office:value-type="float" office:value="7" table:formula="of:=[.N$6]+[.$F7]" table:style-name="ce11">
            <text:p>7</text:p>
          </table:table-cell>
          <table:table-cell office:value-type="float" office:value="8" table:formula="of:=[.O$6]+[.$F7]" table:style-name="ce11">
            <text:p>8</text:p>
          </table:table-cell>
          <table:table-cell office:value-type="float" office:value="9" table:formula="of:=[.P$6]+[.$F7]" table:style-name="ce11">
            <text:p>9</text:p>
          </table:table-cell>
          <table:table-cell office:value-type="float" office:value="10" table:formula="of:=[.Q$6]+[.$F7]" table:style-name="ce11">
            <text:p>10</text:p>
          </table:table-cell>
          <table:table-cell office:value-type="float" office:value="11" table:formula="of:=[.R$6]+[.$F7]" table:style-name="ce11">
            <text:p>11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1" table:style-name="ce8">
            <text:p>1</text:p>
          </table:table-cell>
          <table:table-cell office:value-type="float" office:value="1" table:formula="of:=[.G$6]+[.$F8]" table:style-name="ce11">
            <text:p>1</text:p>
          </table:table-cell>
          <table:table-cell office:value-type="float" office:value="2" table:formula="of:=[.H$6]+[.$F8]" table:style-name="ce11">
            <text:p>2</text:p>
          </table:table-cell>
          <table:table-cell office:value-type="float" office:value="3" table:formula="of:=[.I$6]+[.$F8]" table:style-name="ce11">
            <text:p>3</text:p>
          </table:table-cell>
          <table:table-cell office:value-type="float" office:value="4" table:formula="of:=[.J$6]+[.$F8]" table:style-name="ce11">
            <text:p>4</text:p>
          </table:table-cell>
          <table:table-cell office:value-type="float" office:value="5" table:formula="of:=[.K$6]+[.$F8]" table:style-name="ce11">
            <text:p>5</text:p>
          </table:table-cell>
          <table:table-cell office:value-type="float" office:value="6" table:formula="of:=[.L$6]+[.$F8]" table:style-name="ce11">
            <text:p>6</text:p>
          </table:table-cell>
          <table:table-cell office:value-type="float" office:value="7" table:formula="of:=[.M$6]+[.$F8]" table:style-name="ce11">
            <text:p>7</text:p>
          </table:table-cell>
          <table:table-cell office:value-type="float" office:value="8" table:formula="of:=[.N$6]+[.$F8]" table:style-name="ce11">
            <text:p>8</text:p>
          </table:table-cell>
          <table:table-cell office:value-type="float" office:value="9" table:formula="of:=[.O$6]+[.$F8]" table:style-name="ce11">
            <text:p>9</text:p>
          </table:table-cell>
          <table:table-cell office:value-type="float" office:value="10" table:formula="of:=[.P$6]+[.$F8]" table:style-name="ce11">
            <text:p>10</text:p>
          </table:table-cell>
          <table:table-cell office:value-type="float" office:value="11" table:formula="of:=[.Q$6]+[.$F8]" table:style-name="ce11">
            <text:p>11</text:p>
          </table:table-cell>
          <table:table-cell office:value-type="float" office:value="12" table:formula="of:=[.R$6]+[.$F8]" table:style-name="ce11">
            <text:p>12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2" table:style-name="ce8">
            <text:p>2</text:p>
          </table:table-cell>
          <table:table-cell office:value-type="float" office:value="2" table:formula="of:=[.G$6]+[.$F9]" table:style-name="ce11">
            <text:p>2</text:p>
          </table:table-cell>
          <table:table-cell office:value-type="float" office:value="3" table:formula="of:=[.H$6]+[.$F9]" table:style-name="ce11">
            <text:p>3</text:p>
          </table:table-cell>
          <table:table-cell office:value-type="float" office:value="4" table:formula="of:=[.I$6]+[.$F9]" table:style-name="ce11">
            <text:p>4</text:p>
          </table:table-cell>
          <table:table-cell office:value-type="float" office:value="5" table:formula="of:=[.J$6]+[.$F9]" table:style-name="ce11">
            <text:p>5</text:p>
          </table:table-cell>
          <table:table-cell office:value-type="float" office:value="6" table:formula="of:=[.K$6]+[.$F9]" table:style-name="ce11">
            <text:p>6</text:p>
          </table:table-cell>
          <table:table-cell office:value-type="float" office:value="7" table:formula="of:=[.L$6]+[.$F9]" table:style-name="ce11">
            <text:p>7</text:p>
          </table:table-cell>
          <table:table-cell office:value-type="float" office:value="8" table:formula="of:=[.M$6]+[.$F9]" table:style-name="ce11">
            <text:p>8</text:p>
          </table:table-cell>
          <table:table-cell office:value-type="float" office:value="9" table:formula="of:=[.N$6]+[.$F9]" table:style-name="ce11">
            <text:p>9</text:p>
          </table:table-cell>
          <table:table-cell office:value-type="float" office:value="10" table:formula="of:=[.O$6]+[.$F9]" table:style-name="ce11">
            <text:p>10</text:p>
          </table:table-cell>
          <table:table-cell office:value-type="float" office:value="11" table:formula="of:=[.P$6]+[.$F9]" table:style-name="ce11">
            <text:p>11</text:p>
          </table:table-cell>
          <table:table-cell office:value-type="float" office:value="12" table:formula="of:=[.Q$6]+[.$F9]" table:style-name="ce11">
            <text:p>12</text:p>
          </table:table-cell>
          <table:table-cell office:value-type="float" office:value="13" table:formula="of:=[.R$6]+[.$F9]" table:style-name="ce11">
            <text:p>13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4" table:style-name="ce8">
            <text:p>4</text:p>
          </table:table-cell>
          <table:table-cell office:value-type="float" office:value="4" table:formula="of:=[.G$6]+[.$F10]" table:style-name="ce11">
            <text:p>4</text:p>
          </table:table-cell>
          <table:table-cell office:value-type="float" office:value="5" table:formula="of:=[.H$6]+[.$F10]" table:style-name="ce11">
            <text:p>5</text:p>
          </table:table-cell>
          <table:table-cell office:value-type="float" office:value="6" table:formula="of:=[.I$6]+[.$F10]" table:style-name="ce11">
            <text:p>6</text:p>
          </table:table-cell>
          <table:table-cell office:value-type="float" office:value="7" table:formula="of:=[.J$6]+[.$F10]" table:style-name="ce11">
            <text:p>7</text:p>
          </table:table-cell>
          <table:table-cell office:value-type="float" office:value="8" table:formula="of:=[.K$6]+[.$F10]" table:style-name="ce11">
            <text:p>8</text:p>
          </table:table-cell>
          <table:table-cell office:value-type="float" office:value="9" table:formula="of:=[.L$6]+[.$F10]" table:style-name="ce11">
            <text:p>9</text:p>
          </table:table-cell>
          <table:table-cell office:value-type="float" office:value="10" table:formula="of:=[.M$6]+[.$F10]" table:style-name="ce11">
            <text:p>10</text:p>
          </table:table-cell>
          <table:table-cell office:value-type="float" office:value="11" table:formula="of:=[.N$6]+[.$F10]" table:style-name="ce11">
            <text:p>11</text:p>
          </table:table-cell>
          <table:table-cell office:value-type="float" office:value="12" table:formula="of:=[.O$6]+[.$F10]" table:style-name="ce11">
            <text:p>12</text:p>
          </table:table-cell>
          <table:table-cell office:value-type="float" office:value="13" table:formula="of:=[.P$6]+[.$F10]" table:style-name="ce11">
            <text:p>13</text:p>
          </table:table-cell>
          <table:table-cell office:value-type="float" office:value="14" table:formula="of:=[.Q$6]+[.$F10]" table:style-name="ce11">
            <text:p>14</text:p>
          </table:table-cell>
          <table:table-cell office:value-type="float" office:value="15" table:formula="of:=[.R$6]+[.$F10]" table:style-name="ce11">
            <text:p>15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5" table:style-name="ce8">
            <text:p>5</text:p>
          </table:table-cell>
          <table:table-cell office:value-type="float" office:value="5" table:formula="of:=[.G$6]+[.$F11]" table:style-name="ce11">
            <text:p>5</text:p>
          </table:table-cell>
          <table:table-cell office:value-type="float" office:value="6" table:formula="of:=[.H$6]+[.$F11]" table:style-name="ce11">
            <text:p>6</text:p>
          </table:table-cell>
          <table:table-cell office:value-type="float" office:value="7" table:formula="of:=[.I$6]+[.$F11]" table:style-name="ce11">
            <text:p>7</text:p>
          </table:table-cell>
          <table:table-cell office:value-type="float" office:value="8" table:formula="of:=[.J$6]+[.$F11]" table:style-name="ce11">
            <text:p>8</text:p>
          </table:table-cell>
          <table:table-cell office:value-type="float" office:value="9" table:formula="of:=[.K$6]+[.$F11]" table:style-name="ce11">
            <text:p>9</text:p>
          </table:table-cell>
          <table:table-cell office:value-type="float" office:value="10" table:formula="of:=[.L$6]+[.$F11]" table:style-name="ce11">
            <text:p>10</text:p>
          </table:table-cell>
          <table:table-cell office:value-type="float" office:value="11" table:formula="of:=[.M$6]+[.$F11]" table:style-name="ce11">
            <text:p>11</text:p>
          </table:table-cell>
          <table:table-cell office:value-type="float" office:value="12" table:formula="of:=[.N$6]+[.$F11]" table:style-name="ce11">
            <text:p>12</text:p>
          </table:table-cell>
          <table:table-cell office:value-type="float" office:value="13" table:formula="of:=[.O$6]+[.$F11]" table:style-name="ce11">
            <text:p>13</text:p>
          </table:table-cell>
          <table:table-cell office:value-type="float" office:value="14" table:formula="of:=[.P$6]+[.$F11]" table:style-name="ce11">
            <text:p>14</text:p>
          </table:table-cell>
          <table:table-cell office:value-type="float" office:value="15" table:formula="of:=[.Q$6]+[.$F11]" table:style-name="ce11">
            <text:p>15</text:p>
          </table:table-cell>
          <table:table-cell office:value-type="float" office:value="16" table:formula="of:=[.R$6]+[.$F11]" table:style-name="ce11">
            <text:p>16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7" table:style-name="ce8">
            <text:p>7</text:p>
          </table:table-cell>
          <table:table-cell office:value-type="float" office:value="7" table:formula="of:=[.G$6]+[.$F12]" table:style-name="ce11">
            <text:p>7</text:p>
          </table:table-cell>
          <table:table-cell office:value-type="float" office:value="8" table:formula="of:=[.H$6]+[.$F12]" table:style-name="ce11">
            <text:p>8</text:p>
          </table:table-cell>
          <table:table-cell office:value-type="float" office:value="9" table:formula="of:=[.I$6]+[.$F12]" table:style-name="ce11">
            <text:p>9</text:p>
          </table:table-cell>
          <table:table-cell office:value-type="float" office:value="10" table:formula="of:=[.J$6]+[.$F12]" table:style-name="ce11">
            <text:p>10</text:p>
          </table:table-cell>
          <table:table-cell office:value-type="float" office:value="11" table:formula="of:=[.K$6]+[.$F12]" table:style-name="ce11">
            <text:p>11</text:p>
          </table:table-cell>
          <table:table-cell office:value-type="float" office:value="12" table:formula="of:=[.L$6]+[.$F12]" table:style-name="ce11">
            <text:p>12</text:p>
          </table:table-cell>
          <table:table-cell office:value-type="float" office:value="13" table:formula="of:=[.M$6]+[.$F12]" table:style-name="ce11">
            <text:p>13</text:p>
          </table:table-cell>
          <table:table-cell office:value-type="float" office:value="14" table:formula="of:=[.N$6]+[.$F12]" table:style-name="ce11">
            <text:p>14</text:p>
          </table:table-cell>
          <table:table-cell office:value-type="float" office:value="15" table:formula="of:=[.O$6]+[.$F12]" table:style-name="ce11">
            <text:p>15</text:p>
          </table:table-cell>
          <table:table-cell office:value-type="float" office:value="16" table:formula="of:=[.P$6]+[.$F12]" table:style-name="ce11">
            <text:p>16</text:p>
          </table:table-cell>
          <table:table-cell office:value-type="float" office:value="17" table:formula="of:=[.Q$6]+[.$F12]" table:style-name="ce11">
            <text:p>17</text:p>
          </table:table-cell>
          <table:table-cell office:value-type="float" office:value="18" table:formula="of:=[.R$6]+[.$F12]" table:style-name="ce11">
            <text:p>18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9" table:style-name="ce8">
            <text:p>9</text:p>
          </table:table-cell>
          <table:table-cell office:value-type="float" office:value="9" table:formula="of:=[.G$6]+[.$F13]" table:style-name="ce11">
            <text:p>9</text:p>
          </table:table-cell>
          <table:table-cell office:value-type="float" office:value="10" table:formula="of:=[.H$6]+[.$F13]" table:style-name="ce11">
            <text:p>10</text:p>
          </table:table-cell>
          <table:table-cell office:value-type="float" office:value="11" table:formula="of:=[.I$6]+[.$F13]" table:style-name="ce11">
            <text:p>11</text:p>
          </table:table-cell>
          <table:table-cell office:value-type="float" office:value="12" table:formula="of:=[.J$6]+[.$F13]" table:style-name="ce11">
            <text:p>12</text:p>
          </table:table-cell>
          <table:table-cell office:value-type="float" office:value="13" table:formula="of:=[.K$6]+[.$F13]" table:style-name="ce11">
            <text:p>13</text:p>
          </table:table-cell>
          <table:table-cell office:value-type="float" office:value="14" table:formula="of:=[.L$6]+[.$F13]" table:style-name="ce11">
            <text:p>14</text:p>
          </table:table-cell>
          <table:table-cell office:value-type="float" office:value="15" table:formula="of:=[.M$6]+[.$F13]" table:style-name="ce11">
            <text:p>15</text:p>
          </table:table-cell>
          <table:table-cell office:value-type="float" office:value="16" table:formula="of:=[.N$6]+[.$F13]" table:style-name="ce11">
            <text:p>16</text:p>
          </table:table-cell>
          <table:table-cell office:value-type="float" office:value="17" table:formula="of:=[.O$6]+[.$F13]" table:style-name="ce11">
            <text:p>17</text:p>
          </table:table-cell>
          <table:table-cell office:value-type="float" office:value="18" table:formula="of:=[.P$6]+[.$F13]" table:style-name="ce11">
            <text:p>18</text:p>
          </table:table-cell>
          <table:table-cell office:value-type="float" office:value="19" table:formula="of:=[.Q$6]+[.$F13]" table:style-name="ce11">
            <text:p>19</text:p>
          </table:table-cell>
          <table:table-cell office:value-type="float" office:value="20" table:formula="of:=[.R$6]+[.$F13]" table:style-name="ce11">
            <text:p>20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12" table:formula="of:=[.G$6]+[.$F14]" table:style-name="ce11">
            <text:p>12</text:p>
          </table:table-cell>
          <table:table-cell office:value-type="float" office:value="13" table:formula="of:=[.H$6]+[.$F14]" table:style-name="ce11">
            <text:p>13</text:p>
          </table:table-cell>
          <table:table-cell office:value-type="float" office:value="14" table:formula="of:=[.I$6]+[.$F14]" table:style-name="ce11">
            <text:p>14</text:p>
          </table:table-cell>
          <table:table-cell office:value-type="float" office:value="15" table:formula="of:=[.J$6]+[.$F14]" table:style-name="ce11">
            <text:p>15</text:p>
          </table:table-cell>
          <table:table-cell office:value-type="float" office:value="16" table:formula="of:=[.K$6]+[.$F14]" table:style-name="ce11">
            <text:p>16</text:p>
          </table:table-cell>
          <table:table-cell office:value-type="float" office:value="17" table:formula="of:=[.L$6]+[.$F14]" table:style-name="ce11">
            <text:p>17</text:p>
          </table:table-cell>
          <table:table-cell office:value-type="float" office:value="18" table:formula="of:=[.M$6]+[.$F14]" table:style-name="ce11">
            <text:p>18</text:p>
          </table:table-cell>
          <table:table-cell office:value-type="float" office:value="19" table:formula="of:=[.N$6]+[.$F14]" table:style-name="ce11">
            <text:p>19</text:p>
          </table:table-cell>
          <table:table-cell office:value-type="float" office:value="20" table:formula="of:=[.O$6]+[.$F14]" table:style-name="ce11">
            <text:p>20</text:p>
          </table:table-cell>
          <table:table-cell office:value-type="float" office:value="21" table:formula="of:=[.P$6]+[.$F14]" table:style-name="ce11">
            <text:p>21</text:p>
          </table:table-cell>
          <table:table-cell office:value-type="float" office:value="22" table:formula="of:=[.Q$6]+[.$F14]" table:style-name="ce11">
            <text:p>22</text:p>
          </table:table-cell>
          <table:table-cell office:value-type="float" office:value="23" table:formula="of:=[.R$6]+[.$F14]" table:style-name="ce11">
            <text:p>23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14" table:formula="of:=[.G$6]+[.$F15]" table:style-name="ce11">
            <text:p>14</text:p>
          </table:table-cell>
          <table:table-cell office:value-type="float" office:value="15" table:formula="of:=[.H$6]+[.$F15]" table:style-name="ce11">
            <text:p>15</text:p>
          </table:table-cell>
          <table:table-cell office:value-type="float" office:value="16" table:formula="of:=[.I$6]+[.$F15]" table:style-name="ce11">
            <text:p>16</text:p>
          </table:table-cell>
          <table:table-cell office:value-type="float" office:value="17" table:formula="of:=[.J$6]+[.$F15]" table:style-name="ce11">
            <text:p>17</text:p>
          </table:table-cell>
          <table:table-cell office:value-type="float" office:value="18" table:formula="of:=[.K$6]+[.$F15]" table:style-name="ce11">
            <text:p>18</text:p>
          </table:table-cell>
          <table:table-cell office:value-type="float" office:value="19" table:formula="of:=[.L$6]+[.$F15]" table:style-name="ce11">
            <text:p>19</text:p>
          </table:table-cell>
          <table:table-cell office:value-type="float" office:value="20" table:formula="of:=[.M$6]+[.$F15]" table:style-name="ce11">
            <text:p>20</text:p>
          </table:table-cell>
          <table:table-cell office:value-type="float" office:value="21" table:formula="of:=[.N$6]+[.$F15]" table:style-name="ce11">
            <text:p>21</text:p>
          </table:table-cell>
          <table:table-cell office:value-type="float" office:value="22" table:formula="of:=[.O$6]+[.$F15]" table:style-name="ce11">
            <text:p>22</text:p>
          </table:table-cell>
          <table:table-cell office:value-type="float" office:value="23" table:formula="of:=[.P$6]+[.$F15]" table:style-name="ce11">
            <text:p>23</text:p>
          </table:table-cell>
          <table:table-cell office:value-type="float" office:value="24" table:formula="of:=[.Q$6]+[.$F15]" table:style-name="ce11">
            <text:p>24</text:p>
          </table:table-cell>
          <table:table-cell office:value-type="float" office:value="25" table:formula="of:=[.R$6]+[.$F15]" table:style-name="ce11">
            <text:p>25</text:p>
          </table:table-cell>
          <table:table-cell table:number-columns-repeated="16366" table:style-name="ce8"/>
        </table:table-row>
        <table:table-row table:style-name="ro1">
          <table:table-cell table:number-columns-repeated="4"/>
          <table:table-cell table:style-name="ce8"/>
          <table:table-cell office:value-type="float" office:value="17" table:style-name="ce8">
            <text:p>17</text:p>
          </table:table-cell>
          <table:table-cell office:value-type="float" office:value="17" table:formula="of:=[.G$6]+[.$F16]" table:style-name="ce11">
            <text:p>17</text:p>
          </table:table-cell>
          <table:table-cell office:value-type="float" office:value="18" table:formula="of:=[.H$6]+[.$F16]" table:style-name="ce11">
            <text:p>18</text:p>
          </table:table-cell>
          <table:table-cell office:value-type="float" office:value="19" table:formula="of:=[.I$6]+[.$F16]" table:style-name="ce11">
            <text:p>19</text:p>
          </table:table-cell>
          <table:table-cell office:value-type="float" office:value="20" table:formula="of:=[.J$6]+[.$F16]" table:style-name="ce11">
            <text:p>20</text:p>
          </table:table-cell>
          <table:table-cell office:value-type="float" office:value="21" table:formula="of:=[.K$6]+[.$F16]" table:style-name="ce11">
            <text:p>21</text:p>
          </table:table-cell>
          <table:table-cell office:value-type="float" office:value="22" table:formula="of:=[.L$6]+[.$F16]" table:style-name="ce11">
            <text:p>22</text:p>
          </table:table-cell>
          <table:table-cell office:value-type="float" office:value="23" table:formula="of:=[.M$6]+[.$F16]" table:style-name="ce11">
            <text:p>23</text:p>
          </table:table-cell>
          <table:table-cell office:value-type="float" office:value="24" table:formula="of:=[.N$6]+[.$F16]" table:style-name="ce11">
            <text:p>24</text:p>
          </table:table-cell>
          <table:table-cell office:value-type="float" office:value="25" table:formula="of:=[.O$6]+[.$F16]" table:style-name="ce11">
            <text:p>25</text:p>
          </table:table-cell>
          <table:table-cell office:value-type="float" office:value="26" table:formula="of:=[.P$6]+[.$F16]" table:style-name="ce11">
            <text:p>26</text:p>
          </table:table-cell>
          <table:table-cell office:value-type="float" office:value="27" table:formula="of:=[.Q$6]+[.$F16]" table:style-name="ce11">
            <text:p>27</text:p>
          </table:table-cell>
          <table:table-cell office:value-type="float" office:value="28" table:formula="of:=[.R$6]+[.$F16]" table:style-name="ce11">
            <text:p>28</text:p>
          </table:table-cell>
          <table:table-cell table:number-columns-repeated="16366" table:style-name="ce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4" table:style-name="ce8"/>
          <table:table-cell office:value-type="string" table:style-name="ce8">
            <text:p>Niveis:</text:p>
          </table:table-cell>
          <table:table-cell office:value-type="string" table:style-name="ce8">
            <text:p>tempo</text:p>
          </table:table-cell>
          <table:table-cell office:value-type="string" table:style-name="ce8">
            <text:p>largura</text:p>
          </table:table-cell>
          <table:table-cell office:value-type="string" table:style-name="ce8">
            <text:p>rack</text:p>
          </table:table-cell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:=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formula="of:=INDEX($$dbNiveis;[.E26];[.F26])" table:style-name="ce8">
            <text:p>0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formula="of:=INDEX($$dbNiveis;[.E27];[.F27])" table:style-name="ce8">
            <text:p>1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formula="of:=INDEX($$dbNiveis;[.E28];[.F28])" table:style-name="ce8">
            <text:p>2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" table:formula="of:=INDEX($$dbNiveis;[.E29];[.F29])" table:style-name="ce8">
            <text:p>4</text:p>
          </table:table-cell>
          <table:table-cell table:style-name="ce8"/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5" table:formula="of:=INDEX($$dbNiveis;[.E30];[.F30])" table:style-name="ce8">
            <text:p>5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7" table:formula="of:=INDEX($$dbNiveis;[.E31];[.F31])" table:style-name="ce8">
            <text:p>7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INDEX($$dbNiveis;[.E32];[.F32])" table:style-name="ce8">
            <text:p>9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12" table:formula="of:=INDEX($$dbNiveis;[.E33];[.F33])" table:style-name="ce8">
            <text:p>12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4" table:formula="of:=INDEX($$dbNiveis;[.E34];[.F34])" table:style-name="ce8">
            <text:p>14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7" table:formula="of:=INDEX($$dbNiveis;[.E35];[.F35])" table:style-name="ce8">
            <text:p>17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1" table:style-name="ce8">
            <text:p>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INDEX($$dbNiveis;[.E36];[.F36])" table:style-name="ce8">
            <text:p>1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INDEX($$dbNiveis;[.E37];[.F37])" table:style-name="ce8">
            <text:p>2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" table:formula="of:=INDEX($$dbNiveis;[.E38];[.F38])" table:style-name="ce8">
            <text:p>3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5" table:formula="of:=INDEX($$dbNiveis;[.E39];[.F39])" table:style-name="ce8">
            <text:p>5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6" table:formula="of:=INDEX($$dbNiveis;[.E40];[.F40])" table:style-name="ce8">
            <text:p>6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8" table:formula="of:=INDEX($$dbNiveis;[.E41];[.F41])" table:style-name="ce8">
            <text:p>8</text:p>
          </table:table-cell>
          <table:table-cell table:style-name="ce8"/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0" table:formula="of:=INDEX($$dbNiveis;[.E42];[.F42])" table:style-name="ce8">
            <text:p>10</text:p>
          </table:table-cell>
          <table:table-cell table:style-name="ce8"/>
          <table:table-cell office:value-type="float" office:value="17" table:style-name="ce8">
            <text:p>17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3" table:formula="of:=INDEX($$dbNiveis;[.E43];[.F43])" table:style-name="ce8">
            <text:p>13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INDEX($$dbNiveis;[.E44];[.F44])" table:style-name="ce8">
            <text:p>15</text:p>
          </table:table-cell>
          <table:table-cell table:style-name="ce8"/>
          <table:table-cell office:value-type="float" office:value="19" table:style-name="ce8">
            <text:p>19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8" table:formula="of:=INDEX($$dbNiveis;[.E45];[.F45])" table:style-name="ce8">
            <text:p>18</text:p>
          </table:table-cell>
          <table:table-cell table:style-name="ce8"/>
          <table:table-cell office:value-type="float" office:value="20" table:style-name="ce8">
            <text:p>20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2" table:style-name="ce8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formula="of:=INDEX($$dbNiveis;[.E46];[.F46])" table:style-name="ce8">
            <text:p>2</text:p>
          </table:table-cell>
          <table:table-cell table:style-name="ce8"/>
          <table:table-cell office:value-type="float" office:value="21" table:style-name="ce8">
            <text:p>21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formula="of:=INDEX($$dbNiveis;[.E47];[.F47])" table:style-name="ce8">
            <text:p>3</text:p>
          </table:table-cell>
          <table:table-cell table:style-name="ce8"/>
          <table:table-cell office:value-type="float" office:value="22" table:style-name="ce8">
            <text:p>22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4" table:formula="of:=INDEX($$dbNiveis;[.E48];[.F48])" table:style-name="ce8">
            <text:p>4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6" table:formula="of:=INDEX($$dbNiveis;[.E49];[.F49])" table:style-name="ce8">
            <text:p>6</text:p>
          </table:table-cell>
          <table:table-cell table:style-name="ce8"/>
          <table:table-cell office:value-type="float" office:value="24" table:style-name="ce8">
            <text:p>24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" table:formula="of:=INDEX($$dbNiveis;[.E50];[.F50])" table:style-name="ce8">
            <text:p>7</text:p>
          </table:table-cell>
          <table:table-cell table:style-name="ce8"/>
          <table:table-cell office:value-type="float" office:value="25" table:style-name="ce8">
            <text:p>25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INDEX($$dbNiveis;[.E51];[.F51])" table:style-name="ce8">
            <text:p>9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1" table:formula="of:=INDEX($$dbNiveis;[.E52];[.F52])" table:style-name="ce8">
            <text:p>11</text:p>
          </table:table-cell>
          <table:table-cell table:style-name="ce8"/>
          <table:table-cell office:value-type="float" office:value="27" table:style-name="ce8">
            <text:p>27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4" table:formula="of:=INDEX($$dbNiveis;[.E53];[.F53])" table:style-name="ce8">
            <text:p>14</text:p>
          </table:table-cell>
          <table:table-cell table:style-name="ce8"/>
          <table:table-cell office:value-type="float" office:value="28" table:style-name="ce8">
            <text:p>28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16" table:formula="of:=INDEX($$dbNiveis;[.E54];[.F54])" table:style-name="ce8">
            <text:p>16</text:p>
          </table:table-cell>
          <table:table-cell table:style-name="ce8"/>
          <table:table-cell office:value-type="float" office:value="29" table:style-name="ce8">
            <text:p>29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19" table:formula="of:=INDEX($$dbNiveis;[.E55];[.F55])" table:style-name="ce8">
            <text:p>19</text:p>
          </table:table-cell>
          <table:table-cell table:style-name="ce8"/>
          <table:table-cell office:value-type="float" office:value="30" table:style-name="ce8">
            <text:p>30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3" table:style-name="ce8">
            <text:p>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3" table:formula="of:=INDEX($$dbNiveis;[.E56];[.F56])" table:style-name="ce8">
            <text:p>3</text:p>
          </table:table-cell>
          <table:table-cell table:style-name="ce8"/>
          <table:table-cell office:value-type="float" office:value="31" table:style-name="ce8">
            <text:p>31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4" table:formula="of:=INDEX($$dbNiveis;[.E57];[.F57])" table:style-name="ce8">
            <text:p>4</text:p>
          </table:table-cell>
          <table:table-cell table:style-name="ce8"/>
          <table:table-cell office:value-type="float" office:value="32" table:style-name="ce8">
            <text:p>32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formula="of:=INDEX($$dbNiveis;[.E58];[.F58])" table:style-name="ce8">
            <text:p>5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7" table:formula="of:=INDEX($$dbNiveis;[.E59];[.F59])" table:style-name="ce8">
            <text:p>7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8" table:formula="of:=INDEX($$dbNiveis;[.E60];[.F60])" table:style-name="ce8">
            <text:p>8</text:p>
          </table:table-cell>
          <table:table-cell table:style-name="ce8"/>
          <table:table-cell office:value-type="float" office:value="35" table:style-name="ce8">
            <text:p>35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0" table:formula="of:=INDEX($$dbNiveis;[.E61];[.F61])" table:style-name="ce8">
            <text:p>10</text:p>
          </table:table-cell>
          <table:table-cell table:style-name="ce8"/>
          <table:table-cell office:value-type="float" office:value="36" table:style-name="ce8">
            <text:p>36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2" table:formula="of:=INDEX($$dbNiveis;[.E62];[.F62])" table:style-name="ce8">
            <text:p>12</text:p>
          </table:table-cell>
          <table:table-cell table:style-name="ce8"/>
          <table:table-cell office:value-type="float" office:value="37" table:style-name="ce8">
            <text:p>37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5" table:formula="of:=INDEX($$dbNiveis;[.E63];[.F63])" table:style-name="ce8">
            <text:p>15</text:p>
          </table:table-cell>
          <table:table-cell table:style-name="ce8"/>
          <table:table-cell office:value-type="float" office:value="38" table:style-name="ce8">
            <text:p>38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7" table:formula="of:=INDEX($$dbNiveis;[.E64];[.F64])" table:style-name="ce8">
            <text:p>17</text:p>
          </table:table-cell>
          <table:table-cell table:style-name="ce8"/>
          <table:table-cell office:value-type="float" office:value="39" table:style-name="ce8">
            <text:p>39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20" table:formula="of:=INDEX($$dbNiveis;[.E65];[.F65])" table:style-name="ce8">
            <text:p>20</text:p>
          </table:table-cell>
          <table:table-cell table:style-name="ce8"/>
          <table:table-cell office:value-type="float" office:value="40" table:style-name="ce8">
            <text:p>40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4" table:style-name="ce8">
            <text:p>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4" table:formula="of:=INDEX($$dbNiveis;[.E66];[.F66])" table:style-name="ce8">
            <text:p>4</text:p>
          </table:table-cell>
          <table:table-cell table:style-name="ce8"/>
          <table:table-cell office:value-type="float" office:value="41" table:style-name="ce8">
            <text:p>41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5" table:formula="of:=INDEX($$dbNiveis;[.E67];[.F67])" table:style-name="ce8">
            <text:p>5</text:p>
          </table:table-cell>
          <table:table-cell table:style-name="ce8"/>
          <table:table-cell office:value-type="float" office:value="42" table:style-name="ce8">
            <text:p>42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6" table:formula="of:=INDEX($$dbNiveis;[.E68];[.F68])" table:style-name="ce8">
            <text:p>6</text:p>
          </table:table-cell>
          <table:table-cell table:style-name="ce8"/>
          <table:table-cell office:value-type="float" office:value="43" table:style-name="ce8">
            <text:p>43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8" table:formula="of:=INDEX($$dbNiveis;[.E69];[.F69])" table:style-name="ce8">
            <text:p>8</text:p>
          </table:table-cell>
          <table:table-cell table:style-name="ce8"/>
          <table:table-cell office:value-type="float" office:value="44" table:style-name="ce8">
            <text:p>44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9" table:formula="of:=INDEX($$dbNiveis;[.E70];[.F70])" table:style-name="ce8">
            <text:p>9</text:p>
          </table:table-cell>
          <table:table-cell table:style-name="ce8"/>
          <table:table-cell office:value-type="float" office:value="45" table:style-name="ce8">
            <text:p>45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1" table:formula="of:=INDEX($$dbNiveis;[.E71];[.F71])" table:style-name="ce8">
            <text:p>11</text:p>
          </table:table-cell>
          <table:table-cell table:style-name="ce8"/>
          <table:table-cell office:value-type="float" office:value="46" table:style-name="ce8">
            <text:p>46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13" table:formula="of:=INDEX($$dbNiveis;[.E72];[.F72])" table:style-name="ce8">
            <text:p>13</text:p>
          </table:table-cell>
          <table:table-cell table:style-name="ce8"/>
          <table:table-cell office:value-type="float" office:value="47" table:style-name="ce8">
            <text:p>47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6" table:formula="of:=INDEX($$dbNiveis;[.E73];[.F73])" table:style-name="ce8">
            <text:p>16</text:p>
          </table:table-cell>
          <table:table-cell table:style-name="ce8"/>
          <table:table-cell office:value-type="float" office:value="48" table:style-name="ce8">
            <text:p>48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8" table:formula="of:=INDEX($$dbNiveis;[.E74];[.F74])" table:style-name="ce8">
            <text:p>18</text:p>
          </table:table-cell>
          <table:table-cell table:style-name="ce8"/>
          <table:table-cell office:value-type="float" office:value="49" table:style-name="ce8">
            <text:p>49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1" table:formula="of:=INDEX($$dbNiveis;[.E75];[.F75])" table:style-name="ce8">
            <text:p>21</text:p>
          </table:table-cell>
          <table:table-cell table:style-name="ce8"/>
          <table:table-cell office:value-type="float" office:value="50" table:style-name="ce8">
            <text:p>50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5" table:style-name="ce8">
            <text:p>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5" table:formula="of:=INDEX($$dbNiveis;[.E76];[.F76])" table:style-name="ce8">
            <text:p>5</text:p>
          </table:table-cell>
          <table:table-cell table:style-name="ce8"/>
          <table:table-cell office:value-type="float" office:value="51" table:style-name="ce8">
            <text:p>51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6" table:formula="of:=INDEX($$dbNiveis;[.E77];[.F77])" table:style-name="ce8">
            <text:p>6</text:p>
          </table:table-cell>
          <table:table-cell table:style-name="ce8"/>
          <table:table-cell office:value-type="float" office:value="52" table:style-name="ce8">
            <text:p>52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7" table:formula="of:=INDEX($$dbNiveis;[.E78];[.F78])" table:style-name="ce8">
            <text:p>7</text:p>
          </table:table-cell>
          <table:table-cell table:style-name="ce8"/>
          <table:table-cell office:value-type="float" office:value="53" table:style-name="ce8">
            <text:p>53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9" table:formula="of:=INDEX($$dbNiveis;[.E79];[.F79])" table:style-name="ce8">
            <text:p>9</text:p>
          </table:table-cell>
          <table:table-cell table:style-name="ce8"/>
          <table:table-cell office:value-type="float" office:value="54" table:style-name="ce8">
            <text:p>54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10" table:formula="of:=INDEX($$dbNiveis;[.E80];[.F80])" table:style-name="ce8">
            <text:p>10</text:p>
          </table:table-cell>
          <table:table-cell table:style-name="ce8"/>
          <table:table-cell office:value-type="float" office:value="55" table:style-name="ce8">
            <text:p>55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2" table:formula="of:=INDEX($$dbNiveis;[.E81];[.F81])" table:style-name="ce8">
            <text:p>12</text:p>
          </table:table-cell>
          <table:table-cell table:style-name="ce8"/>
          <table:table-cell office:value-type="float" office:value="56" table:style-name="ce8">
            <text:p>56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4" table:formula="of:=INDEX($$dbNiveis;[.E82];[.F82])" table:style-name="ce8">
            <text:p>14</text:p>
          </table:table-cell>
          <table:table-cell table:style-name="ce8"/>
          <table:table-cell office:value-type="float" office:value="57" table:style-name="ce8">
            <text:p>57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7" table:formula="of:=INDEX($$dbNiveis;[.E83];[.F83])" table:style-name="ce8">
            <text:p>17</text:p>
          </table:table-cell>
          <table:table-cell table:style-name="ce8"/>
          <table:table-cell office:value-type="float" office:value="58" table:style-name="ce8">
            <text:p>58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19" table:formula="of:=INDEX($$dbNiveis;[.E84];[.F84])" table:style-name="ce8">
            <text:p>19</text:p>
          </table:table-cell>
          <table:table-cell table:style-name="ce8"/>
          <table:table-cell office:value-type="float" office:value="59" table:style-name="ce8">
            <text:p>59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22" table:formula="of:=INDEX($$dbNiveis;[.E85];[.F85])" table:style-name="ce8">
            <text:p>22</text:p>
          </table:table-cell>
          <table:table-cell table:style-name="ce8"/>
          <table:table-cell office:value-type="float" office:value="60" table:style-name="ce8">
            <text:p>60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6" table:style-name="ce8">
            <text:p>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6" table:formula="of:=INDEX($$dbNiveis;[.E86];[.F86])" table:style-name="ce8">
            <text:p>6</text:p>
          </table:table-cell>
          <table:table-cell table:style-name="ce8"/>
          <table:table-cell office:value-type="float" office:value="61" table:style-name="ce8">
            <text:p>61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7" table:formula="of:=INDEX($$dbNiveis;[.E87];[.F87])" table:style-name="ce8">
            <text:p>7</text:p>
          </table:table-cell>
          <table:table-cell table:style-name="ce8"/>
          <table:table-cell office:value-type="float" office:value="62" table:style-name="ce8">
            <text:p>62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8" table:formula="of:=INDEX($$dbNiveis;[.E88];[.F88])" table:style-name="ce8">
            <text:p>8</text:p>
          </table:table-cell>
          <table:table-cell table:style-name="ce8"/>
          <table:table-cell office:value-type="float" office:value="63" table:style-name="ce8">
            <text:p>63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0" table:formula="of:=INDEX($$dbNiveis;[.E89];[.F89])" table:style-name="ce8">
            <text:p>10</text:p>
          </table:table-cell>
          <table:table-cell table:style-name="ce8"/>
          <table:table-cell office:value-type="float" office:value="64" table:style-name="ce8">
            <text:p>64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11" table:formula="of:=INDEX($$dbNiveis;[.E90];[.F90])" table:style-name="ce8">
            <text:p>11</text:p>
          </table:table-cell>
          <table:table-cell table:style-name="ce8"/>
          <table:table-cell office:value-type="float" office:value="65" table:style-name="ce8">
            <text:p>65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3" table:formula="of:=INDEX($$dbNiveis;[.E91];[.F91])" table:style-name="ce8">
            <text:p>13</text:p>
          </table:table-cell>
          <table:table-cell table:style-name="ce8"/>
          <table:table-cell office:value-type="float" office:value="66" table:style-name="ce8">
            <text:p>66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7" table:formula="of:=[.F77]+1" table:style-name="ce8">
            <text:p>7</text:p>
          </table:table-cell>
          <table:table-cell office:value-type="float" office:value="15" table:formula="of:=INDEX($$dbNiveis;[.E92];[.F92])" table:style-name="ce8">
            <text:p>15</text:p>
          </table:table-cell>
          <table:table-cell table:style-name="ce8"/>
          <table:table-cell office:value-type="float" office:value="67" table:style-name="ce8">
            <text:p>67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7" table:formula="of:=[.F78]+1" table:style-name="ce8">
            <text:p>7</text:p>
          </table:table-cell>
          <table:table-cell office:value-type="float" office:value="18" table:formula="of:=INDEX($$dbNiveis;[.E93];[.F93])" table:style-name="ce8">
            <text:p>18</text:p>
          </table:table-cell>
          <table:table-cell table:style-name="ce8"/>
          <table:table-cell office:value-type="float" office:value="68" table:style-name="ce8">
            <text:p>68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7" table:formula="of:=[.F79]+1" table:style-name="ce8">
            <text:p>7</text:p>
          </table:table-cell>
          <table:table-cell office:value-type="float" office:value="20" table:formula="of:=INDEX($$dbNiveis;[.E94];[.F94])" table:style-name="ce8">
            <text:p>20</text:p>
          </table:table-cell>
          <table:table-cell table:style-name="ce8"/>
          <table:table-cell office:value-type="float" office:value="69" table:style-name="ce8">
            <text:p>69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7" table:formula="of:=[.F80]+1" table:style-name="ce8">
            <text:p>7</text:p>
          </table:table-cell>
          <table:table-cell office:value-type="float" office:value="23" table:formula="of:=INDEX($$dbNiveis;[.E95];[.F95])" table:style-name="ce8">
            <text:p>23</text:p>
          </table:table-cell>
          <table:table-cell table:style-name="ce8"/>
          <table:table-cell office:value-type="float" office:value="70" table:style-name="ce8">
            <text:p>70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7" table:style-name="ce8">
            <text:p>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7" table:formula="of:=INDEX($$dbNiveis;[.E96];[.F96])" table:style-name="ce8">
            <text:p>7</text:p>
          </table:table-cell>
          <table:table-cell table:style-name="ce8"/>
          <table:table-cell office:value-type="float" office:value="71" table:style-name="ce8">
            <text:p>71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8" table:formula="of:=INDEX($$dbNiveis;[.E97];[.F97])" table:style-name="ce8">
            <text:p>8</text:p>
          </table:table-cell>
          <table:table-cell table:style-name="ce8"/>
          <table:table-cell office:value-type="float" office:value="72" table:style-name="ce8">
            <text:p>72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9" table:formula="of:=INDEX($$dbNiveis;[.E98];[.F98])" table:style-name="ce8">
            <text:p>9</text:p>
          </table:table-cell>
          <table:table-cell table:style-name="ce8"/>
          <table:table-cell office:value-type="float" office:value="73" table:style-name="ce8">
            <text:p>73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11" table:formula="of:=INDEX($$dbNiveis;[.E99];[.F99])" table:style-name="ce8">
            <text:p>11</text:p>
          </table:table-cell>
          <table:table-cell table:style-name="ce8"/>
          <table:table-cell office:value-type="float" office:value="74" table:style-name="ce8">
            <text:p>74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formula="of:=INDEX($$dbNiveis;[.E100];[.F100])" table:style-name="ce8">
            <text:p>12</text:p>
          </table:table-cell>
          <table:table-cell table:style-name="ce8"/>
          <table:table-cell office:value-type="float" office:value="75" table:style-name="ce8">
            <text:p>75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8" table:formula="of:=[.F86]+1" table:style-name="ce8">
            <text:p>8</text:p>
          </table:table-cell>
          <table:table-cell office:value-type="float" office:value="14" table:formula="of:=INDEX($$dbNiveis;[.E101];[.F101])" table:style-name="ce8">
            <text:p>14</text:p>
          </table:table-cell>
          <table:table-cell table:style-name="ce8"/>
          <table:table-cell office:value-type="float" office:value="76" table:style-name="ce8">
            <text:p>76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8" table:formula="of:=[.F87]+1" table:style-name="ce8">
            <text:p>8</text:p>
          </table:table-cell>
          <table:table-cell office:value-type="float" office:value="16" table:formula="of:=INDEX($$dbNiveis;[.E102];[.F102])" table:style-name="ce8">
            <text:p>16</text:p>
          </table:table-cell>
          <table:table-cell table:style-name="ce8"/>
          <table:table-cell office:value-type="float" office:value="77" table:style-name="ce8">
            <text:p>77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8" table:formula="of:=[.F88]+1" table:style-name="ce8">
            <text:p>8</text:p>
          </table:table-cell>
          <table:table-cell office:value-type="float" office:value="19" table:formula="of:=INDEX($$dbNiveis;[.E103];[.F103])" table:style-name="ce8">
            <text:p>19</text:p>
          </table:table-cell>
          <table:table-cell table:style-name="ce8"/>
          <table:table-cell office:value-type="float" office:value="78" table:style-name="ce8">
            <text:p>78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8" table:formula="of:=[.F89]+1" table:style-name="ce8">
            <text:p>8</text:p>
          </table:table-cell>
          <table:table-cell office:value-type="float" office:value="21" table:formula="of:=INDEX($$dbNiveis;[.E104];[.F104])" table:style-name="ce8">
            <text:p>21</text:p>
          </table:table-cell>
          <table:table-cell table:style-name="ce8"/>
          <table:table-cell office:value-type="float" office:value="79" table:style-name="ce8">
            <text:p>79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8" table:formula="of:=[.F90]+1" table:style-name="ce8">
            <text:p>8</text:p>
          </table:table-cell>
          <table:table-cell office:value-type="float" office:value="24" table:formula="of:=INDEX($$dbNiveis;[.E105];[.F105])" table:style-name="ce8">
            <text:p>24</text:p>
          </table:table-cell>
          <table:table-cell table:style-name="ce8"/>
          <table:table-cell office:value-type="float" office:value="80" table:style-name="ce8">
            <text:p>80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8" table:style-name="ce8">
            <text:p>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8" table:formula="of:=INDEX($$dbNiveis;[.E106];[.F106])" table:style-name="ce8">
            <text:p>8</text:p>
          </table:table-cell>
          <table:table-cell table:style-name="ce8"/>
          <table:table-cell office:value-type="float" office:value="81" table:style-name="ce8">
            <text:p>81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9" table:formula="of:=INDEX($$dbNiveis;[.E107];[.F107])" table:style-name="ce8">
            <text:p>9</text:p>
          </table:table-cell>
          <table:table-cell table:style-name="ce8"/>
          <table:table-cell office:value-type="float" office:value="82" table:style-name="ce8">
            <text:p>82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0" table:formula="of:=INDEX($$dbNiveis;[.E108];[.F108])" table:style-name="ce8">
            <text:p>10</text:p>
          </table:table-cell>
          <table:table-cell table:style-name="ce8"/>
          <table:table-cell office:value-type="float" office:value="83" table:style-name="ce8">
            <text:p>83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2" table:formula="of:=INDEX($$dbNiveis;[.E109];[.F109])" table:style-name="ce8">
            <text:p>12</text:p>
          </table:table-cell>
          <table:table-cell table:style-name="ce8"/>
          <table:table-cell office:value-type="float" office:value="84" table:style-name="ce8">
            <text:p>84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13" table:formula="of:=INDEX($$dbNiveis;[.E110];[.F110])" table:style-name="ce8">
            <text:p>13</text:p>
          </table:table-cell>
          <table:table-cell table:style-name="ce8"/>
          <table:table-cell office:value-type="float" office:value="85" table:style-name="ce8">
            <text:p>85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formula="of:=INDEX($$dbNiveis;[.E111];[.F111])" table:style-name="ce8">
            <text:p>15</text:p>
          </table:table-cell>
          <table:table-cell table:style-name="ce8"/>
          <table:table-cell office:value-type="float" office:value="86" table:style-name="ce8">
            <text:p>86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7" table:formula="of:=INDEX($$dbNiveis;[.E112];[.F112])" table:style-name="ce8">
            <text:p>17</text:p>
          </table:table-cell>
          <table:table-cell table:style-name="ce8"/>
          <table:table-cell office:value-type="float" office:value="87" table:style-name="ce8">
            <text:p>87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20" table:formula="of:=INDEX($$dbNiveis;[.E113];[.F113])" table:style-name="ce8">
            <text:p>20</text:p>
          </table:table-cell>
          <table:table-cell table:style-name="ce8"/>
          <table:table-cell office:value-type="float" office:value="88" table:style-name="ce8">
            <text:p>88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22" table:formula="of:=INDEX($$dbNiveis;[.E114];[.F114])" table:style-name="ce8">
            <text:p>22</text:p>
          </table:table-cell>
          <table:table-cell table:style-name="ce8"/>
          <table:table-cell office:value-type="float" office:value="89" table:style-name="ce8">
            <text:p>89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25" table:formula="of:=INDEX($$dbNiveis;[.E115];[.F115])" table:style-name="ce8">
            <text:p>25</text:p>
          </table:table-cell>
          <table:table-cell table:style-name="ce8"/>
          <table:table-cell office:value-type="float" office:value="90" table:style-name="ce8">
            <text:p>90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9" table:style-name="ce8">
            <text:p>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9" table:formula="of:=INDEX($$dbNiveis;[.E116];[.F116])" table:style-name="ce8">
            <text:p>9</text:p>
          </table:table-cell>
          <table:table-cell table:style-name="ce8"/>
          <table:table-cell office:value-type="float" office:value="91" table:style-name="ce8">
            <text:p>91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0" table:formula="of:=INDEX($$dbNiveis;[.E117];[.F117])" table:style-name="ce8">
            <text:p>10</text:p>
          </table:table-cell>
          <table:table-cell table:style-name="ce8"/>
          <table:table-cell office:value-type="float" office:value="92" table:style-name="ce8">
            <text:p>92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1" table:formula="of:=INDEX($$dbNiveis;[.E118];[.F118])" table:style-name="ce8">
            <text:p>11</text:p>
          </table:table-cell>
          <table:table-cell table:style-name="ce8"/>
          <table:table-cell office:value-type="float" office:value="93" table:style-name="ce8">
            <text:p>93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13" table:formula="of:=INDEX($$dbNiveis;[.E119];[.F119])" table:style-name="ce8">
            <text:p>13</text:p>
          </table:table-cell>
          <table:table-cell table:style-name="ce8"/>
          <table:table-cell office:value-type="float" office:value="94" table:style-name="ce8">
            <text:p>94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formula="of:=INDEX($$dbNiveis;[.E120];[.F120])" table:style-name="ce8">
            <text:p>14</text:p>
          </table:table-cell>
          <table:table-cell table:style-name="ce8"/>
          <table:table-cell office:value-type="float" office:value="95" table:style-name="ce8">
            <text:p>95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0" table:formula="of:=[.F106]+1" table:style-name="ce8">
            <text:p>10</text:p>
          </table:table-cell>
          <table:table-cell office:value-type="float" office:value="16" table:formula="of:=INDEX($$dbNiveis;[.E121];[.F121])" table:style-name="ce8">
            <text:p>16</text:p>
          </table:table-cell>
          <table:table-cell table:style-name="ce8"/>
          <table:table-cell office:value-type="float" office:value="96" table:style-name="ce8">
            <text:p>96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0" table:formula="of:=[.F107]+1" table:style-name="ce8">
            <text:p>10</text:p>
          </table:table-cell>
          <table:table-cell office:value-type="float" office:value="18" table:formula="of:=INDEX($$dbNiveis;[.E122];[.F122])" table:style-name="ce8">
            <text:p>18</text:p>
          </table:table-cell>
          <table:table-cell table:style-name="ce8"/>
          <table:table-cell office:value-type="float" office:value="97" table:style-name="ce8">
            <text:p>97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0" table:formula="of:=[.F108]+1" table:style-name="ce8">
            <text:p>10</text:p>
          </table:table-cell>
          <table:table-cell office:value-type="float" office:value="21" table:formula="of:=INDEX($$dbNiveis;[.E123];[.F123])" table:style-name="ce8">
            <text:p>21</text:p>
          </table:table-cell>
          <table:table-cell table:style-name="ce8"/>
          <table:table-cell office:value-type="float" office:value="98" table:style-name="ce8">
            <text:p>98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0" table:formula="of:=[.F109]+1" table:style-name="ce8">
            <text:p>10</text:p>
          </table:table-cell>
          <table:table-cell office:value-type="float" office:value="23" table:formula="of:=INDEX($$dbNiveis;[.E124];[.F124])" table:style-name="ce8">
            <text:p>23</text:p>
          </table:table-cell>
          <table:table-cell table:style-name="ce8"/>
          <table:table-cell office:value-type="float" office:value="99" table:style-name="ce8">
            <text:p>99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0" table:formula="of:=[.F110]+1" table:style-name="ce8">
            <text:p>10</text:p>
          </table:table-cell>
          <table:table-cell office:value-type="float" office:value="26" table:formula="of:=INDEX($$dbNiveis;[.E125];[.F125])" table:style-name="ce8">
            <text:p>26</text:p>
          </table:table-cell>
          <table:table-cell table:style-name="ce8"/>
          <table:table-cell office:value-type="float" office:value="100" table:style-name="ce8">
            <text:p>100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10" table:style-name="ce8">
            <text:p>1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0" table:formula="of:=INDEX($$dbNiveis;[.E126];[.F126])" table:style-name="ce8">
            <text:p>10</text:p>
          </table:table-cell>
          <table:table-cell table:style-name="ce8"/>
          <table:table-cell office:value-type="float" office:value="101" table:style-name="ce8">
            <text:p>101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1" table:formula="of:=INDEX($$dbNiveis;[.E127];[.F127])" table:style-name="ce8">
            <text:p>11</text:p>
          </table:table-cell>
          <table:table-cell table:style-name="ce8"/>
          <table:table-cell office:value-type="float" office:value="102" table:style-name="ce8">
            <text:p>102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2" table:formula="of:=INDEX($$dbNiveis;[.E128];[.F128])" table:style-name="ce8">
            <text:p>12</text:p>
          </table:table-cell>
          <table:table-cell table:style-name="ce8"/>
          <table:table-cell office:value-type="float" office:value="103" table:style-name="ce8">
            <text:p>103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4" table:formula="of:=INDEX($$dbNiveis;[.E129];[.F129])" table:style-name="ce8">
            <text:p>14</text:p>
          </table:table-cell>
          <table:table-cell table:style-name="ce8"/>
          <table:table-cell office:value-type="float" office:value="104" table:style-name="ce8">
            <text:p>104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15" table:formula="of:=INDEX($$dbNiveis;[.E130];[.F130])" table:style-name="ce8">
            <text:p>15</text:p>
          </table:table-cell>
          <table:table-cell table:style-name="ce8"/>
          <table:table-cell office:value-type="float" office:value="105" table:style-name="ce8">
            <text:p>105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1" table:formula="of:=[.F116]+1" table:style-name="ce8">
            <text:p>11</text:p>
          </table:table-cell>
          <table:table-cell office:value-type="float" office:value="17" table:formula="of:=INDEX($$dbNiveis;[.E131];[.F131])" table:style-name="ce8">
            <text:p>17</text:p>
          </table:table-cell>
          <table:table-cell table:style-name="ce8"/>
          <table:table-cell office:value-type="float" office:value="106" table:style-name="ce8">
            <text:p>106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1" table:formula="of:=[.F117]+1" table:style-name="ce8">
            <text:p>11</text:p>
          </table:table-cell>
          <table:table-cell office:value-type="float" office:value="19" table:formula="of:=INDEX($$dbNiveis;[.E132];[.F132])" table:style-name="ce8">
            <text:p>19</text:p>
          </table:table-cell>
          <table:table-cell table:style-name="ce8"/>
          <table:table-cell office:value-type="float" office:value="107" table:style-name="ce8">
            <text:p>107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1" table:formula="of:=[.F118]+1" table:style-name="ce8">
            <text:p>11</text:p>
          </table:table-cell>
          <table:table-cell office:value-type="float" office:value="22" table:formula="of:=INDEX($$dbNiveis;[.E133];[.F133])" table:style-name="ce8">
            <text:p>22</text:p>
          </table:table-cell>
          <table:table-cell table:style-name="ce8"/>
          <table:table-cell office:value-type="float" office:value="108" table:style-name="ce8">
            <text:p>108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1" table:formula="of:=[.F119]+1" table:style-name="ce8">
            <text:p>11</text:p>
          </table:table-cell>
          <table:table-cell office:value-type="float" office:value="24" table:formula="of:=INDEX($$dbNiveis;[.E134];[.F134])" table:style-name="ce8">
            <text:p>24</text:p>
          </table:table-cell>
          <table:table-cell table:style-name="ce8"/>
          <table:table-cell office:value-type="float" office:value="109" table:style-name="ce8">
            <text:p>109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1" table:formula="of:=[.F120]+1" table:style-name="ce8">
            <text:p>11</text:p>
          </table:table-cell>
          <table:table-cell office:value-type="float" office:value="27" table:formula="of:=INDEX($$dbNiveis;[.E135];[.F135])" table:style-name="ce8">
            <text:p>27</text:p>
          </table:table-cell>
          <table:table-cell table:style-name="ce8"/>
          <table:table-cell office:value-type="float" office:value="110" table:style-name="ce8">
            <text:p>110</text:p>
          </table:table-cell>
          <table:table-cell office:value-type="float" office:value="27" table:style-name="ce8">
            <text:p>27</text:p>
          </table:table-cell>
          <table:table-cell office:value-type="float" office:value="3200" table:style-name="ce8">
            <text:p>3200</text:p>
          </table:table-cell>
          <table:table-cell office:value-type="float" office:value="11" table:style-name="ce8">
            <text:p>1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1" table:formula="of:=INDEX($$dbNiveis;[.E136];[.F136])" table:style-name="ce8">
            <text:p>11</text:p>
          </table:table-cell>
          <table:table-cell table:style-name="ce8"/>
          <table:table-cell office:value-type="float" office:value="111" table:style-name="ce8">
            <text:p>111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2" table:formula="of:=INDEX($$dbNiveis;[.E137];[.F137])" table:style-name="ce8">
            <text:p>12</text:p>
          </table:table-cell>
          <table:table-cell table:style-name="ce8"/>
          <table:table-cell office:value-type="float" office:value="112" table:style-name="ce8">
            <text:p>112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3" table:formula="of:=INDEX($$dbNiveis;[.E138];[.F138])" table:style-name="ce8">
            <text:p>13</text:p>
          </table:table-cell>
          <table:table-cell table:style-name="ce8"/>
          <table:table-cell office:value-type="float" office:value="113" table:style-name="ce8">
            <text:p>113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5" table:formula="of:=INDEX($$dbNiveis;[.E139];[.F139])" table:style-name="ce8">
            <text:p>15</text:p>
          </table:table-cell>
          <table:table-cell table:style-name="ce8"/>
          <table:table-cell office:value-type="float" office:value="114" table:style-name="ce8">
            <text:p>114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6" table:formula="of:=INDEX($$dbNiveis;[.E140];[.F140])" table:style-name="ce8">
            <text:p>16</text:p>
          </table:table-cell>
          <table:table-cell table:style-name="ce8"/>
          <table:table-cell office:value-type="float" office:value="115" table:style-name="ce8">
            <text:p>115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8" table:formula="of:=INDEX($$dbNiveis;[.E141];[.F141])" table:style-name="ce8">
            <text:p>18</text:p>
          </table:table-cell>
          <table:table-cell table:style-name="ce8"/>
          <table:table-cell office:value-type="float" office:value="116" table:style-name="ce8">
            <text:p>116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20" table:formula="of:=INDEX($$dbNiveis;[.E142];[.F142])" table:style-name="ce8">
            <text:p>20</text:p>
          </table:table-cell>
          <table:table-cell table:style-name="ce8"/>
          <table:table-cell office:value-type="float" office:value="117" table:style-name="ce8">
            <text:p>117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2" table:formula="of:=[.F128]+1" table:style-name="ce8">
            <text:p>12</text:p>
          </table:table-cell>
          <table:table-cell office:value-type="float" office:value="23" table:formula="of:=INDEX($$dbNiveis;[.E143];[.F143])" table:style-name="ce8">
            <text:p>23</text:p>
          </table:table-cell>
          <table:table-cell table:style-name="ce8"/>
          <table:table-cell office:value-type="float" office:value="118" table:style-name="ce8">
            <text:p>118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2" table:formula="of:=[.F129]+1" table:style-name="ce8">
            <text:p>12</text:p>
          </table:table-cell>
          <table:table-cell office:value-type="float" office:value="25" table:formula="of:=INDEX($$dbNiveis;[.E144];[.F144])" table:style-name="ce8">
            <text:p>25</text:p>
          </table:table-cell>
          <table:table-cell table:style-name="ce8"/>
          <table:table-cell office:value-type="float" office:value="119" table:style-name="ce8">
            <text:p>119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2" table:formula="of:=[.F130]+1" table:style-name="ce8">
            <text:p>12</text:p>
          </table:table-cell>
          <table:table-cell office:value-type="float" office:value="28" table:formula="of:=INDEX($$dbNiveis;[.E145];[.F145])" table:style-name="ce8">
            <text:p>28</text:p>
          </table:table-cell>
          <table:table-cell table:style-name="ce8"/>
          <table:table-cell office:value-type="float" office:value="120" table:style-name="ce8">
            <text:p>120</text:p>
          </table:table-cell>
          <table:table-cell office:value-type="float" office:value="28" table:style-name="ce8">
            <text:p>28</text:p>
          </table:table-cell>
          <table:table-cell office:value-type="float" office:value="3200" table:style-name="ce8">
            <text:p>3200</text:p>
          </table:table-cell>
          <table:table-cell office:value-type="float" office:value="12" table:style-name="ce8">
            <text:p>1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formula="of:=INDEX($$dbNiveis;[.E146];[.F146])" table:style-name="ce8">
            <text:p>0</text:p>
          </table:table-cell>
          <table:table-cell table:style-name="ce8"/>
          <table:table-cell office:value-type="float" office:value="121" table:style-name="ce8">
            <text:p>121</text:p>
          </table:table-cell>
          <table:table-cell office:value-type="float" office:value="0" table:style-name="ce8">
            <text:p>0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formula="of:=INDEX($$dbNiveis;[.E147];[.F147])" table:style-name="ce8">
            <text:p>1</text:p>
          </table:table-cell>
          <table:table-cell table:style-name="ce8"/>
          <table:table-cell office:value-type="float" office:value="122" table:style-name="ce8">
            <text:p>122</text:p>
          </table:table-cell>
          <table:table-cell office:value-type="float" office:value="1" table:style-name="ce8">
            <text:p>1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2" table:formula="of:=INDEX($$dbNiveis;[.E148];[.F148])" table:style-name="ce8">
            <text:p>2</text:p>
          </table:table-cell>
          <table:table-cell table:style-name="ce8"/>
          <table:table-cell office:value-type="float" office:value="123" table:style-name="ce8">
            <text:p>123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4" table:formula="of:=INDEX($$dbNiveis;[.E149];[.F149])" table:style-name="ce8">
            <text:p>4</text:p>
          </table:table-cell>
          <table:table-cell table:style-name="ce8"/>
          <table:table-cell office:value-type="float" office:value="124" table:style-name="ce8">
            <text:p>124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5" table:formula="of:=INDEX($$dbNiveis;[.E150];[.F150])" table:style-name="ce8">
            <text:p>5</text:p>
          </table:table-cell>
          <table:table-cell table:style-name="ce8"/>
          <table:table-cell office:value-type="float" office:value="125" table:style-name="ce8">
            <text:p>125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7" table:formula="of:=INDEX($$dbNiveis;[.E151];[.F151])" table:style-name="ce8">
            <text:p>7</text:p>
          </table:table-cell>
          <table:table-cell table:style-name="ce8"/>
          <table:table-cell office:value-type="float" office:value="126" table:style-name="ce8">
            <text:p>126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INDEX($$dbNiveis;[.E152];[.F152])" table:style-name="ce8">
            <text:p>9</text:p>
          </table:table-cell>
          <table:table-cell table:style-name="ce8"/>
          <table:table-cell office:value-type="float" office:value="127" table:style-name="ce8">
            <text:p>127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12" table:formula="of:=INDEX($$dbNiveis;[.E153];[.F153])" table:style-name="ce8">
            <text:p>12</text:p>
          </table:table-cell>
          <table:table-cell table:style-name="ce8"/>
          <table:table-cell office:value-type="float" office:value="128" table:style-name="ce8">
            <text:p>128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4" table:formula="of:=INDEX($$dbNiveis;[.E154];[.F154])" table:style-name="ce8">
            <text:p>14</text:p>
          </table:table-cell>
          <table:table-cell table:style-name="ce8"/>
          <table:table-cell office:value-type="float" office:value="129" table:style-name="ce8">
            <text:p>129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7" table:formula="of:=INDEX($$dbNiveis;[.E155];[.F155])" table:style-name="ce8">
            <text:p>17</text:p>
          </table:table-cell>
          <table:table-cell table:style-name="ce8"/>
          <table:table-cell office:value-type="float" office:value="130" table:style-name="ce8">
            <text:p>130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13" table:style-name="ce8">
            <text:p>1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formula="of:=INDEX($$dbNiveis;[.E156];[.F156])" table:style-name="ce8">
            <text:p>1</text:p>
          </table:table-cell>
          <table:table-cell table:style-name="ce8"/>
          <table:table-cell office:value-type="float" office:value="131" table:style-name="ce8">
            <text:p>131</text:p>
          </table:table-cell>
          <table:table-cell office:value-type="float" office:value="1" table:style-name="ce8">
            <text:p>1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formula="of:=INDEX($$dbNiveis;[.E157];[.F157])" table:style-name="ce8">
            <text:p>2</text:p>
          </table:table-cell>
          <table:table-cell table:style-name="ce8"/>
          <table:table-cell office:value-type="float" office:value="132" table:style-name="ce8">
            <text:p>132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3" table:formula="of:=INDEX($$dbNiveis;[.E158];[.F158])" table:style-name="ce8">
            <text:p>3</text:p>
          </table:table-cell>
          <table:table-cell table:style-name="ce8"/>
          <table:table-cell office:value-type="float" office:value="133" table:style-name="ce8">
            <text:p>133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5" table:formula="of:=INDEX($$dbNiveis;[.E159];[.F159])" table:style-name="ce8">
            <text:p>5</text:p>
          </table:table-cell>
          <table:table-cell table:style-name="ce8"/>
          <table:table-cell office:value-type="float" office:value="134" table:style-name="ce8">
            <text:p>134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6" table:formula="of:=INDEX($$dbNiveis;[.E160];[.F160])" table:style-name="ce8">
            <text:p>6</text:p>
          </table:table-cell>
          <table:table-cell table:style-name="ce8"/>
          <table:table-cell office:value-type="float" office:value="135" table:style-name="ce8">
            <text:p>135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8" table:formula="of:=INDEX($$dbNiveis;[.E161];[.F161])" table:style-name="ce8">
            <text:p>8</text:p>
          </table:table-cell>
          <table:table-cell table:style-name="ce8"/>
          <table:table-cell office:value-type="float" office:value="136" table:style-name="ce8">
            <text:p>136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0" table:formula="of:=INDEX($$dbNiveis;[.E162];[.F162])" table:style-name="ce8">
            <text:p>10</text:p>
          </table:table-cell>
          <table:table-cell table:style-name="ce8"/>
          <table:table-cell office:value-type="float" office:value="137" table:style-name="ce8">
            <text:p>137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3" table:formula="of:=INDEX($$dbNiveis;[.E163];[.F163])" table:style-name="ce8">
            <text:p>13</text:p>
          </table:table-cell>
          <table:table-cell table:style-name="ce8"/>
          <table:table-cell office:value-type="float" office:value="138" table:style-name="ce8">
            <text:p>138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INDEX($$dbNiveis;[.E164];[.F164])" table:style-name="ce8">
            <text:p>15</text:p>
          </table:table-cell>
          <table:table-cell table:style-name="ce8"/>
          <table:table-cell office:value-type="float" office:value="139" table:style-name="ce8">
            <text:p>139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18" table:formula="of:=INDEX($$dbNiveis;[.E165];[.F165])" table:style-name="ce8">
            <text:p>18</text:p>
          </table:table-cell>
          <table:table-cell table:style-name="ce8"/>
          <table:table-cell office:value-type="float" office:value="140" table:style-name="ce8">
            <text:p>140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14" table:style-name="ce8">
            <text:p>1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formula="of:=INDEX($$dbNiveis;[.E166];[.F166])" table:style-name="ce8">
            <text:p>2</text:p>
          </table:table-cell>
          <table:table-cell table:style-name="ce8"/>
          <table:table-cell office:value-type="float" office:value="141" table:style-name="ce8">
            <text:p>141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3" table:formula="of:=INDEX($$dbNiveis;[.E167];[.F167])" table:style-name="ce8">
            <text:p>3</text:p>
          </table:table-cell>
          <table:table-cell table:style-name="ce8"/>
          <table:table-cell office:value-type="float" office:value="142" table:style-name="ce8">
            <text:p>142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4" table:formula="of:=INDEX($$dbNiveis;[.E168];[.F168])" table:style-name="ce8">
            <text:p>4</text:p>
          </table:table-cell>
          <table:table-cell table:style-name="ce8"/>
          <table:table-cell office:value-type="float" office:value="143" table:style-name="ce8">
            <text:p>143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6" table:formula="of:=INDEX($$dbNiveis;[.E169];[.F169])" table:style-name="ce8">
            <text:p>6</text:p>
          </table:table-cell>
          <table:table-cell table:style-name="ce8"/>
          <table:table-cell office:value-type="float" office:value="144" table:style-name="ce8">
            <text:p>144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7" table:formula="of:=INDEX($$dbNiveis;[.E170];[.F170])" table:style-name="ce8">
            <text:p>7</text:p>
          </table:table-cell>
          <table:table-cell table:style-name="ce8"/>
          <table:table-cell office:value-type="float" office:value="145" table:style-name="ce8">
            <text:p>145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INDEX($$dbNiveis;[.E171];[.F171])" table:style-name="ce8">
            <text:p>9</text:p>
          </table:table-cell>
          <table:table-cell table:style-name="ce8"/>
          <table:table-cell office:value-type="float" office:value="146" table:style-name="ce8">
            <text:p>146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1" table:formula="of:=INDEX($$dbNiveis;[.E172];[.F172])" table:style-name="ce8">
            <text:p>11</text:p>
          </table:table-cell>
          <table:table-cell table:style-name="ce8"/>
          <table:table-cell office:value-type="float" office:value="147" table:style-name="ce8">
            <text:p>147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4" table:formula="of:=INDEX($$dbNiveis;[.E173];[.F173])" table:style-name="ce8">
            <text:p>14</text:p>
          </table:table-cell>
          <table:table-cell table:style-name="ce8"/>
          <table:table-cell office:value-type="float" office:value="148" table:style-name="ce8">
            <text:p>148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16" table:formula="of:=INDEX($$dbNiveis;[.E174];[.F174])" table:style-name="ce8">
            <text:p>16</text:p>
          </table:table-cell>
          <table:table-cell table:style-name="ce8"/>
          <table:table-cell office:value-type="float" office:value="149" table:style-name="ce8">
            <text:p>149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19" table:formula="of:=INDEX($$dbNiveis;[.E175];[.F175])" table:style-name="ce8">
            <text:p>19</text:p>
          </table:table-cell>
          <table:table-cell table:style-name="ce8"/>
          <table:table-cell office:value-type="float" office:value="150" table:style-name="ce8">
            <text:p>150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15" table:style-name="ce8">
            <text:p>1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3" table:formula="of:=INDEX($$dbNiveis;[.E176];[.F176])" table:style-name="ce8">
            <text:p>3</text:p>
          </table:table-cell>
          <table:table-cell table:style-name="ce8"/>
          <table:table-cell office:value-type="float" office:value="151" table:style-name="ce8">
            <text:p>151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4" table:formula="of:=INDEX($$dbNiveis;[.E177];[.F177])" table:style-name="ce8">
            <text:p>4</text:p>
          </table:table-cell>
          <table:table-cell table:style-name="ce8"/>
          <table:table-cell office:value-type="float" office:value="152" table:style-name="ce8">
            <text:p>152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formula="of:=INDEX($$dbNiveis;[.E178];[.F178])" table:style-name="ce8">
            <text:p>5</text:p>
          </table:table-cell>
          <table:table-cell table:style-name="ce8"/>
          <table:table-cell office:value-type="float" office:value="153" table:style-name="ce8">
            <text:p>153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7" table:formula="of:=INDEX($$dbNiveis;[.E179];[.F179])" table:style-name="ce8">
            <text:p>7</text:p>
          </table:table-cell>
          <table:table-cell table:style-name="ce8"/>
          <table:table-cell office:value-type="float" office:value="154" table:style-name="ce8">
            <text:p>154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8" table:formula="of:=INDEX($$dbNiveis;[.E180];[.F180])" table:style-name="ce8">
            <text:p>8</text:p>
          </table:table-cell>
          <table:table-cell table:style-name="ce8"/>
          <table:table-cell office:value-type="float" office:value="155" table:style-name="ce8">
            <text:p>155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0" table:formula="of:=INDEX($$dbNiveis;[.E181];[.F181])" table:style-name="ce8">
            <text:p>10</text:p>
          </table:table-cell>
          <table:table-cell table:style-name="ce8"/>
          <table:table-cell office:value-type="float" office:value="156" table:style-name="ce8">
            <text:p>156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2" table:formula="of:=INDEX($$dbNiveis;[.E182];[.F182])" table:style-name="ce8">
            <text:p>12</text:p>
          </table:table-cell>
          <table:table-cell table:style-name="ce8"/>
          <table:table-cell office:value-type="float" office:value="157" table:style-name="ce8">
            <text:p>157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5" table:formula="of:=INDEX($$dbNiveis;[.E183];[.F183])" table:style-name="ce8">
            <text:p>15</text:p>
          </table:table-cell>
          <table:table-cell table:style-name="ce8"/>
          <table:table-cell office:value-type="float" office:value="158" table:style-name="ce8">
            <text:p>158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7" table:formula="of:=INDEX($$dbNiveis;[.E184];[.F184])" table:style-name="ce8">
            <text:p>17</text:p>
          </table:table-cell>
          <table:table-cell table:style-name="ce8"/>
          <table:table-cell office:value-type="float" office:value="159" table:style-name="ce8">
            <text:p>159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20" table:formula="of:=INDEX($$dbNiveis;[.E185];[.F185])" table:style-name="ce8">
            <text:p>20</text:p>
          </table:table-cell>
          <table:table-cell table:style-name="ce8"/>
          <table:table-cell office:value-type="float" office:value="160" table:style-name="ce8">
            <text:p>160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16" table:style-name="ce8">
            <text:p>1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4" table:formula="of:=INDEX($$dbNiveis;[.E186];[.F186])" table:style-name="ce8">
            <text:p>4</text:p>
          </table:table-cell>
          <table:table-cell table:style-name="ce8"/>
          <table:table-cell office:value-type="float" office:value="161" table:style-name="ce8">
            <text:p>161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5" table:formula="of:=INDEX($$dbNiveis;[.E187];[.F187])" table:style-name="ce8">
            <text:p>5</text:p>
          </table:table-cell>
          <table:table-cell table:style-name="ce8"/>
          <table:table-cell office:value-type="float" office:value="162" table:style-name="ce8">
            <text:p>162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6" table:formula="of:=INDEX($$dbNiveis;[.E188];[.F188])" table:style-name="ce8">
            <text:p>6</text:p>
          </table:table-cell>
          <table:table-cell table:style-name="ce8"/>
          <table:table-cell office:value-type="float" office:value="163" table:style-name="ce8">
            <text:p>163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8" table:formula="of:=INDEX($$dbNiveis;[.E189];[.F189])" table:style-name="ce8">
            <text:p>8</text:p>
          </table:table-cell>
          <table:table-cell table:style-name="ce8"/>
          <table:table-cell office:value-type="float" office:value="164" table:style-name="ce8">
            <text:p>164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9" table:formula="of:=INDEX($$dbNiveis;[.E190];[.F190])" table:style-name="ce8">
            <text:p>9</text:p>
          </table:table-cell>
          <table:table-cell table:style-name="ce8"/>
          <table:table-cell office:value-type="float" office:value="165" table:style-name="ce8">
            <text:p>165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1" table:formula="of:=INDEX($$dbNiveis;[.E191];[.F191])" table:style-name="ce8">
            <text:p>11</text:p>
          </table:table-cell>
          <table:table-cell table:style-name="ce8"/>
          <table:table-cell office:value-type="float" office:value="166" table:style-name="ce8">
            <text:p>166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13" table:formula="of:=INDEX($$dbNiveis;[.E192];[.F192])" table:style-name="ce8">
            <text:p>13</text:p>
          </table:table-cell>
          <table:table-cell table:style-name="ce8"/>
          <table:table-cell office:value-type="float" office:value="167" table:style-name="ce8">
            <text:p>167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6" table:formula="of:=INDEX($$dbNiveis;[.E193];[.F193])" table:style-name="ce8">
            <text:p>16</text:p>
          </table:table-cell>
          <table:table-cell table:style-name="ce8"/>
          <table:table-cell office:value-type="float" office:value="168" table:style-name="ce8">
            <text:p>168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8" table:formula="of:=INDEX($$dbNiveis;[.E194];[.F194])" table:style-name="ce8">
            <text:p>18</text:p>
          </table:table-cell>
          <table:table-cell table:style-name="ce8"/>
          <table:table-cell office:value-type="float" office:value="169" table:style-name="ce8">
            <text:p>169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1" table:formula="of:=INDEX($$dbNiveis;[.E195];[.F195])" table:style-name="ce8">
            <text:p>21</text:p>
          </table:table-cell>
          <table:table-cell table:style-name="ce8"/>
          <table:table-cell office:value-type="float" office:value="170" table:style-name="ce8">
            <text:p>170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17" table:style-name="ce8">
            <text:p>1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5" table:formula="of:=INDEX($$dbNiveis;[.E196];[.F196])" table:style-name="ce8">
            <text:p>5</text:p>
          </table:table-cell>
          <table:table-cell table:style-name="ce8"/>
          <table:table-cell office:value-type="float" office:value="171" table:style-name="ce8">
            <text:p>171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6" table:formula="of:=INDEX($$dbNiveis;[.E197];[.F197])" table:style-name="ce8">
            <text:p>6</text:p>
          </table:table-cell>
          <table:table-cell table:style-name="ce8"/>
          <table:table-cell office:value-type="float" office:value="172" table:style-name="ce8">
            <text:p>172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7" table:formula="of:=INDEX($$dbNiveis;[.E198];[.F198])" table:style-name="ce8">
            <text:p>7</text:p>
          </table:table-cell>
          <table:table-cell table:style-name="ce8"/>
          <table:table-cell office:value-type="float" office:value="173" table:style-name="ce8">
            <text:p>173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9" table:formula="of:=INDEX($$dbNiveis;[.E199];[.F199])" table:style-name="ce8">
            <text:p>9</text:p>
          </table:table-cell>
          <table:table-cell table:style-name="ce8"/>
          <table:table-cell office:value-type="float" office:value="174" table:style-name="ce8">
            <text:p>174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10" table:formula="of:=INDEX($$dbNiveis;[.E200];[.F200])" table:style-name="ce8">
            <text:p>10</text:p>
          </table:table-cell>
          <table:table-cell table:style-name="ce8"/>
          <table:table-cell office:value-type="float" office:value="175" table:style-name="ce8">
            <text:p>175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2" table:formula="of:=INDEX($$dbNiveis;[.E201];[.F201])" table:style-name="ce8">
            <text:p>12</text:p>
          </table:table-cell>
          <table:table-cell table:style-name="ce8"/>
          <table:table-cell office:value-type="float" office:value="176" table:style-name="ce8">
            <text:p>176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4" table:formula="of:=INDEX($$dbNiveis;[.E202];[.F202])" table:style-name="ce8">
            <text:p>14</text:p>
          </table:table-cell>
          <table:table-cell table:style-name="ce8"/>
          <table:table-cell office:value-type="float" office:value="177" table:style-name="ce8">
            <text:p>177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7" table:formula="of:=INDEX($$dbNiveis;[.E203];[.F203])" table:style-name="ce8">
            <text:p>17</text:p>
          </table:table-cell>
          <table:table-cell table:style-name="ce8"/>
          <table:table-cell office:value-type="float" office:value="178" table:style-name="ce8">
            <text:p>178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19" table:formula="of:=INDEX($$dbNiveis;[.E204];[.F204])" table:style-name="ce8">
            <text:p>19</text:p>
          </table:table-cell>
          <table:table-cell table:style-name="ce8"/>
          <table:table-cell office:value-type="float" office:value="179" table:style-name="ce8">
            <text:p>179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22" table:formula="of:=INDEX($$dbNiveis;[.E205];[.F205])" table:style-name="ce8">
            <text:p>22</text:p>
          </table:table-cell>
          <table:table-cell table:style-name="ce8"/>
          <table:table-cell office:value-type="float" office:value="180" table:style-name="ce8">
            <text:p>180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18" table:style-name="ce8">
            <text:p>1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6" table:formula="of:=INDEX($$dbNiveis;[.E206];[.F206])" table:style-name="ce8">
            <text:p>6</text:p>
          </table:table-cell>
          <table:table-cell table:style-name="ce8"/>
          <table:table-cell office:value-type="float" office:value="181" table:style-name="ce8">
            <text:p>181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7" table:formula="of:=INDEX($$dbNiveis;[.E207];[.F207])" table:style-name="ce8">
            <text:p>7</text:p>
          </table:table-cell>
          <table:table-cell table:style-name="ce8"/>
          <table:table-cell office:value-type="float" office:value="182" table:style-name="ce8">
            <text:p>182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8" table:formula="of:=INDEX($$dbNiveis;[.E208];[.F208])" table:style-name="ce8">
            <text:p>8</text:p>
          </table:table-cell>
          <table:table-cell table:style-name="ce8"/>
          <table:table-cell office:value-type="float" office:value="183" table:style-name="ce8">
            <text:p>183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0" table:formula="of:=INDEX($$dbNiveis;[.E209];[.F209])" table:style-name="ce8">
            <text:p>10</text:p>
          </table:table-cell>
          <table:table-cell table:style-name="ce8"/>
          <table:table-cell office:value-type="float" office:value="184" table:style-name="ce8">
            <text:p>184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11" table:formula="of:=INDEX($$dbNiveis;[.E210];[.F210])" table:style-name="ce8">
            <text:p>11</text:p>
          </table:table-cell>
          <table:table-cell table:style-name="ce8"/>
          <table:table-cell office:value-type="float" office:value="185" table:style-name="ce8">
            <text:p>185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3" table:formula="of:=INDEX($$dbNiveis;[.E211];[.F211])" table:style-name="ce8">
            <text:p>13</text:p>
          </table:table-cell>
          <table:table-cell table:style-name="ce8"/>
          <table:table-cell office:value-type="float" office:value="186" table:style-name="ce8">
            <text:p>186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7" table:formula="of:=[.F197]+1" table:style-name="ce8">
            <text:p>7</text:p>
          </table:table-cell>
          <table:table-cell office:value-type="float" office:value="15" table:formula="of:=INDEX($$dbNiveis;[.E212];[.F212])" table:style-name="ce8">
            <text:p>15</text:p>
          </table:table-cell>
          <table:table-cell table:style-name="ce8"/>
          <table:table-cell office:value-type="float" office:value="187" table:style-name="ce8">
            <text:p>187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7" table:formula="of:=[.F198]+1" table:style-name="ce8">
            <text:p>7</text:p>
          </table:table-cell>
          <table:table-cell office:value-type="float" office:value="18" table:formula="of:=INDEX($$dbNiveis;[.E213];[.F213])" table:style-name="ce8">
            <text:p>18</text:p>
          </table:table-cell>
          <table:table-cell table:style-name="ce8"/>
          <table:table-cell office:value-type="float" office:value="188" table:style-name="ce8">
            <text:p>188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7" table:formula="of:=[.F199]+1" table:style-name="ce8">
            <text:p>7</text:p>
          </table:table-cell>
          <table:table-cell office:value-type="float" office:value="20" table:formula="of:=INDEX($$dbNiveis;[.E214];[.F214])" table:style-name="ce8">
            <text:p>20</text:p>
          </table:table-cell>
          <table:table-cell table:style-name="ce8"/>
          <table:table-cell office:value-type="float" office:value="189" table:style-name="ce8">
            <text:p>189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7" table:formula="of:=[.F200]+1" table:style-name="ce8">
            <text:p>7</text:p>
          </table:table-cell>
          <table:table-cell office:value-type="float" office:value="23" table:formula="of:=INDEX($$dbNiveis;[.E215];[.F215])" table:style-name="ce8">
            <text:p>23</text:p>
          </table:table-cell>
          <table:table-cell table:style-name="ce8"/>
          <table:table-cell office:value-type="float" office:value="190" table:style-name="ce8">
            <text:p>190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19" table:style-name="ce8">
            <text:p>1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7" table:formula="of:=INDEX($$dbNiveis;[.E216];[.F216])" table:style-name="ce8">
            <text:p>7</text:p>
          </table:table-cell>
          <table:table-cell table:style-name="ce8"/>
          <table:table-cell office:value-type="float" office:value="191" table:style-name="ce8">
            <text:p>191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8" table:formula="of:=INDEX($$dbNiveis;[.E217];[.F217])" table:style-name="ce8">
            <text:p>8</text:p>
          </table:table-cell>
          <table:table-cell table:style-name="ce8"/>
          <table:table-cell office:value-type="float" office:value="192" table:style-name="ce8">
            <text:p>192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9" table:formula="of:=INDEX($$dbNiveis;[.E218];[.F218])" table:style-name="ce8">
            <text:p>9</text:p>
          </table:table-cell>
          <table:table-cell table:style-name="ce8"/>
          <table:table-cell office:value-type="float" office:value="193" table:style-name="ce8">
            <text:p>193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11" table:formula="of:=INDEX($$dbNiveis;[.E219];[.F219])" table:style-name="ce8">
            <text:p>11</text:p>
          </table:table-cell>
          <table:table-cell table:style-name="ce8"/>
          <table:table-cell office:value-type="float" office:value="194" table:style-name="ce8">
            <text:p>194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formula="of:=INDEX($$dbNiveis;[.E220];[.F220])" table:style-name="ce8">
            <text:p>12</text:p>
          </table:table-cell>
          <table:table-cell table:style-name="ce8"/>
          <table:table-cell office:value-type="float" office:value="195" table:style-name="ce8">
            <text:p>195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8" table:formula="of:=[.F206]+1" table:style-name="ce8">
            <text:p>8</text:p>
          </table:table-cell>
          <table:table-cell office:value-type="float" office:value="14" table:formula="of:=INDEX($$dbNiveis;[.E221];[.F221])" table:style-name="ce8">
            <text:p>14</text:p>
          </table:table-cell>
          <table:table-cell table:style-name="ce8"/>
          <table:table-cell office:value-type="float" office:value="196" table:style-name="ce8">
            <text:p>196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8" table:formula="of:=[.F207]+1" table:style-name="ce8">
            <text:p>8</text:p>
          </table:table-cell>
          <table:table-cell office:value-type="float" office:value="16" table:formula="of:=INDEX($$dbNiveis;[.E222];[.F222])" table:style-name="ce8">
            <text:p>16</text:p>
          </table:table-cell>
          <table:table-cell table:style-name="ce8"/>
          <table:table-cell office:value-type="float" office:value="197" table:style-name="ce8">
            <text:p>197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8" table:formula="of:=[.F208]+1" table:style-name="ce8">
            <text:p>8</text:p>
          </table:table-cell>
          <table:table-cell office:value-type="float" office:value="19" table:formula="of:=INDEX($$dbNiveis;[.E223];[.F223])" table:style-name="ce8">
            <text:p>19</text:p>
          </table:table-cell>
          <table:table-cell table:style-name="ce8"/>
          <table:table-cell office:value-type="float" office:value="198" table:style-name="ce8">
            <text:p>198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8" table:formula="of:=[.F209]+1" table:style-name="ce8">
            <text:p>8</text:p>
          </table:table-cell>
          <table:table-cell office:value-type="float" office:value="21" table:formula="of:=INDEX($$dbNiveis;[.E224];[.F224])" table:style-name="ce8">
            <text:p>21</text:p>
          </table:table-cell>
          <table:table-cell table:style-name="ce8"/>
          <table:table-cell office:value-type="float" office:value="199" table:style-name="ce8">
            <text:p>199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8" table:formula="of:=[.F210]+1" table:style-name="ce8">
            <text:p>8</text:p>
          </table:table-cell>
          <table:table-cell office:value-type="float" office:value="24" table:formula="of:=INDEX($$dbNiveis;[.E225];[.F225])" table:style-name="ce8">
            <text:p>24</text:p>
          </table:table-cell>
          <table:table-cell table:style-name="ce8"/>
          <table:table-cell office:value-type="float" office:value="200" table:style-name="ce8">
            <text:p>200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20" table:style-name="ce8">
            <text:p>2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8" table:formula="of:=INDEX($$dbNiveis;[.E226];[.F226])" table:style-name="ce8">
            <text:p>8</text:p>
          </table:table-cell>
          <table:table-cell table:style-name="ce8"/>
          <table:table-cell office:value-type="float" office:value="201" table:style-name="ce8">
            <text:p>201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9" table:formula="of:=INDEX($$dbNiveis;[.E227];[.F227])" table:style-name="ce8">
            <text:p>9</text:p>
          </table:table-cell>
          <table:table-cell table:style-name="ce8"/>
          <table:table-cell office:value-type="float" office:value="202" table:style-name="ce8">
            <text:p>202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0" table:formula="of:=INDEX($$dbNiveis;[.E228];[.F228])" table:style-name="ce8">
            <text:p>10</text:p>
          </table:table-cell>
          <table:table-cell table:style-name="ce8"/>
          <table:table-cell office:value-type="float" office:value="203" table:style-name="ce8">
            <text:p>203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2" table:formula="of:=INDEX($$dbNiveis;[.E229];[.F229])" table:style-name="ce8">
            <text:p>12</text:p>
          </table:table-cell>
          <table:table-cell table:style-name="ce8"/>
          <table:table-cell office:value-type="float" office:value="204" table:style-name="ce8">
            <text:p>204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13" table:formula="of:=INDEX($$dbNiveis;[.E230];[.F230])" table:style-name="ce8">
            <text:p>13</text:p>
          </table:table-cell>
          <table:table-cell table:style-name="ce8"/>
          <table:table-cell office:value-type="float" office:value="205" table:style-name="ce8">
            <text:p>205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formula="of:=INDEX($$dbNiveis;[.E231];[.F231])" table:style-name="ce8">
            <text:p>15</text:p>
          </table:table-cell>
          <table:table-cell table:style-name="ce8"/>
          <table:table-cell office:value-type="float" office:value="206" table:style-name="ce8">
            <text:p>206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7" table:formula="of:=INDEX($$dbNiveis;[.E232];[.F232])" table:style-name="ce8">
            <text:p>17</text:p>
          </table:table-cell>
          <table:table-cell table:style-name="ce8"/>
          <table:table-cell office:value-type="float" office:value="207" table:style-name="ce8">
            <text:p>207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20" table:formula="of:=INDEX($$dbNiveis;[.E233];[.F233])" table:style-name="ce8">
            <text:p>20</text:p>
          </table:table-cell>
          <table:table-cell table:style-name="ce8"/>
          <table:table-cell office:value-type="float" office:value="208" table:style-name="ce8">
            <text:p>208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22" table:formula="of:=INDEX($$dbNiveis;[.E234];[.F234])" table:style-name="ce8">
            <text:p>22</text:p>
          </table:table-cell>
          <table:table-cell table:style-name="ce8"/>
          <table:table-cell office:value-type="float" office:value="209" table:style-name="ce8">
            <text:p>209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25" table:formula="of:=INDEX($$dbNiveis;[.E235];[.F235])" table:style-name="ce8">
            <text:p>25</text:p>
          </table:table-cell>
          <table:table-cell table:style-name="ce8"/>
          <table:table-cell office:value-type="float" office:value="210" table:style-name="ce8">
            <text:p>210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21" table:style-name="ce8">
            <text:p>2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9" table:formula="of:=INDEX($$dbNiveis;[.E236];[.F236])" table:style-name="ce8">
            <text:p>9</text:p>
          </table:table-cell>
          <table:table-cell table:style-name="ce8"/>
          <table:table-cell office:value-type="float" office:value="211" table:style-name="ce8">
            <text:p>211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0" table:formula="of:=INDEX($$dbNiveis;[.E237];[.F237])" table:style-name="ce8">
            <text:p>10</text:p>
          </table:table-cell>
          <table:table-cell table:style-name="ce8"/>
          <table:table-cell office:value-type="float" office:value="212" table:style-name="ce8">
            <text:p>212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1" table:formula="of:=INDEX($$dbNiveis;[.E238];[.F238])" table:style-name="ce8">
            <text:p>11</text:p>
          </table:table-cell>
          <table:table-cell table:style-name="ce8"/>
          <table:table-cell office:value-type="float" office:value="213" table:style-name="ce8">
            <text:p>213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13" table:formula="of:=INDEX($$dbNiveis;[.E239];[.F239])" table:style-name="ce8">
            <text:p>13</text:p>
          </table:table-cell>
          <table:table-cell table:style-name="ce8"/>
          <table:table-cell office:value-type="float" office:value="214" table:style-name="ce8">
            <text:p>214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4" table:formula="of:=INDEX($$dbNiveis;[.E240];[.F240])" table:style-name="ce8">
            <text:p>14</text:p>
          </table:table-cell>
          <table:table-cell table:style-name="ce8"/>
          <table:table-cell office:value-type="float" office:value="215" table:style-name="ce8">
            <text:p>215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0" table:formula="of:=[.F226]+1" table:style-name="ce8">
            <text:p>10</text:p>
          </table:table-cell>
          <table:table-cell office:value-type="float" office:value="16" table:formula="of:=INDEX($$dbNiveis;[.E241];[.F241])" table:style-name="ce8">
            <text:p>16</text:p>
          </table:table-cell>
          <table:table-cell table:style-name="ce8"/>
          <table:table-cell office:value-type="float" office:value="216" table:style-name="ce8">
            <text:p>216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0" table:formula="of:=[.F227]+1" table:style-name="ce8">
            <text:p>10</text:p>
          </table:table-cell>
          <table:table-cell office:value-type="float" office:value="18" table:formula="of:=INDEX($$dbNiveis;[.E242];[.F242])" table:style-name="ce8">
            <text:p>18</text:p>
          </table:table-cell>
          <table:table-cell table:style-name="ce8"/>
          <table:table-cell office:value-type="float" office:value="217" table:style-name="ce8">
            <text:p>217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0" table:formula="of:=[.F228]+1" table:style-name="ce8">
            <text:p>10</text:p>
          </table:table-cell>
          <table:table-cell office:value-type="float" office:value="21" table:formula="of:=INDEX($$dbNiveis;[.E243];[.F243])" table:style-name="ce8">
            <text:p>21</text:p>
          </table:table-cell>
          <table:table-cell table:style-name="ce8"/>
          <table:table-cell office:value-type="float" office:value="218" table:style-name="ce8">
            <text:p>218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0" table:formula="of:=[.F229]+1" table:style-name="ce8">
            <text:p>10</text:p>
          </table:table-cell>
          <table:table-cell office:value-type="float" office:value="23" table:formula="of:=INDEX($$dbNiveis;[.E244];[.F244])" table:style-name="ce8">
            <text:p>23</text:p>
          </table:table-cell>
          <table:table-cell table:style-name="ce8"/>
          <table:table-cell office:value-type="float" office:value="219" table:style-name="ce8">
            <text:p>219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0" table:formula="of:=[.F230]+1" table:style-name="ce8">
            <text:p>10</text:p>
          </table:table-cell>
          <table:table-cell office:value-type="float" office:value="26" table:formula="of:=INDEX($$dbNiveis;[.E245];[.F245])" table:style-name="ce8">
            <text:p>26</text:p>
          </table:table-cell>
          <table:table-cell table:style-name="ce8"/>
          <table:table-cell office:value-type="float" office:value="220" table:style-name="ce8">
            <text:p>220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22" table:style-name="ce8">
            <text:p>2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0" table:formula="of:=INDEX($$dbNiveis;[.E246];[.F246])" table:style-name="ce8">
            <text:p>10</text:p>
          </table:table-cell>
          <table:table-cell table:style-name="ce8"/>
          <table:table-cell office:value-type="float" office:value="221" table:style-name="ce8">
            <text:p>221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1" table:formula="of:=INDEX($$dbNiveis;[.E247];[.F247])" table:style-name="ce8">
            <text:p>11</text:p>
          </table:table-cell>
          <table:table-cell table:style-name="ce8"/>
          <table:table-cell office:value-type="float" office:value="222" table:style-name="ce8">
            <text:p>222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2" table:formula="of:=INDEX($$dbNiveis;[.E248];[.F248])" table:style-name="ce8">
            <text:p>12</text:p>
          </table:table-cell>
          <table:table-cell table:style-name="ce8"/>
          <table:table-cell office:value-type="float" office:value="223" table:style-name="ce8">
            <text:p>223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4" table:formula="of:=INDEX($$dbNiveis;[.E249];[.F249])" table:style-name="ce8">
            <text:p>14</text:p>
          </table:table-cell>
          <table:table-cell table:style-name="ce8"/>
          <table:table-cell office:value-type="float" office:value="224" table:style-name="ce8">
            <text:p>224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15" table:formula="of:=INDEX($$dbNiveis;[.E250];[.F250])" table:style-name="ce8">
            <text:p>15</text:p>
          </table:table-cell>
          <table:table-cell table:style-name="ce8"/>
          <table:table-cell office:value-type="float" office:value="225" table:style-name="ce8">
            <text:p>225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1" table:formula="of:=[.F236]+1" table:style-name="ce8">
            <text:p>11</text:p>
          </table:table-cell>
          <table:table-cell office:value-type="float" office:value="17" table:formula="of:=INDEX($$dbNiveis;[.E251];[.F251])" table:style-name="ce8">
            <text:p>17</text:p>
          </table:table-cell>
          <table:table-cell table:style-name="ce8"/>
          <table:table-cell office:value-type="float" office:value="226" table:style-name="ce8">
            <text:p>226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1" table:formula="of:=[.F237]+1" table:style-name="ce8">
            <text:p>11</text:p>
          </table:table-cell>
          <table:table-cell office:value-type="float" office:value="19" table:formula="of:=INDEX($$dbNiveis;[.E252];[.F252])" table:style-name="ce8">
            <text:p>19</text:p>
          </table:table-cell>
          <table:table-cell table:style-name="ce8"/>
          <table:table-cell office:value-type="float" office:value="227" table:style-name="ce8">
            <text:p>227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1" table:formula="of:=[.F238]+1" table:style-name="ce8">
            <text:p>11</text:p>
          </table:table-cell>
          <table:table-cell office:value-type="float" office:value="22" table:formula="of:=INDEX($$dbNiveis;[.E253];[.F253])" table:style-name="ce8">
            <text:p>22</text:p>
          </table:table-cell>
          <table:table-cell table:style-name="ce8"/>
          <table:table-cell office:value-type="float" office:value="228" table:style-name="ce8">
            <text:p>228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1" table:formula="of:=[.F239]+1" table:style-name="ce8">
            <text:p>11</text:p>
          </table:table-cell>
          <table:table-cell office:value-type="float" office:value="24" table:formula="of:=INDEX($$dbNiveis;[.E254];[.F254])" table:style-name="ce8">
            <text:p>24</text:p>
          </table:table-cell>
          <table:table-cell table:style-name="ce8"/>
          <table:table-cell office:value-type="float" office:value="229" table:style-name="ce8">
            <text:p>229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1" table:formula="of:=[.F240]+1" table:style-name="ce8">
            <text:p>11</text:p>
          </table:table-cell>
          <table:table-cell office:value-type="float" office:value="27" table:formula="of:=INDEX($$dbNiveis;[.E255];[.F255])" table:style-name="ce8">
            <text:p>27</text:p>
          </table:table-cell>
          <table:table-cell table:style-name="ce8"/>
          <table:table-cell office:value-type="float" office:value="230" table:style-name="ce8">
            <text:p>230</text:p>
          </table:table-cell>
          <table:table-cell office:value-type="float" office:value="27" table:style-name="ce8">
            <text:p>27</text:p>
          </table:table-cell>
          <table:table-cell office:value-type="float" office:value="3200" table:style-name="ce8">
            <text:p>3200</text:p>
          </table:table-cell>
          <table:table-cell office:value-type="float" office:value="23" table:style-name="ce8">
            <text:p>2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1" table:formula="of:=INDEX($$dbNiveis;[.E256];[.F256])" table:style-name="ce8">
            <text:p>11</text:p>
          </table:table-cell>
          <table:table-cell table:style-name="ce8"/>
          <table:table-cell office:value-type="float" office:value="231" table:style-name="ce8">
            <text:p>231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2" table:formula="of:=INDEX($$dbNiveis;[.E257];[.F257])" table:style-name="ce8">
            <text:p>12</text:p>
          </table:table-cell>
          <table:table-cell table:style-name="ce8"/>
          <table:table-cell office:value-type="float" office:value="232" table:style-name="ce8">
            <text:p>232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3" table:formula="of:=INDEX($$dbNiveis;[.E258];[.F258])" table:style-name="ce8">
            <text:p>13</text:p>
          </table:table-cell>
          <table:table-cell table:style-name="ce8"/>
          <table:table-cell office:value-type="float" office:value="233" table:style-name="ce8">
            <text:p>233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5" table:formula="of:=INDEX($$dbNiveis;[.E259];[.F259])" table:style-name="ce8">
            <text:p>15</text:p>
          </table:table-cell>
          <table:table-cell table:style-name="ce8"/>
          <table:table-cell office:value-type="float" office:value="234" table:style-name="ce8">
            <text:p>234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6" table:formula="of:=INDEX($$dbNiveis;[.E260];[.F260])" table:style-name="ce8">
            <text:p>16</text:p>
          </table:table-cell>
          <table:table-cell table:style-name="ce8"/>
          <table:table-cell office:value-type="float" office:value="235" table:style-name="ce8">
            <text:p>235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8" table:formula="of:=INDEX($$dbNiveis;[.E261];[.F261])" table:style-name="ce8">
            <text:p>18</text:p>
          </table:table-cell>
          <table:table-cell table:style-name="ce8"/>
          <table:table-cell office:value-type="float" office:value="236" table:style-name="ce8">
            <text:p>236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20" table:formula="of:=INDEX($$dbNiveis;[.E262];[.F262])" table:style-name="ce8">
            <text:p>20</text:p>
          </table:table-cell>
          <table:table-cell table:style-name="ce8"/>
          <table:table-cell office:value-type="float" office:value="237" table:style-name="ce8">
            <text:p>237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2" table:formula="of:=[.F248]+1" table:style-name="ce8">
            <text:p>12</text:p>
          </table:table-cell>
          <table:table-cell office:value-type="float" office:value="23" table:formula="of:=INDEX($$dbNiveis;[.E263];[.F263])" table:style-name="ce8">
            <text:p>23</text:p>
          </table:table-cell>
          <table:table-cell table:style-name="ce8"/>
          <table:table-cell office:value-type="float" office:value="238" table:style-name="ce8">
            <text:p>238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2" table:formula="of:=[.F249]+1" table:style-name="ce8">
            <text:p>12</text:p>
          </table:table-cell>
          <table:table-cell office:value-type="float" office:value="25" table:formula="of:=INDEX($$dbNiveis;[.E264];[.F264])" table:style-name="ce8">
            <text:p>25</text:p>
          </table:table-cell>
          <table:table-cell table:style-name="ce8"/>
          <table:table-cell office:value-type="float" office:value="239" table:style-name="ce8">
            <text:p>239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2" table:formula="of:=[.F250]+1" table:style-name="ce8">
            <text:p>12</text:p>
          </table:table-cell>
          <table:table-cell office:value-type="float" office:value="28" table:formula="of:=INDEX($$dbNiveis;[.E265];[.F265])" table:style-name="ce8">
            <text:p>28</text:p>
          </table:table-cell>
          <table:table-cell table:style-name="ce8"/>
          <table:table-cell office:value-type="float" office:value="240" table:style-name="ce8">
            <text:p>240</text:p>
          </table:table-cell>
          <table:table-cell office:value-type="float" office:value="28" table:style-name="ce8">
            <text:p>28</text:p>
          </table:table-cell>
          <table:table-cell office:value-type="float" office:value="3200" table:style-name="ce8">
            <text:p>3200</text:p>
          </table:table-cell>
          <table:table-cell office:value-type="float" office:value="24" table:style-name="ce8">
            <text:p>2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formula="of:=INDEX($$dbNiveis;[.E266];[.F266]+2)" table:style-name="ce8">
            <text:p>2</text:p>
          </table:table-cell>
          <table:table-cell table:style-name="ce8"/>
          <table:table-cell office:value-type="float" office:value="241" table:style-name="ce8">
            <text:p>241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formula="of:=INDEX($$dbNiveis;[.E267];[.F267]+2)" table:style-name="ce8">
            <text:p>3</text:p>
          </table:table-cell>
          <table:table-cell table:style-name="ce8"/>
          <table:table-cell office:value-type="float" office:value="242" table:style-name="ce8">
            <text:p>242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formula="of:=INDEX($$dbNiveis;[.E268];[.F268]+2)" table:style-name="ce8">
            <text:p>4</text:p>
          </table:table-cell>
          <table:table-cell table:style-name="ce8"/>
          <table:table-cell office:value-type="float" office:value="243" table:style-name="ce8">
            <text:p>243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6" table:formula="of:=INDEX($$dbNiveis;[.E269];[.F269]+2)" table:style-name="ce8">
            <text:p>6</text:p>
          </table:table-cell>
          <table:table-cell table:style-name="ce8"/>
          <table:table-cell office:value-type="float" office:value="244" table:style-name="ce8">
            <text:p>244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" table:formula="of:=INDEX($$dbNiveis;[.E270];[.F270]+2)" table:style-name="ce8">
            <text:p>7</text:p>
          </table:table-cell>
          <table:table-cell table:style-name="ce8"/>
          <table:table-cell office:value-type="float" office:value="245" table:style-name="ce8">
            <text:p>245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INDEX($$dbNiveis;[.E271];[.F271]+2)" table:style-name="ce8">
            <text:p>9</text:p>
          </table:table-cell>
          <table:table-cell table:style-name="ce8"/>
          <table:table-cell office:value-type="float" office:value="246" table:style-name="ce8">
            <text:p>246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1" table:formula="of:=INDEX($$dbNiveis;[.E272];[.F272]+2)" table:style-name="ce8">
            <text:p>11</text:p>
          </table:table-cell>
          <table:table-cell table:style-name="ce8"/>
          <table:table-cell office:value-type="float" office:value="247" table:style-name="ce8">
            <text:p>247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14" table:formula="of:=INDEX($$dbNiveis;[.E273];[.F273]+2)" table:style-name="ce8">
            <text:p>14</text:p>
          </table:table-cell>
          <table:table-cell table:style-name="ce8"/>
          <table:table-cell office:value-type="float" office:value="248" table:style-name="ce8">
            <text:p>248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6" table:formula="of:=INDEX($$dbNiveis;[.E274];[.F274]+2)" table:style-name="ce8">
            <text:p>16</text:p>
          </table:table-cell>
          <table:table-cell table:style-name="ce8"/>
          <table:table-cell office:value-type="float" office:value="249" table:style-name="ce8">
            <text:p>249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9" table:formula="of:=INDEX($$dbNiveis;[.E275];[.F275]+2)" table:style-name="ce8">
            <text:p>19</text:p>
          </table:table-cell>
          <table:table-cell table:style-name="ce8"/>
          <table:table-cell office:value-type="float" office:value="250" table:style-name="ce8">
            <text:p>250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25" table:style-name="ce8">
            <text:p>2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formula="of:=INDEX($$dbNiveis;[.E276];[.F276]+2)" table:style-name="ce8">
            <text:p>3</text:p>
          </table:table-cell>
          <table:table-cell table:style-name="ce8"/>
          <table:table-cell office:value-type="float" office:value="251" table:style-name="ce8">
            <text:p>251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4" table:formula="of:=INDEX($$dbNiveis;[.E277];[.F277]+2)" table:style-name="ce8">
            <text:p>4</text:p>
          </table:table-cell>
          <table:table-cell table:style-name="ce8"/>
          <table:table-cell office:value-type="float" office:value="252" table:style-name="ce8">
            <text:p>252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5" table:formula="of:=INDEX($$dbNiveis;[.E278];[.F278]+2)" table:style-name="ce8">
            <text:p>5</text:p>
          </table:table-cell>
          <table:table-cell table:style-name="ce8"/>
          <table:table-cell office:value-type="float" office:value="253" table:style-name="ce8">
            <text:p>253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7" table:formula="of:=INDEX($$dbNiveis;[.E279];[.F279]+2)" table:style-name="ce8">
            <text:p>7</text:p>
          </table:table-cell>
          <table:table-cell table:style-name="ce8"/>
          <table:table-cell office:value-type="float" office:value="254" table:style-name="ce8">
            <text:p>254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8" table:formula="of:=INDEX($$dbNiveis;[.E280];[.F280]+2)" table:style-name="ce8">
            <text:p>8</text:p>
          </table:table-cell>
          <table:table-cell table:style-name="ce8"/>
          <table:table-cell office:value-type="float" office:value="255" table:style-name="ce8">
            <text:p>255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0" table:formula="of:=INDEX($$dbNiveis;[.E281];[.F281]+2)" table:style-name="ce8">
            <text:p>10</text:p>
          </table:table-cell>
          <table:table-cell table:style-name="ce8"/>
          <table:table-cell office:value-type="float" office:value="256" table:style-name="ce8">
            <text:p>256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2" table:formula="of:=INDEX($$dbNiveis;[.E282];[.F282]+2)" table:style-name="ce8">
            <text:p>12</text:p>
          </table:table-cell>
          <table:table-cell table:style-name="ce8"/>
          <table:table-cell office:value-type="float" office:value="257" table:style-name="ce8">
            <text:p>257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INDEX($$dbNiveis;[.E283];[.F283]+2)" table:style-name="ce8">
            <text:p>15</text:p>
          </table:table-cell>
          <table:table-cell table:style-name="ce8"/>
          <table:table-cell office:value-type="float" office:value="258" table:style-name="ce8">
            <text:p>258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7" table:formula="of:=INDEX($$dbNiveis;[.E284];[.F284]+2)" table:style-name="ce8">
            <text:p>17</text:p>
          </table:table-cell>
          <table:table-cell table:style-name="ce8"/>
          <table:table-cell office:value-type="float" office:value="259" table:style-name="ce8">
            <text:p>259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20" table:formula="of:=INDEX($$dbNiveis;[.E285];[.F285]+2)" table:style-name="ce8">
            <text:p>20</text:p>
          </table:table-cell>
          <table:table-cell table:style-name="ce8"/>
          <table:table-cell office:value-type="float" office:value="260" table:style-name="ce8">
            <text:p>260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26" table:style-name="ce8">
            <text:p>2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formula="of:=INDEX($$dbNiveis;[.E286];[.F286]+2)" table:style-name="ce8">
            <text:p>4</text:p>
          </table:table-cell>
          <table:table-cell table:style-name="ce8"/>
          <table:table-cell office:value-type="float" office:value="261" table:style-name="ce8">
            <text:p>261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5" table:formula="of:=INDEX($$dbNiveis;[.E287];[.F287]+2)" table:style-name="ce8">
            <text:p>5</text:p>
          </table:table-cell>
          <table:table-cell table:style-name="ce8"/>
          <table:table-cell office:value-type="float" office:value="262" table:style-name="ce8">
            <text:p>262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formula="of:=INDEX($$dbNiveis;[.E288];[.F288]+2)" table:style-name="ce8">
            <text:p>6</text:p>
          </table:table-cell>
          <table:table-cell table:style-name="ce8"/>
          <table:table-cell office:value-type="float" office:value="263" table:style-name="ce8">
            <text:p>263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8" table:formula="of:=INDEX($$dbNiveis;[.E289];[.F289]+2)" table:style-name="ce8">
            <text:p>8</text:p>
          </table:table-cell>
          <table:table-cell table:style-name="ce8"/>
          <table:table-cell office:value-type="float" office:value="264" table:style-name="ce8">
            <text:p>264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INDEX($$dbNiveis;[.E290];[.F290]+2)" table:style-name="ce8">
            <text:p>9</text:p>
          </table:table-cell>
          <table:table-cell table:style-name="ce8"/>
          <table:table-cell office:value-type="float" office:value="265" table:style-name="ce8">
            <text:p>265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1" table:formula="of:=INDEX($$dbNiveis;[.E291];[.F291]+2)" table:style-name="ce8">
            <text:p>11</text:p>
          </table:table-cell>
          <table:table-cell table:style-name="ce8"/>
          <table:table-cell office:value-type="float" office:value="266" table:style-name="ce8">
            <text:p>266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3" table:formula="of:=INDEX($$dbNiveis;[.E292];[.F292]+2)" table:style-name="ce8">
            <text:p>13</text:p>
          </table:table-cell>
          <table:table-cell table:style-name="ce8"/>
          <table:table-cell office:value-type="float" office:value="267" table:style-name="ce8">
            <text:p>267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6" table:formula="of:=INDEX($$dbNiveis;[.E293];[.F293]+2)" table:style-name="ce8">
            <text:p>16</text:p>
          </table:table-cell>
          <table:table-cell table:style-name="ce8"/>
          <table:table-cell office:value-type="float" office:value="268" table:style-name="ce8">
            <text:p>268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18" table:formula="of:=INDEX($$dbNiveis;[.E294];[.F294]+2)" table:style-name="ce8">
            <text:p>18</text:p>
          </table:table-cell>
          <table:table-cell table:style-name="ce8"/>
          <table:table-cell office:value-type="float" office:value="269" table:style-name="ce8">
            <text:p>269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21" table:formula="of:=INDEX($$dbNiveis;[.E295];[.F295]+2)" table:style-name="ce8">
            <text:p>21</text:p>
          </table:table-cell>
          <table:table-cell table:style-name="ce8"/>
          <table:table-cell office:value-type="float" office:value="270" table:style-name="ce8">
            <text:p>270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27" table:style-name="ce8">
            <text:p>2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5" table:formula="of:=INDEX($$dbNiveis;[.E296];[.F296]+2)" table:style-name="ce8">
            <text:p>5</text:p>
          </table:table-cell>
          <table:table-cell table:style-name="ce8"/>
          <table:table-cell office:value-type="float" office:value="271" table:style-name="ce8">
            <text:p>271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6" table:formula="of:=INDEX($$dbNiveis;[.E297];[.F297]+2)" table:style-name="ce8">
            <text:p>6</text:p>
          </table:table-cell>
          <table:table-cell table:style-name="ce8"/>
          <table:table-cell office:value-type="float" office:value="272" table:style-name="ce8">
            <text:p>272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7" table:formula="of:=INDEX($$dbNiveis;[.E298];[.F298]+2)" table:style-name="ce8">
            <text:p>7</text:p>
          </table:table-cell>
          <table:table-cell table:style-name="ce8"/>
          <table:table-cell office:value-type="float" office:value="273" table:style-name="ce8">
            <text:p>273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9" table:formula="of:=INDEX($$dbNiveis;[.E299];[.F299]+2)" table:style-name="ce8">
            <text:p>9</text:p>
          </table:table-cell>
          <table:table-cell table:style-name="ce8"/>
          <table:table-cell office:value-type="float" office:value="274" table:style-name="ce8">
            <text:p>274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0" table:formula="of:=INDEX($$dbNiveis;[.E300];[.F300]+2)" table:style-name="ce8">
            <text:p>10</text:p>
          </table:table-cell>
          <table:table-cell table:style-name="ce8"/>
          <table:table-cell office:value-type="float" office:value="275" table:style-name="ce8">
            <text:p>275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2" table:formula="of:=INDEX($$dbNiveis;[.E301];[.F301]+2)" table:style-name="ce8">
            <text:p>12</text:p>
          </table:table-cell>
          <table:table-cell table:style-name="ce8"/>
          <table:table-cell office:value-type="float" office:value="276" table:style-name="ce8">
            <text:p>276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4" table:formula="of:=INDEX($$dbNiveis;[.E302];[.F302]+2)" table:style-name="ce8">
            <text:p>14</text:p>
          </table:table-cell>
          <table:table-cell table:style-name="ce8"/>
          <table:table-cell office:value-type="float" office:value="277" table:style-name="ce8">
            <text:p>277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7" table:formula="of:=INDEX($$dbNiveis;[.E303];[.F303]+2)" table:style-name="ce8">
            <text:p>17</text:p>
          </table:table-cell>
          <table:table-cell table:style-name="ce8"/>
          <table:table-cell office:value-type="float" office:value="278" table:style-name="ce8">
            <text:p>278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9" table:formula="of:=INDEX($$dbNiveis;[.E304];[.F304]+2)" table:style-name="ce8">
            <text:p>19</text:p>
          </table:table-cell>
          <table:table-cell table:style-name="ce8"/>
          <table:table-cell office:value-type="float" office:value="279" table:style-name="ce8">
            <text:p>279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22" table:formula="of:=INDEX($$dbNiveis;[.E305];[.F305]+2)" table:style-name="ce8">
            <text:p>22</text:p>
          </table:table-cell>
          <table:table-cell table:style-name="ce8"/>
          <table:table-cell office:value-type="float" office:value="280" table:style-name="ce8">
            <text:p>280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28" table:style-name="ce8">
            <text:p>2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formula="of:=INDEX($$dbNiveis;[.E306];[.F306]+2)" table:style-name="ce8">
            <text:p>6</text:p>
          </table:table-cell>
          <table:table-cell table:style-name="ce8"/>
          <table:table-cell office:value-type="float" office:value="281" table:style-name="ce8">
            <text:p>281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7" table:formula="of:=INDEX($$dbNiveis;[.E307];[.F307]+2)" table:style-name="ce8">
            <text:p>7</text:p>
          </table:table-cell>
          <table:table-cell table:style-name="ce8"/>
          <table:table-cell office:value-type="float" office:value="282" table:style-name="ce8">
            <text:p>282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8" table:formula="of:=INDEX($$dbNiveis;[.E308];[.F308]+2)" table:style-name="ce8">
            <text:p>8</text:p>
          </table:table-cell>
          <table:table-cell table:style-name="ce8"/>
          <table:table-cell office:value-type="float" office:value="283" table:style-name="ce8">
            <text:p>283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0" table:formula="of:=INDEX($$dbNiveis;[.E309];[.F309]+2)" table:style-name="ce8">
            <text:p>10</text:p>
          </table:table-cell>
          <table:table-cell table:style-name="ce8"/>
          <table:table-cell office:value-type="float" office:value="284" table:style-name="ce8">
            <text:p>284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1" table:formula="of:=INDEX($$dbNiveis;[.E310];[.F310]+2)" table:style-name="ce8">
            <text:p>11</text:p>
          </table:table-cell>
          <table:table-cell table:style-name="ce8"/>
          <table:table-cell office:value-type="float" office:value="285" table:style-name="ce8">
            <text:p>285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3" table:formula="of:=INDEX($$dbNiveis;[.E311];[.F311]+2)" table:style-name="ce8">
            <text:p>13</text:p>
          </table:table-cell>
          <table:table-cell table:style-name="ce8"/>
          <table:table-cell office:value-type="float" office:value="286" table:style-name="ce8">
            <text:p>286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INDEX($$dbNiveis;[.E312];[.F312]+2)" table:style-name="ce8">
            <text:p>15</text:p>
          </table:table-cell>
          <table:table-cell table:style-name="ce8"/>
          <table:table-cell office:value-type="float" office:value="287" table:style-name="ce8">
            <text:p>287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8" table:formula="of:=INDEX($$dbNiveis;[.E313];[.F313]+2)" table:style-name="ce8">
            <text:p>18</text:p>
          </table:table-cell>
          <table:table-cell table:style-name="ce8"/>
          <table:table-cell office:value-type="float" office:value="288" table:style-name="ce8">
            <text:p>288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20" table:formula="of:=INDEX($$dbNiveis;[.E314];[.F314]+2)" table:style-name="ce8">
            <text:p>20</text:p>
          </table:table-cell>
          <table:table-cell table:style-name="ce8"/>
          <table:table-cell office:value-type="float" office:value="289" table:style-name="ce8">
            <text:p>289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3" table:formula="of:=INDEX($$dbNiveis;[.E315];[.F315]+2)" table:style-name="ce8">
            <text:p>23</text:p>
          </table:table-cell>
          <table:table-cell table:style-name="ce8"/>
          <table:table-cell office:value-type="float" office:value="290" table:style-name="ce8">
            <text:p>290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29" table:style-name="ce8">
            <text:p>2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7" table:formula="of:=INDEX($$dbNiveis;[.E316];[.F316]+2)" table:style-name="ce8">
            <text:p>7</text:p>
          </table:table-cell>
          <table:table-cell table:style-name="ce8"/>
          <table:table-cell office:value-type="float" office:value="291" table:style-name="ce8">
            <text:p>291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8" table:formula="of:=INDEX($$dbNiveis;[.E317];[.F317]+2)" table:style-name="ce8">
            <text:p>8</text:p>
          </table:table-cell>
          <table:table-cell table:style-name="ce8"/>
          <table:table-cell office:value-type="float" office:value="292" table:style-name="ce8">
            <text:p>292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9" table:formula="of:=INDEX($$dbNiveis;[.E318];[.F318]+2)" table:style-name="ce8">
            <text:p>9</text:p>
          </table:table-cell>
          <table:table-cell table:style-name="ce8"/>
          <table:table-cell office:value-type="float" office:value="293" table:style-name="ce8">
            <text:p>293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1" table:formula="of:=INDEX($$dbNiveis;[.E319];[.F319]+2)" table:style-name="ce8">
            <text:p>11</text:p>
          </table:table-cell>
          <table:table-cell table:style-name="ce8"/>
          <table:table-cell office:value-type="float" office:value="294" table:style-name="ce8">
            <text:p>294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12" table:formula="of:=INDEX($$dbNiveis;[.E320];[.F320]+2)" table:style-name="ce8">
            <text:p>12</text:p>
          </table:table-cell>
          <table:table-cell table:style-name="ce8"/>
          <table:table-cell office:value-type="float" office:value="295" table:style-name="ce8">
            <text:p>295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4" table:formula="of:=INDEX($$dbNiveis;[.E321];[.F321]+2)" table:style-name="ce8">
            <text:p>14</text:p>
          </table:table-cell>
          <table:table-cell table:style-name="ce8"/>
          <table:table-cell office:value-type="float" office:value="296" table:style-name="ce8">
            <text:p>296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6" table:formula="of:=INDEX($$dbNiveis;[.E322];[.F322]+2)" table:style-name="ce8">
            <text:p>16</text:p>
          </table:table-cell>
          <table:table-cell table:style-name="ce8"/>
          <table:table-cell office:value-type="float" office:value="297" table:style-name="ce8">
            <text:p>297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9" table:formula="of:=INDEX($$dbNiveis;[.E323];[.F323]+2)" table:style-name="ce8">
            <text:p>19</text:p>
          </table:table-cell>
          <table:table-cell table:style-name="ce8"/>
          <table:table-cell office:value-type="float" office:value="298" table:style-name="ce8">
            <text:p>298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21" table:formula="of:=INDEX($$dbNiveis;[.E324];[.F324]+2)" table:style-name="ce8">
            <text:p>21</text:p>
          </table:table-cell>
          <table:table-cell table:style-name="ce8"/>
          <table:table-cell office:value-type="float" office:value="299" table:style-name="ce8">
            <text:p>299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24" table:formula="of:=INDEX($$dbNiveis;[.E325];[.F325]+2)" table:style-name="ce8">
            <text:p>24</text:p>
          </table:table-cell>
          <table:table-cell table:style-name="ce8"/>
          <table:table-cell office:value-type="float" office:value="300" table:style-name="ce8">
            <text:p>300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30" table:style-name="ce8">
            <text:p>3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8" table:formula="of:=INDEX($$dbNiveis;[.E326];[.F326]+2)" table:style-name="ce8">
            <text:p>8</text:p>
          </table:table-cell>
          <table:table-cell table:style-name="ce8"/>
          <table:table-cell office:value-type="float" office:value="301" table:style-name="ce8">
            <text:p>301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" table:formula="of:=INDEX($$dbNiveis;[.E327];[.F327]+2)" table:style-name="ce8">
            <text:p>9</text:p>
          </table:table-cell>
          <table:table-cell table:style-name="ce8"/>
          <table:table-cell office:value-type="float" office:value="302" table:style-name="ce8">
            <text:p>302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0" table:formula="of:=INDEX($$dbNiveis;[.E328];[.F328]+2)" table:style-name="ce8">
            <text:p>10</text:p>
          </table:table-cell>
          <table:table-cell table:style-name="ce8"/>
          <table:table-cell office:value-type="float" office:value="303" table:style-name="ce8">
            <text:p>303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2" table:formula="of:=INDEX($$dbNiveis;[.E329];[.F329]+2)" table:style-name="ce8">
            <text:p>12</text:p>
          </table:table-cell>
          <table:table-cell table:style-name="ce8"/>
          <table:table-cell office:value-type="float" office:value="304" table:style-name="ce8">
            <text:p>304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13" table:formula="of:=INDEX($$dbNiveis;[.E330];[.F330]+2)" table:style-name="ce8">
            <text:p>13</text:p>
          </table:table-cell>
          <table:table-cell table:style-name="ce8"/>
          <table:table-cell office:value-type="float" office:value="305" table:style-name="ce8">
            <text:p>305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5" table:formula="of:=INDEX($$dbNiveis;[.E331];[.F331]+2)" table:style-name="ce8">
            <text:p>15</text:p>
          </table:table-cell>
          <table:table-cell table:style-name="ce8"/>
          <table:table-cell office:value-type="float" office:value="306" table:style-name="ce8">
            <text:p>306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7" table:formula="of:=[.F317]+1" table:style-name="ce8">
            <text:p>7</text:p>
          </table:table-cell>
          <table:table-cell office:value-type="float" office:value="17" table:formula="of:=INDEX($$dbNiveis;[.E332];[.F332]+2)" table:style-name="ce8">
            <text:p>17</text:p>
          </table:table-cell>
          <table:table-cell table:style-name="ce8"/>
          <table:table-cell office:value-type="float" office:value="307" table:style-name="ce8">
            <text:p>307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7" table:formula="of:=[.F318]+1" table:style-name="ce8">
            <text:p>7</text:p>
          </table:table-cell>
          <table:table-cell office:value-type="float" office:value="20" table:formula="of:=INDEX($$dbNiveis;[.E333];[.F333]+2)" table:style-name="ce8">
            <text:p>20</text:p>
          </table:table-cell>
          <table:table-cell table:style-name="ce8"/>
          <table:table-cell office:value-type="float" office:value="308" table:style-name="ce8">
            <text:p>308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7" table:formula="of:=[.F319]+1" table:style-name="ce8">
            <text:p>7</text:p>
          </table:table-cell>
          <table:table-cell office:value-type="float" office:value="22" table:formula="of:=INDEX($$dbNiveis;[.E334];[.F334]+2)" table:style-name="ce8">
            <text:p>22</text:p>
          </table:table-cell>
          <table:table-cell table:style-name="ce8"/>
          <table:table-cell office:value-type="float" office:value="309" table:style-name="ce8">
            <text:p>309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7" table:formula="of:=[.F320]+1" table:style-name="ce8">
            <text:p>7</text:p>
          </table:table-cell>
          <table:table-cell office:value-type="float" office:value="25" table:formula="of:=INDEX($$dbNiveis;[.E335];[.F335]+2)" table:style-name="ce8">
            <text:p>25</text:p>
          </table:table-cell>
          <table:table-cell table:style-name="ce8"/>
          <table:table-cell office:value-type="float" office:value="310" table:style-name="ce8">
            <text:p>310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31" table:style-name="ce8">
            <text:p>3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9" table:formula="of:=INDEX($$dbNiveis;[.E336];[.F336]+2)" table:style-name="ce8">
            <text:p>9</text:p>
          </table:table-cell>
          <table:table-cell table:style-name="ce8"/>
          <table:table-cell office:value-type="float" office:value="311" table:style-name="ce8">
            <text:p>311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10" table:formula="of:=INDEX($$dbNiveis;[.E337];[.F337]+2)" table:style-name="ce8">
            <text:p>10</text:p>
          </table:table-cell>
          <table:table-cell table:style-name="ce8"/>
          <table:table-cell office:value-type="float" office:value="312" table:style-name="ce8">
            <text:p>312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1" table:formula="of:=INDEX($$dbNiveis;[.E338];[.F338]+2)" table:style-name="ce8">
            <text:p>11</text:p>
          </table:table-cell>
          <table:table-cell table:style-name="ce8"/>
          <table:table-cell office:value-type="float" office:value="313" table:style-name="ce8">
            <text:p>313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13" table:formula="of:=INDEX($$dbNiveis;[.E339];[.F339]+2)" table:style-name="ce8">
            <text:p>13</text:p>
          </table:table-cell>
          <table:table-cell table:style-name="ce8"/>
          <table:table-cell office:value-type="float" office:value="314" table:style-name="ce8">
            <text:p>314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4" table:formula="of:=INDEX($$dbNiveis;[.E340];[.F340]+2)" table:style-name="ce8">
            <text:p>14</text:p>
          </table:table-cell>
          <table:table-cell table:style-name="ce8"/>
          <table:table-cell office:value-type="float" office:value="315" table:style-name="ce8">
            <text:p>315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8" table:formula="of:=[.F326]+1" table:style-name="ce8">
            <text:p>8</text:p>
          </table:table-cell>
          <table:table-cell office:value-type="float" office:value="16" table:formula="of:=INDEX($$dbNiveis;[.E341];[.F341]+2)" table:style-name="ce8">
            <text:p>16</text:p>
          </table:table-cell>
          <table:table-cell table:style-name="ce8"/>
          <table:table-cell office:value-type="float" office:value="316" table:style-name="ce8">
            <text:p>316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8" table:formula="of:=[.F327]+1" table:style-name="ce8">
            <text:p>8</text:p>
          </table:table-cell>
          <table:table-cell office:value-type="float" office:value="18" table:formula="of:=INDEX($$dbNiveis;[.E342];[.F342]+2)" table:style-name="ce8">
            <text:p>18</text:p>
          </table:table-cell>
          <table:table-cell table:style-name="ce8"/>
          <table:table-cell office:value-type="float" office:value="317" table:style-name="ce8">
            <text:p>317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8" table:formula="of:=[.F328]+1" table:style-name="ce8">
            <text:p>8</text:p>
          </table:table-cell>
          <table:table-cell office:value-type="float" office:value="21" table:formula="of:=INDEX($$dbNiveis;[.E343];[.F343]+2)" table:style-name="ce8">
            <text:p>21</text:p>
          </table:table-cell>
          <table:table-cell table:style-name="ce8"/>
          <table:table-cell office:value-type="float" office:value="318" table:style-name="ce8">
            <text:p>318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8" table:formula="of:=[.F329]+1" table:style-name="ce8">
            <text:p>8</text:p>
          </table:table-cell>
          <table:table-cell office:value-type="float" office:value="23" table:formula="of:=INDEX($$dbNiveis;[.E344];[.F344]+2)" table:style-name="ce8">
            <text:p>23</text:p>
          </table:table-cell>
          <table:table-cell table:style-name="ce8"/>
          <table:table-cell office:value-type="float" office:value="319" table:style-name="ce8">
            <text:p>319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8" table:formula="of:=[.F330]+1" table:style-name="ce8">
            <text:p>8</text:p>
          </table:table-cell>
          <table:table-cell office:value-type="float" office:value="26" table:formula="of:=INDEX($$dbNiveis;[.E345];[.F345]+2)" table:style-name="ce8">
            <text:p>26</text:p>
          </table:table-cell>
          <table:table-cell table:style-name="ce8"/>
          <table:table-cell office:value-type="float" office:value="320" table:style-name="ce8">
            <text:p>320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32" table:style-name="ce8">
            <text:p>3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0" table:formula="of:=INDEX($$dbNiveis;[.E346];[.F346]+2)" table:style-name="ce8">
            <text:p>10</text:p>
          </table:table-cell>
          <table:table-cell table:style-name="ce8"/>
          <table:table-cell office:value-type="float" office:value="321" table:style-name="ce8">
            <text:p>321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1" table:formula="of:=INDEX($$dbNiveis;[.E347];[.F347]+2)" table:style-name="ce8">
            <text:p>11</text:p>
          </table:table-cell>
          <table:table-cell table:style-name="ce8"/>
          <table:table-cell office:value-type="float" office:value="322" table:style-name="ce8">
            <text:p>322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2" table:formula="of:=INDEX($$dbNiveis;[.E348];[.F348]+2)" table:style-name="ce8">
            <text:p>12</text:p>
          </table:table-cell>
          <table:table-cell table:style-name="ce8"/>
          <table:table-cell office:value-type="float" office:value="323" table:style-name="ce8">
            <text:p>323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4" table:formula="of:=INDEX($$dbNiveis;[.E349];[.F349]+2)" table:style-name="ce8">
            <text:p>14</text:p>
          </table:table-cell>
          <table:table-cell table:style-name="ce8"/>
          <table:table-cell office:value-type="float" office:value="324" table:style-name="ce8">
            <text:p>324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15" table:formula="of:=INDEX($$dbNiveis;[.E350];[.F350]+2)" table:style-name="ce8">
            <text:p>15</text:p>
          </table:table-cell>
          <table:table-cell table:style-name="ce8"/>
          <table:table-cell office:value-type="float" office:value="325" table:style-name="ce8">
            <text:p>325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7" table:formula="of:=INDEX($$dbNiveis;[.E351];[.F351]+2)" table:style-name="ce8">
            <text:p>17</text:p>
          </table:table-cell>
          <table:table-cell table:style-name="ce8"/>
          <table:table-cell office:value-type="float" office:value="326" table:style-name="ce8">
            <text:p>326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9" table:formula="of:=INDEX($$dbNiveis;[.E352];[.F352]+2)" table:style-name="ce8">
            <text:p>19</text:p>
          </table:table-cell>
          <table:table-cell table:style-name="ce8"/>
          <table:table-cell office:value-type="float" office:value="327" table:style-name="ce8">
            <text:p>327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22" table:formula="of:=INDEX($$dbNiveis;[.E353];[.F353]+2)" table:style-name="ce8">
            <text:p>22</text:p>
          </table:table-cell>
          <table:table-cell table:style-name="ce8"/>
          <table:table-cell office:value-type="float" office:value="328" table:style-name="ce8">
            <text:p>328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24" table:formula="of:=INDEX($$dbNiveis;[.E354];[.F354]+2)" table:style-name="ce8">
            <text:p>24</text:p>
          </table:table-cell>
          <table:table-cell table:style-name="ce8"/>
          <table:table-cell office:value-type="float" office:value="329" table:style-name="ce8">
            <text:p>329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27" table:formula="of:=INDEX($$dbNiveis;[.E355];[.F355]+2)" table:style-name="ce8">
            <text:p>27</text:p>
          </table:table-cell>
          <table:table-cell table:style-name="ce8"/>
          <table:table-cell office:value-type="float" office:value="330" table:style-name="ce8">
            <text:p>330</text:p>
          </table:table-cell>
          <table:table-cell office:value-type="float" office:value="27" table:style-name="ce8">
            <text:p>27</text:p>
          </table:table-cell>
          <table:table-cell office:value-type="float" office:value="3200" table:style-name="ce8">
            <text:p>3200</text:p>
          </table:table-cell>
          <table:table-cell office:value-type="float" office:value="33" table:style-name="ce8">
            <text:p>3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11" table:formula="of:=INDEX($$dbNiveis;[.E356];[.F356]+2)" table:style-name="ce8">
            <text:p>11</text:p>
          </table:table-cell>
          <table:table-cell table:style-name="ce8"/>
          <table:table-cell office:value-type="float" office:value="331" table:style-name="ce8">
            <text:p>331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2" table:formula="of:=INDEX($$dbNiveis;[.E357];[.F357]+2)" table:style-name="ce8">
            <text:p>12</text:p>
          </table:table-cell>
          <table:table-cell table:style-name="ce8"/>
          <table:table-cell office:value-type="float" office:value="332" table:style-name="ce8">
            <text:p>332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3" table:formula="of:=INDEX($$dbNiveis;[.E358];[.F358]+2)" table:style-name="ce8">
            <text:p>13</text:p>
          </table:table-cell>
          <table:table-cell table:style-name="ce8"/>
          <table:table-cell office:value-type="float" office:value="333" table:style-name="ce8">
            <text:p>333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15" table:formula="of:=INDEX($$dbNiveis;[.E359];[.F359]+2)" table:style-name="ce8">
            <text:p>15</text:p>
          </table:table-cell>
          <table:table-cell table:style-name="ce8"/>
          <table:table-cell office:value-type="float" office:value="334" table:style-name="ce8">
            <text:p>334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6" table:formula="of:=INDEX($$dbNiveis;[.E360];[.F360]+2)" table:style-name="ce8">
            <text:p>16</text:p>
          </table:table-cell>
          <table:table-cell table:style-name="ce8"/>
          <table:table-cell office:value-type="float" office:value="335" table:style-name="ce8">
            <text:p>335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0" table:formula="of:=[.F346]+1" table:style-name="ce8">
            <text:p>10</text:p>
          </table:table-cell>
          <table:table-cell office:value-type="float" office:value="18" table:formula="of:=INDEX($$dbNiveis;[.E361];[.F361]+2)" table:style-name="ce8">
            <text:p>18</text:p>
          </table:table-cell>
          <table:table-cell table:style-name="ce8"/>
          <table:table-cell office:value-type="float" office:value="336" table:style-name="ce8">
            <text:p>336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0" table:formula="of:=[.F347]+1" table:style-name="ce8">
            <text:p>10</text:p>
          </table:table-cell>
          <table:table-cell office:value-type="float" office:value="20" table:formula="of:=INDEX($$dbNiveis;[.E362];[.F362]+2)" table:style-name="ce8">
            <text:p>20</text:p>
          </table:table-cell>
          <table:table-cell table:style-name="ce8"/>
          <table:table-cell office:value-type="float" office:value="337" table:style-name="ce8">
            <text:p>337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0" table:formula="of:=[.F348]+1" table:style-name="ce8">
            <text:p>10</text:p>
          </table:table-cell>
          <table:table-cell office:value-type="float" office:value="23" table:formula="of:=INDEX($$dbNiveis;[.E363];[.F363]+2)" table:style-name="ce8">
            <text:p>23</text:p>
          </table:table-cell>
          <table:table-cell table:style-name="ce8"/>
          <table:table-cell office:value-type="float" office:value="338" table:style-name="ce8">
            <text:p>338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0" table:formula="of:=[.F349]+1" table:style-name="ce8">
            <text:p>10</text:p>
          </table:table-cell>
          <table:table-cell office:value-type="float" office:value="25" table:formula="of:=INDEX($$dbNiveis;[.E364];[.F364]+2)" table:style-name="ce8">
            <text:p>25</text:p>
          </table:table-cell>
          <table:table-cell table:style-name="ce8"/>
          <table:table-cell office:value-type="float" office:value="339" table:style-name="ce8">
            <text:p>339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0" table:formula="of:=[.F350]+1" table:style-name="ce8">
            <text:p>10</text:p>
          </table:table-cell>
          <table:table-cell office:value-type="float" office:value="28" table:formula="of:=INDEX($$dbNiveis;[.E365];[.F365]+2)" table:style-name="ce8">
            <text:p>28</text:p>
          </table:table-cell>
          <table:table-cell table:style-name="ce8"/>
          <table:table-cell office:value-type="float" office:value="340" table:style-name="ce8">
            <text:p>340</text:p>
          </table:table-cell>
          <table:table-cell office:value-type="float" office:value="28" table:style-name="ce8">
            <text:p>28</text:p>
          </table:table-cell>
          <table:table-cell office:value-type="float" office:value="3200" table:style-name="ce8">
            <text:p>3200</text:p>
          </table:table-cell>
          <table:table-cell office:value-type="float" office:value="34" table:style-name="ce8">
            <text:p>3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341" table:style-name="ce8">
            <text:p>341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table:style-name="ce8"/>
          <table:table-cell office:value-type="float" office:value="342" table:style-name="ce8">
            <text:p>342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4" table:style-name="ce8">
            <text:p>14</text:p>
          </table:table-cell>
          <table:table-cell table:style-name="ce8"/>
          <table:table-cell office:value-type="float" office:value="343" table:style-name="ce8">
            <text:p>343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6" table:style-name="ce8">
            <text:p>16</text:p>
          </table:table-cell>
          <table:table-cell table:style-name="ce8"/>
          <table:table-cell office:value-type="float" office:value="344" table:style-name="ce8">
            <text:p>344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17" table:style-name="ce8">
            <text:p>17</text:p>
          </table:table-cell>
          <table:table-cell table:style-name="ce8"/>
          <table:table-cell office:value-type="float" office:value="345" table:style-name="ce8">
            <text:p>345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1" table:formula="of:=[.F356]+1" table:style-name="ce8">
            <text:p>11</text:p>
          </table:table-cell>
          <table:table-cell office:value-type="float" office:value="19" table:style-name="ce8">
            <text:p>19</text:p>
          </table:table-cell>
          <table:table-cell table:style-name="ce8"/>
          <table:table-cell office:value-type="float" office:value="346" table:style-name="ce8">
            <text:p>346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1" table:formula="of:=[.F357]+1" table:style-name="ce8">
            <text:p>11</text:p>
          </table:table-cell>
          <table:table-cell office:value-type="float" office:value="21" table:style-name="ce8">
            <text:p>21</text:p>
          </table:table-cell>
          <table:table-cell table:style-name="ce8"/>
          <table:table-cell office:value-type="float" office:value="347" table:style-name="ce8">
            <text:p>347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1" table:formula="of:=[.F358]+1" table:style-name="ce8">
            <text:p>11</text:p>
          </table:table-cell>
          <table:table-cell office:value-type="float" office:value="24" table:style-name="ce8">
            <text:p>24</text:p>
          </table:table-cell>
          <table:table-cell table:style-name="ce8"/>
          <table:table-cell office:value-type="float" office:value="348" table:style-name="ce8">
            <text:p>348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1" table:formula="of:=[.F359]+1" table:style-name="ce8">
            <text:p>11</text:p>
          </table:table-cell>
          <table:table-cell office:value-type="float" office:value="26" table:style-name="ce8">
            <text:p>26</text:p>
          </table:table-cell>
          <table:table-cell table:style-name="ce8"/>
          <table:table-cell office:value-type="float" office:value="349" table:style-name="ce8">
            <text:p>349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1" table:formula="of:=[.F360]+1" table:style-name="ce8">
            <text:p>11</text:p>
          </table:table-cell>
          <table:table-cell office:value-type="float" office:value="29" table:style-name="ce8">
            <text:p>29</text:p>
          </table:table-cell>
          <table:table-cell table:style-name="ce8"/>
          <table:table-cell office:value-type="float" office:value="350" table:style-name="ce8">
            <text:p>350</text:p>
          </table:table-cell>
          <table:table-cell office:value-type="float" office:value="29" table:style-name="ce8">
            <text:p>29</text:p>
          </table:table-cell>
          <table:table-cell office:value-type="float" office:value="3200" table:style-name="ce8">
            <text:p>3200</text:p>
          </table:table-cell>
          <table:table-cell office:value-type="float" office:value="35" table:style-name="ce8">
            <text:p>3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table:style-name="ce8"/>
          <table:table-cell office:value-type="float" office:value="351" table:style-name="ce8">
            <text:p>351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table:style-name="ce8"/>
          <table:table-cell office:value-type="float" office:value="352" table:style-name="ce8">
            <text:p>352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353" table:style-name="ce8">
            <text:p>353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7" table:style-name="ce8">
            <text:p>17</text:p>
          </table:table-cell>
          <table:table-cell table:style-name="ce8"/>
          <table:table-cell office:value-type="float" office:value="354" table:style-name="ce8">
            <text:p>354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table:style-name="ce8"/>
          <table:table-cell office:value-type="float" office:value="355" table:style-name="ce8">
            <text:p>355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356" table:style-name="ce8">
            <text:p>356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22" table:style-name="ce8">
            <text:p>22</text:p>
          </table:table-cell>
          <table:table-cell table:style-name="ce8"/>
          <table:table-cell office:value-type="float" office:value="357" table:style-name="ce8">
            <text:p>357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2" table:formula="of:=[.F368]+1" table:style-name="ce8">
            <text:p>12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358" table:style-name="ce8">
            <text:p>358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2" table:formula="of:=[.F369]+1" table:style-name="ce8">
            <text:p>12</text:p>
          </table:table-cell>
          <table:table-cell office:value-type="float" office:value="27" table:style-name="ce8">
            <text:p>27</text:p>
          </table:table-cell>
          <table:table-cell table:style-name="ce8"/>
          <table:table-cell office:value-type="float" office:value="359" table:style-name="ce8">
            <text:p>359</text:p>
          </table:table-cell>
          <table:table-cell office:value-type="float" office:value="27" table:style-name="ce8">
            <text:p>27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2" table:formula="of:=[.F370]+1" table:style-name="ce8">
            <text:p>12</text:p>
          </table:table-cell>
          <table:table-cell office:value-type="float" office:value="30" table:style-name="ce8">
            <text:p>30</text:p>
          </table:table-cell>
          <table:table-cell table:style-name="ce8"/>
          <table:table-cell office:value-type="float" office:value="360" table:style-name="ce8">
            <text:p>360</text:p>
          </table:table-cell>
          <table:table-cell office:value-type="float" office:value="30" table:style-name="ce8">
            <text:p>30</text:p>
          </table:table-cell>
          <table:table-cell office:value-type="float" office:value="3200" table:style-name="ce8">
            <text:p>3200</text:p>
          </table:table-cell>
          <table:table-cell office:value-type="float" office:value="36" table:style-name="ce8">
            <text:p>36</text:p>
          </table:table-cell>
          <table:table-cell table:style-name="ce12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formula="of:=INDEX($$dbNiveis;[.E386];[.F386]+2)" table:style-name="ce8">
            <text:p>2</text:p>
          </table:table-cell>
          <table:table-cell table:style-name="ce8"/>
          <table:table-cell office:value-type="float" office:value="361" table:style-name="ce8">
            <text:p>361</text:p>
          </table:table-cell>
          <table:table-cell office:value-type="float" office:value="2" table:style-name="ce8">
            <text:p>2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formula="of:=INDEX($$dbNiveis;[.E387];[.F387]+2)" table:style-name="ce8">
            <text:p>3</text:p>
          </table:table-cell>
          <table:table-cell table:style-name="ce8"/>
          <table:table-cell office:value-type="float" office:value="362" table:style-name="ce8">
            <text:p>362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4" table:formula="of:=INDEX($$dbNiveis;[.E388];[.F388]+2)" table:style-name="ce8">
            <text:p>4</text:p>
          </table:table-cell>
          <table:table-cell table:style-name="ce8"/>
          <table:table-cell office:value-type="float" office:value="363" table:style-name="ce8">
            <text:p>363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6" table:formula="of:=INDEX($$dbNiveis;[.E389];[.F389]+2)" table:style-name="ce8">
            <text:p>6</text:p>
          </table:table-cell>
          <table:table-cell table:style-name="ce8"/>
          <table:table-cell office:value-type="float" office:value="364" table:style-name="ce8">
            <text:p>364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" table:formula="of:=INDEX($$dbNiveis;[.E390];[.F390]+2)" table:style-name="ce8">
            <text:p>7</text:p>
          </table:table-cell>
          <table:table-cell table:style-name="ce8"/>
          <table:table-cell office:value-type="float" office:value="365" table:style-name="ce8">
            <text:p>365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INDEX($$dbNiveis;[.E391];[.F391]+2)" table:style-name="ce8">
            <text:p>9</text:p>
          </table:table-cell>
          <table:table-cell table:style-name="ce8"/>
          <table:table-cell office:value-type="float" office:value="366" table:style-name="ce8">
            <text:p>366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11" table:formula="of:=INDEX($$dbNiveis;[.E392];[.F392]+2)" table:style-name="ce8">
            <text:p>11</text:p>
          </table:table-cell>
          <table:table-cell table:style-name="ce8"/>
          <table:table-cell office:value-type="float" office:value="367" table:style-name="ce8">
            <text:p>367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14" table:formula="of:=INDEX($$dbNiveis;[.E393];[.F393]+2)" table:style-name="ce8">
            <text:p>14</text:p>
          </table:table-cell>
          <table:table-cell table:style-name="ce8"/>
          <table:table-cell office:value-type="float" office:value="368" table:style-name="ce8">
            <text:p>368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16" table:formula="of:=INDEX($$dbNiveis;[.E394];[.F394]+2)" table:style-name="ce8">
            <text:p>16</text:p>
          </table:table-cell>
          <table:table-cell table:style-name="ce8"/>
          <table:table-cell office:value-type="float" office:value="369" table:style-name="ce8">
            <text:p>369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19" table:formula="of:=INDEX($$dbNiveis;[.E395];[.F395]+2)" table:style-name="ce8">
            <text:p>19</text:p>
          </table:table-cell>
          <table:table-cell table:style-name="ce8"/>
          <table:table-cell office:value-type="float" office:value="370" table:style-name="ce8">
            <text:p>370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37" table:style-name="ce8">
            <text:p>37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formula="of:=INDEX($$dbNiveis;[.E396];[.F396]+2)" table:style-name="ce8">
            <text:p>3</text:p>
          </table:table-cell>
          <table:table-cell table:style-name="ce8"/>
          <table:table-cell office:value-type="float" office:value="371" table:style-name="ce8">
            <text:p>371</text:p>
          </table:table-cell>
          <table:table-cell office:value-type="float" office:value="3" table:style-name="ce8">
            <text:p>3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4" table:formula="of:=INDEX($$dbNiveis;[.E397];[.F397]+2)" table:style-name="ce8">
            <text:p>4</text:p>
          </table:table-cell>
          <table:table-cell table:style-name="ce8"/>
          <table:table-cell office:value-type="float" office:value="372" table:style-name="ce8">
            <text:p>372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5" table:formula="of:=INDEX($$dbNiveis;[.E398];[.F398]+2)" table:style-name="ce8">
            <text:p>5</text:p>
          </table:table-cell>
          <table:table-cell table:style-name="ce8"/>
          <table:table-cell office:value-type="float" office:value="373" table:style-name="ce8">
            <text:p>373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7" table:formula="of:=INDEX($$dbNiveis;[.E399];[.F399]+2)" table:style-name="ce8">
            <text:p>7</text:p>
          </table:table-cell>
          <table:table-cell table:style-name="ce8"/>
          <table:table-cell office:value-type="float" office:value="374" table:style-name="ce8">
            <text:p>374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8" table:formula="of:=INDEX($$dbNiveis;[.E400];[.F400]+2)" table:style-name="ce8">
            <text:p>8</text:p>
          </table:table-cell>
          <table:table-cell table:style-name="ce8"/>
          <table:table-cell office:value-type="float" office:value="375" table:style-name="ce8">
            <text:p>375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 table:style-name="ce8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10" table:formula="of:=INDEX($$dbNiveis;[.E401];[.F401]+2)" table:style-name="ce8">
            <text:p>10</text:p>
          </table:table-cell>
          <table:table-cell table:style-name="ce8"/>
          <table:table-cell office:value-type="float" office:value="376" table:style-name="ce8">
            <text:p>376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12" table:formula="of:=INDEX($$dbNiveis;[.E402];[.F402]+2)" table:style-name="ce8">
            <text:p>12</text:p>
          </table:table-cell>
          <table:table-cell table:style-name="ce8"/>
          <table:table-cell office:value-type="float" office:value="377" table:style-name="ce8">
            <text:p>377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INDEX($$dbNiveis;[.E403];[.F403]+2)" table:style-name="ce8">
            <text:p>15</text:p>
          </table:table-cell>
          <table:table-cell table:style-name="ce8"/>
          <table:table-cell office:value-type="float" office:value="378" table:style-name="ce8">
            <text:p>378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17" table:formula="of:=INDEX($$dbNiveis;[.E404];[.F404]+2)" table:style-name="ce8">
            <text:p>17</text:p>
          </table:table-cell>
          <table:table-cell table:style-name="ce8"/>
          <table:table-cell office:value-type="float" office:value="379" table:style-name="ce8">
            <text:p>379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20" table:formula="of:=INDEX($$dbNiveis;[.E405];[.F405]+2)" table:style-name="ce8">
            <text:p>20</text:p>
          </table:table-cell>
          <table:table-cell table:style-name="ce8"/>
          <table:table-cell office:value-type="float" office:value="380" table:style-name="ce8">
            <text:p>380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38" table:style-name="ce8">
            <text:p>3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4" table:formula="of:=INDEX($$dbNiveis;[.E406];[.F406]+2)" table:style-name="ce8">
            <text:p>4</text:p>
          </table:table-cell>
          <table:table-cell table:style-name="ce8"/>
          <table:table-cell office:value-type="float" office:value="381" table:style-name="ce8">
            <text:p>381</text:p>
          </table:table-cell>
          <table:table-cell office:value-type="float" office:value="4" table:style-name="ce8">
            <text:p>4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5" table:formula="of:=INDEX($$dbNiveis;[.E407];[.F407]+2)" table:style-name="ce8">
            <text:p>5</text:p>
          </table:table-cell>
          <table:table-cell table:style-name="ce8"/>
          <table:table-cell office:value-type="float" office:value="382" table:style-name="ce8">
            <text:p>382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formula="of:=INDEX($$dbNiveis;[.E408];[.F408]+2)" table:style-name="ce8">
            <text:p>6</text:p>
          </table:table-cell>
          <table:table-cell table:style-name="ce8"/>
          <table:table-cell office:value-type="float" office:value="383" table:style-name="ce8">
            <text:p>383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8" table:formula="of:=INDEX($$dbNiveis;[.E409];[.F409]+2)" table:style-name="ce8">
            <text:p>8</text:p>
          </table:table-cell>
          <table:table-cell table:style-name="ce8"/>
          <table:table-cell office:value-type="float" office:value="384" table:style-name="ce8">
            <text:p>384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INDEX($$dbNiveis;[.E410];[.F410]+2)" table:style-name="ce8">
            <text:p>9</text:p>
          </table:table-cell>
          <table:table-cell table:style-name="ce8"/>
          <table:table-cell office:value-type="float" office:value="385" table:style-name="ce8">
            <text:p>385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11" table:formula="of:=INDEX($$dbNiveis;[.E411];[.F411]+2)" table:style-name="ce8">
            <text:p>11</text:p>
          </table:table-cell>
          <table:table-cell table:style-name="ce8"/>
          <table:table-cell office:value-type="float" office:value="386" table:style-name="ce8">
            <text:p>386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13" table:formula="of:=INDEX($$dbNiveis;[.E412];[.F412]+2)" table:style-name="ce8">
            <text:p>13</text:p>
          </table:table-cell>
          <table:table-cell table:style-name="ce8"/>
          <table:table-cell office:value-type="float" office:value="387" table:style-name="ce8">
            <text:p>387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16" table:formula="of:=INDEX($$dbNiveis;[.E413];[.F413]+2)" table:style-name="ce8">
            <text:p>16</text:p>
          </table:table-cell>
          <table:table-cell table:style-name="ce8"/>
          <table:table-cell office:value-type="float" office:value="388" table:style-name="ce8">
            <text:p>388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18" table:formula="of:=INDEX($$dbNiveis;[.E414];[.F414]+2)" table:style-name="ce8">
            <text:p>18</text:p>
          </table:table-cell>
          <table:table-cell table:style-name="ce8"/>
          <table:table-cell office:value-type="float" office:value="389" table:style-name="ce8">
            <text:p>389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3" table:style-name="ce8">
            <text:p>3</text:p>
          </table:table-cell>
          <table:table-cell office:value-type="float" office:value="21" table:formula="of:=INDEX($$dbNiveis;[.E415];[.F415]+2)" table:style-name="ce8">
            <text:p>21</text:p>
          </table:table-cell>
          <table:table-cell table:style-name="ce8"/>
          <table:table-cell office:value-type="float" office:value="390" table:style-name="ce8">
            <text:p>390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39" table:style-name="ce8">
            <text:p>3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5" table:formula="of:=INDEX($$dbNiveis;[.E416];[.F416]+2)" table:style-name="ce8">
            <text:p>5</text:p>
          </table:table-cell>
          <table:table-cell table:style-name="ce8"/>
          <table:table-cell office:value-type="float" office:value="391" table:style-name="ce8">
            <text:p>391</text:p>
          </table:table-cell>
          <table:table-cell office:value-type="float" office:value="5" table:style-name="ce8">
            <text:p>5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6" table:formula="of:=INDEX($$dbNiveis;[.E417];[.F417]+2)" table:style-name="ce8">
            <text:p>6</text:p>
          </table:table-cell>
          <table:table-cell table:style-name="ce8"/>
          <table:table-cell office:value-type="float" office:value="392" table:style-name="ce8">
            <text:p>392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7" table:formula="of:=INDEX($$dbNiveis;[.E418];[.F418]+2)" table:style-name="ce8">
            <text:p>7</text:p>
          </table:table-cell>
          <table:table-cell table:style-name="ce8"/>
          <table:table-cell office:value-type="float" office:value="393" table:style-name="ce8">
            <text:p>393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9" table:formula="of:=INDEX($$dbNiveis;[.E419];[.F419]+2)" table:style-name="ce8">
            <text:p>9</text:p>
          </table:table-cell>
          <table:table-cell table:style-name="ce8"/>
          <table:table-cell office:value-type="float" office:value="394" table:style-name="ce8">
            <text:p>394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10" table:formula="of:=INDEX($$dbNiveis;[.E420];[.F420]+2)" table:style-name="ce8">
            <text:p>10</text:p>
          </table:table-cell>
          <table:table-cell table:style-name="ce8"/>
          <table:table-cell office:value-type="float" office:value="395" table:style-name="ce8">
            <text:p>395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12" table:formula="of:=INDEX($$dbNiveis;[.E421];[.F421]+2)" table:style-name="ce8">
            <text:p>12</text:p>
          </table:table-cell>
          <table:table-cell table:style-name="ce8"/>
          <table:table-cell office:value-type="float" office:value="396" table:style-name="ce8">
            <text:p>396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14" table:formula="of:=INDEX($$dbNiveis;[.E422];[.F422]+2)" table:style-name="ce8">
            <text:p>14</text:p>
          </table:table-cell>
          <table:table-cell table:style-name="ce8"/>
          <table:table-cell office:value-type="float" office:value="397" table:style-name="ce8">
            <text:p>397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7" table:formula="of:=INDEX($$dbNiveis;[.E423];[.F423]+2)" table:style-name="ce8">
            <text:p>17</text:p>
          </table:table-cell>
          <table:table-cell table:style-name="ce8"/>
          <table:table-cell office:value-type="float" office:value="398" table:style-name="ce8">
            <text:p>398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19" table:formula="of:=INDEX($$dbNiveis;[.E424];[.F424]+2)" table:style-name="ce8">
            <text:p>19</text:p>
          </table:table-cell>
          <table:table-cell table:style-name="ce8"/>
          <table:table-cell office:value-type="float" office:value="399" table:style-name="ce8">
            <text:p>399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22" table:formula="of:=INDEX($$dbNiveis;[.E425];[.F425]+2)" table:style-name="ce8">
            <text:p>22</text:p>
          </table:table-cell>
          <table:table-cell table:style-name="ce8"/>
          <table:table-cell office:value-type="float" office:value="400" table:style-name="ce8">
            <text:p>400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40" table:style-name="ce8">
            <text:p>4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formula="of:=INDEX($$dbNiveis;[.E426];[.F426]+2)" table:style-name="ce8">
            <text:p>6</text:p>
          </table:table-cell>
          <table:table-cell table:style-name="ce8"/>
          <table:table-cell office:value-type="float" office:value="401" table:style-name="ce8">
            <text:p>401</text:p>
          </table:table-cell>
          <table:table-cell office:value-type="float" office:value="6" table:style-name="ce8">
            <text:p>6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float" office:value="7" table:formula="of:=INDEX($$dbNiveis;[.E427];[.F427]+2)" table:style-name="ce8">
            <text:p>7</text:p>
          </table:table-cell>
          <table:table-cell table:style-name="ce8"/>
          <table:table-cell office:value-type="float" office:value="402" table:style-name="ce8">
            <text:p>402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8" table:formula="of:=INDEX($$dbNiveis;[.E428];[.F428]+2)" table:style-name="ce8">
            <text:p>8</text:p>
          </table:table-cell>
          <table:table-cell table:style-name="ce8"/>
          <table:table-cell office:value-type="float" office:value="403" table:style-name="ce8">
            <text:p>403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0" table:formula="of:=INDEX($$dbNiveis;[.E429];[.F429]+2)" table:style-name="ce8">
            <text:p>10</text:p>
          </table:table-cell>
          <table:table-cell table:style-name="ce8"/>
          <table:table-cell office:value-type="float" office:value="404" table:style-name="ce8">
            <text:p>404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1" table:formula="of:=INDEX($$dbNiveis;[.E430];[.F430]+2)" table:style-name="ce8">
            <text:p>11</text:p>
          </table:table-cell>
          <table:table-cell table:style-name="ce8"/>
          <table:table-cell office:value-type="float" office:value="405" table:style-name="ce8">
            <text:p>405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13" table:formula="of:=INDEX($$dbNiveis;[.E431];[.F431]+2)" table:style-name="ce8">
            <text:p>13</text:p>
          </table:table-cell>
          <table:table-cell table:style-name="ce8"/>
          <table:table-cell office:value-type="float" office:value="406" table:style-name="ce8">
            <text:p>406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INDEX($$dbNiveis;[.E432];[.F432]+2)" table:style-name="ce8">
            <text:p>15</text:p>
          </table:table-cell>
          <table:table-cell table:style-name="ce8"/>
          <table:table-cell office:value-type="float" office:value="407" table:style-name="ce8">
            <text:p>407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18" table:formula="of:=INDEX($$dbNiveis;[.E433];[.F433]+2)" table:style-name="ce8">
            <text:p>18</text:p>
          </table:table-cell>
          <table:table-cell table:style-name="ce8"/>
          <table:table-cell office:value-type="float" office:value="408" table:style-name="ce8">
            <text:p>408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20" table:formula="of:=INDEX($$dbNiveis;[.E434];[.F434]+2)" table:style-name="ce8">
            <text:p>20</text:p>
          </table:table-cell>
          <table:table-cell table:style-name="ce8"/>
          <table:table-cell office:value-type="float" office:value="409" table:style-name="ce8">
            <text:p>409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3" table:formula="of:=INDEX($$dbNiveis;[.E435];[.F435]+2)" table:style-name="ce8">
            <text:p>23</text:p>
          </table:table-cell>
          <table:table-cell table:style-name="ce8"/>
          <table:table-cell office:value-type="float" office:value="410" table:style-name="ce8">
            <text:p>410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41" table:style-name="ce8">
            <text:p>41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7" table:formula="of:=INDEX($$dbNiveis;[.E436];[.F436]+2)" table:style-name="ce8">
            <text:p>7</text:p>
          </table:table-cell>
          <table:table-cell table:style-name="ce8"/>
          <table:table-cell office:value-type="float" office:value="411" table:style-name="ce8">
            <text:p>411</text:p>
          </table:table-cell>
          <table:table-cell office:value-type="float" office:value="7" table:style-name="ce8">
            <text:p>7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8" table:formula="of:=INDEX($$dbNiveis;[.E437];[.F437]+2)" table:style-name="ce8">
            <text:p>8</text:p>
          </table:table-cell>
          <table:table-cell table:style-name="ce8"/>
          <table:table-cell office:value-type="float" office:value="412" table:style-name="ce8">
            <text:p>412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9" table:formula="of:=INDEX($$dbNiveis;[.E438];[.F438]+2)" table:style-name="ce8">
            <text:p>9</text:p>
          </table:table-cell>
          <table:table-cell table:style-name="ce8"/>
          <table:table-cell office:value-type="float" office:value="413" table:style-name="ce8">
            <text:p>413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1" table:formula="of:=INDEX($$dbNiveis;[.E439];[.F439]+2)" table:style-name="ce8">
            <text:p>11</text:p>
          </table:table-cell>
          <table:table-cell table:style-name="ce8"/>
          <table:table-cell office:value-type="float" office:value="414" table:style-name="ce8">
            <text:p>414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12" table:formula="of:=INDEX($$dbNiveis;[.E440];[.F440]+2)" table:style-name="ce8">
            <text:p>12</text:p>
          </table:table-cell>
          <table:table-cell table:style-name="ce8"/>
          <table:table-cell office:value-type="float" office:value="415" table:style-name="ce8">
            <text:p>415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4" table:formula="of:=INDEX($$dbNiveis;[.E441];[.F441]+2)" table:style-name="ce8">
            <text:p>14</text:p>
          </table:table-cell>
          <table:table-cell table:style-name="ce8"/>
          <table:table-cell office:value-type="float" office:value="416" table:style-name="ce8">
            <text:p>416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6" table:formula="of:=INDEX($$dbNiveis;[.E442];[.F442]+2)" table:style-name="ce8">
            <text:p>16</text:p>
          </table:table-cell>
          <table:table-cell table:style-name="ce8"/>
          <table:table-cell office:value-type="float" office:value="417" table:style-name="ce8">
            <text:p>417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9" table:formula="of:=INDEX($$dbNiveis;[.E443];[.F443]+2)" table:style-name="ce8">
            <text:p>19</text:p>
          </table:table-cell>
          <table:table-cell table:style-name="ce8"/>
          <table:table-cell office:value-type="float" office:value="418" table:style-name="ce8">
            <text:p>418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21" table:formula="of:=INDEX($$dbNiveis;[.E444];[.F444]+2)" table:style-name="ce8">
            <text:p>21</text:p>
          </table:table-cell>
          <table:table-cell table:style-name="ce8"/>
          <table:table-cell office:value-type="float" office:value="419" table:style-name="ce8">
            <text:p>419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24" table:formula="of:=INDEX($$dbNiveis;[.E445];[.F445]+2)" table:style-name="ce8">
            <text:p>24</text:p>
          </table:table-cell>
          <table:table-cell table:style-name="ce8"/>
          <table:table-cell office:value-type="float" office:value="420" table:style-name="ce8">
            <text:p>420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42" table:style-name="ce8">
            <text:p>42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8" table:formula="of:=INDEX($$dbNiveis;[.E446];[.F446]+2)" table:style-name="ce8">
            <text:p>8</text:p>
          </table:table-cell>
          <table:table-cell table:style-name="ce8"/>
          <table:table-cell office:value-type="float" office:value="421" table:style-name="ce8">
            <text:p>421</text:p>
          </table:table-cell>
          <table:table-cell office:value-type="float" office:value="8" table:style-name="ce8">
            <text:p>8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7" table:style-name="ce8">
            <text:p>7</text:p>
          </table:table-cell>
          <table:table-cell office:value-type="float" office:value="9" table:formula="of:=INDEX($$dbNiveis;[.E447];[.F447]+2)" table:style-name="ce8">
            <text:p>9</text:p>
          </table:table-cell>
          <table:table-cell table:style-name="ce8"/>
          <table:table-cell office:value-type="float" office:value="422" table:style-name="ce8">
            <text:p>422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0" table:formula="of:=INDEX($$dbNiveis;[.E448];[.F448]+2)" table:style-name="ce8">
            <text:p>10</text:p>
          </table:table-cell>
          <table:table-cell table:style-name="ce8"/>
          <table:table-cell office:value-type="float" office:value="423" table:style-name="ce8">
            <text:p>423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7" table:style-name="ce8">
            <text:p>7</text:p>
          </table:table-cell>
          <table:table-cell office:value-type="float" office:value="12" table:formula="of:=INDEX($$dbNiveis;[.E449];[.F449]+2)" table:style-name="ce8">
            <text:p>12</text:p>
          </table:table-cell>
          <table:table-cell table:style-name="ce8"/>
          <table:table-cell office:value-type="float" office:value="424" table:style-name="ce8">
            <text:p>424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7" table:style-name="ce8">
            <text:p>7</text:p>
          </table:table-cell>
          <table:table-cell office:value-type="float" office:value="13" table:formula="of:=INDEX($$dbNiveis;[.E450];[.F450]+2)" table:style-name="ce8">
            <text:p>13</text:p>
          </table:table-cell>
          <table:table-cell table:style-name="ce8"/>
          <table:table-cell office:value-type="float" office:value="425" table:style-name="ce8">
            <text:p>425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15" table:formula="of:=INDEX($$dbNiveis;[.E451];[.F451]+2)" table:style-name="ce8">
            <text:p>15</text:p>
          </table:table-cell>
          <table:table-cell table:style-name="ce8"/>
          <table:table-cell office:value-type="float" office:value="426" table:style-name="ce8">
            <text:p>426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7" table:formula="of:=[.F437]+1" table:style-name="ce8">
            <text:p>7</text:p>
          </table:table-cell>
          <table:table-cell office:value-type="float" office:value="17" table:formula="of:=INDEX($$dbNiveis;[.E452];[.F452]+2)" table:style-name="ce8">
            <text:p>17</text:p>
          </table:table-cell>
          <table:table-cell table:style-name="ce8"/>
          <table:table-cell office:value-type="float" office:value="427" table:style-name="ce8">
            <text:p>427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7" table:formula="of:=[.F438]+1" table:style-name="ce8">
            <text:p>7</text:p>
          </table:table-cell>
          <table:table-cell office:value-type="float" office:value="20" table:formula="of:=INDEX($$dbNiveis;[.E453];[.F453]+2)" table:style-name="ce8">
            <text:p>20</text:p>
          </table:table-cell>
          <table:table-cell table:style-name="ce8"/>
          <table:table-cell office:value-type="float" office:value="428" table:style-name="ce8">
            <text:p>428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7" table:formula="of:=[.F439]+1" table:style-name="ce8">
            <text:p>7</text:p>
          </table:table-cell>
          <table:table-cell office:value-type="float" office:value="22" table:formula="of:=INDEX($$dbNiveis;[.E454];[.F454]+2)" table:style-name="ce8">
            <text:p>22</text:p>
          </table:table-cell>
          <table:table-cell table:style-name="ce8"/>
          <table:table-cell office:value-type="float" office:value="429" table:style-name="ce8">
            <text:p>429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7" table:formula="of:=[.F440]+1" table:style-name="ce8">
            <text:p>7</text:p>
          </table:table-cell>
          <table:table-cell office:value-type="float" office:value="25" table:formula="of:=INDEX($$dbNiveis;[.E455];[.F455]+2)" table:style-name="ce8">
            <text:p>25</text:p>
          </table:table-cell>
          <table:table-cell table:style-name="ce8"/>
          <table:table-cell office:value-type="float" office:value="430" table:style-name="ce8">
            <text:p>430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43" table:style-name="ce8">
            <text:p>43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9" table:formula="of:=INDEX($$dbNiveis;[.E456];[.F456]+2)" table:style-name="ce8">
            <text:p>9</text:p>
          </table:table-cell>
          <table:table-cell table:style-name="ce8"/>
          <table:table-cell office:value-type="float" office:value="431" table:style-name="ce8">
            <text:p>431</text:p>
          </table:table-cell>
          <table:table-cell office:value-type="float" office:value="9" table:style-name="ce8">
            <text:p>9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10" table:formula="of:=INDEX($$dbNiveis;[.E457];[.F457]+2)" table:style-name="ce8">
            <text:p>10</text:p>
          </table:table-cell>
          <table:table-cell table:style-name="ce8"/>
          <table:table-cell office:value-type="float" office:value="432" table:style-name="ce8">
            <text:p>432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11" table:formula="of:=INDEX($$dbNiveis;[.E458];[.F458]+2)" table:style-name="ce8">
            <text:p>11</text:p>
          </table:table-cell>
          <table:table-cell table:style-name="ce8"/>
          <table:table-cell office:value-type="float" office:value="433" table:style-name="ce8">
            <text:p>433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13" table:formula="of:=INDEX($$dbNiveis;[.E459];[.F459]+2)" table:style-name="ce8">
            <text:p>13</text:p>
          </table:table-cell>
          <table:table-cell table:style-name="ce8"/>
          <table:table-cell office:value-type="float" office:value="434" table:style-name="ce8">
            <text:p>434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4" table:formula="of:=INDEX($$dbNiveis;[.E460];[.F460]+2)" table:style-name="ce8">
            <text:p>14</text:p>
          </table:table-cell>
          <table:table-cell table:style-name="ce8"/>
          <table:table-cell office:value-type="float" office:value="435" table:style-name="ce8">
            <text:p>435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8" table:formula="of:=[.F446]+1" table:style-name="ce8">
            <text:p>8</text:p>
          </table:table-cell>
          <table:table-cell office:value-type="float" office:value="16" table:formula="of:=INDEX($$dbNiveis;[.E461];[.F461]+2)" table:style-name="ce8">
            <text:p>16</text:p>
          </table:table-cell>
          <table:table-cell table:style-name="ce8"/>
          <table:table-cell office:value-type="float" office:value="436" table:style-name="ce8">
            <text:p>436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8" table:formula="of:=[.F447]+1" table:style-name="ce8">
            <text:p>8</text:p>
          </table:table-cell>
          <table:table-cell office:value-type="float" office:value="18" table:formula="of:=INDEX($$dbNiveis;[.E462];[.F462]+2)" table:style-name="ce8">
            <text:p>18</text:p>
          </table:table-cell>
          <table:table-cell table:style-name="ce8"/>
          <table:table-cell office:value-type="float" office:value="437" table:style-name="ce8">
            <text:p>437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8" table:formula="of:=[.F448]+1" table:style-name="ce8">
            <text:p>8</text:p>
          </table:table-cell>
          <table:table-cell office:value-type="float" office:value="21" table:formula="of:=INDEX($$dbNiveis;[.E463];[.F463]+2)" table:style-name="ce8">
            <text:p>21</text:p>
          </table:table-cell>
          <table:table-cell table:style-name="ce8"/>
          <table:table-cell office:value-type="float" office:value="438" table:style-name="ce8">
            <text:p>438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8" table:formula="of:=[.F449]+1" table:style-name="ce8">
            <text:p>8</text:p>
          </table:table-cell>
          <table:table-cell office:value-type="float" office:value="23" table:formula="of:=INDEX($$dbNiveis;[.E464];[.F464]+2)" table:style-name="ce8">
            <text:p>23</text:p>
          </table:table-cell>
          <table:table-cell table:style-name="ce8"/>
          <table:table-cell office:value-type="float" office:value="439" table:style-name="ce8">
            <text:p>439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8" table:formula="of:=[.F450]+1" table:style-name="ce8">
            <text:p>8</text:p>
          </table:table-cell>
          <table:table-cell office:value-type="float" office:value="26" table:formula="of:=INDEX($$dbNiveis;[.E465];[.F465]+2)" table:style-name="ce8">
            <text:p>26</text:p>
          </table:table-cell>
          <table:table-cell table:style-name="ce8"/>
          <table:table-cell office:value-type="float" office:value="440" table:style-name="ce8">
            <text:p>440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44" table:style-name="ce8">
            <text:p>44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9" table:style-name="ce8">
            <text:p>9</text:p>
          </table:table-cell>
          <table:table-cell office:value-type="float" office:value="10" table:formula="of:=INDEX($$dbNiveis;[.E466];[.F466]+2)" table:style-name="ce8">
            <text:p>10</text:p>
          </table:table-cell>
          <table:table-cell table:style-name="ce8"/>
          <table:table-cell office:value-type="float" office:value="441" table:style-name="ce8">
            <text:p>441</text:p>
          </table:table-cell>
          <table:table-cell office:value-type="float" office:value="10" table:style-name="ce8">
            <text:p>10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9" table:style-name="ce8">
            <text:p>9</text:p>
          </table:table-cell>
          <table:table-cell office:value-type="float" office:value="11" table:formula="of:=INDEX($$dbNiveis;[.E467];[.F467]+2)" table:style-name="ce8">
            <text:p>11</text:p>
          </table:table-cell>
          <table:table-cell table:style-name="ce8"/>
          <table:table-cell office:value-type="float" office:value="442" table:style-name="ce8">
            <text:p>442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9" table:style-name="ce8">
            <text:p>9</text:p>
          </table:table-cell>
          <table:table-cell office:value-type="float" office:value="12" table:formula="of:=INDEX($$dbNiveis;[.E468];[.F468]+2)" table:style-name="ce8">
            <text:p>12</text:p>
          </table:table-cell>
          <table:table-cell table:style-name="ce8"/>
          <table:table-cell office:value-type="float" office:value="443" table:style-name="ce8">
            <text:p>443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14" table:formula="of:=INDEX($$dbNiveis;[.E469];[.F469]+2)" table:style-name="ce8">
            <text:p>14</text:p>
          </table:table-cell>
          <table:table-cell table:style-name="ce8"/>
          <table:table-cell office:value-type="float" office:value="444" table:style-name="ce8">
            <text:p>444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15" table:formula="of:=INDEX($$dbNiveis;[.E470];[.F470]+2)" table:style-name="ce8">
            <text:p>15</text:p>
          </table:table-cell>
          <table:table-cell table:style-name="ce8"/>
          <table:table-cell office:value-type="float" office:value="445" table:style-name="ce8">
            <text:p>445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7" table:formula="of:=INDEX($$dbNiveis;[.E471];[.F471]+2)" table:style-name="ce8">
            <text:p>17</text:p>
          </table:table-cell>
          <table:table-cell table:style-name="ce8"/>
          <table:table-cell office:value-type="float" office:value="446" table:style-name="ce8">
            <text:p>446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19" table:formula="of:=INDEX($$dbNiveis;[.E472];[.F472]+2)" table:style-name="ce8">
            <text:p>19</text:p>
          </table:table-cell>
          <table:table-cell table:style-name="ce8"/>
          <table:table-cell office:value-type="float" office:value="447" table:style-name="ce8">
            <text:p>447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22" table:formula="of:=INDEX($$dbNiveis;[.E473];[.F473]+2)" table:style-name="ce8">
            <text:p>22</text:p>
          </table:table-cell>
          <table:table-cell table:style-name="ce8"/>
          <table:table-cell office:value-type="float" office:value="448" table:style-name="ce8">
            <text:p>448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24" table:formula="of:=INDEX($$dbNiveis;[.E474];[.F474]+2)" table:style-name="ce8">
            <text:p>24</text:p>
          </table:table-cell>
          <table:table-cell table:style-name="ce8"/>
          <table:table-cell office:value-type="float" office:value="449" table:style-name="ce8">
            <text:p>449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9" table:style-name="ce8">
            <text:p>9</text:p>
          </table:table-cell>
          <table:table-cell office:value-type="float" office:value="27" table:formula="of:=INDEX($$dbNiveis;[.E475];[.F475]+2)" table:style-name="ce8">
            <text:p>27</text:p>
          </table:table-cell>
          <table:table-cell table:style-name="ce8"/>
          <table:table-cell office:value-type="float" office:value="450" table:style-name="ce8">
            <text:p>450</text:p>
          </table:table-cell>
          <table:table-cell office:value-type="float" office:value="27" table:style-name="ce8">
            <text:p>27</text:p>
          </table:table-cell>
          <table:table-cell office:value-type="float" office:value="3200" table:style-name="ce8">
            <text:p>3200</text:p>
          </table:table-cell>
          <table:table-cell office:value-type="float" office:value="45" table:style-name="ce8">
            <text:p>45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0" table:style-name="ce8">
            <text:p>10</text:p>
          </table:table-cell>
          <table:table-cell office:value-type="float" office:value="11" table:formula="of:=INDEX($$dbNiveis;[.E476];[.F476]+2)" table:style-name="ce8">
            <text:p>11</text:p>
          </table:table-cell>
          <table:table-cell table:style-name="ce8"/>
          <table:table-cell office:value-type="float" office:value="451" table:style-name="ce8">
            <text:p>451</text:p>
          </table:table-cell>
          <table:table-cell office:value-type="float" office:value="11" table:style-name="ce8">
            <text:p>11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office:value-type="float" office:value="12" table:formula="of:=INDEX($$dbNiveis;[.E477];[.F477]+2)" table:style-name="ce8">
            <text:p>12</text:p>
          </table:table-cell>
          <table:table-cell table:style-name="ce8"/>
          <table:table-cell office:value-type="float" office:value="452" table:style-name="ce8">
            <text:p>452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3" table:formula="of:=INDEX($$dbNiveis;[.E478];[.F478]+2)" table:style-name="ce8">
            <text:p>13</text:p>
          </table:table-cell>
          <table:table-cell table:style-name="ce8"/>
          <table:table-cell office:value-type="float" office:value="453" table:style-name="ce8">
            <text:p>453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0" table:style-name="ce8">
            <text:p>10</text:p>
          </table:table-cell>
          <table:table-cell office:value-type="float" office:value="15" table:formula="of:=INDEX($$dbNiveis;[.E479];[.F479]+2)" table:style-name="ce8">
            <text:p>15</text:p>
          </table:table-cell>
          <table:table-cell table:style-name="ce8"/>
          <table:table-cell office:value-type="float" office:value="454" table:style-name="ce8">
            <text:p>454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6" table:formula="of:=INDEX($$dbNiveis;[.E480];[.F480]+2)" table:style-name="ce8">
            <text:p>16</text:p>
          </table:table-cell>
          <table:table-cell table:style-name="ce8"/>
          <table:table-cell office:value-type="float" office:value="455" table:style-name="ce8">
            <text:p>455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0" table:formula="of:=[.F466]+1" table:style-name="ce8">
            <text:p>10</text:p>
          </table:table-cell>
          <table:table-cell office:value-type="float" office:value="18" table:formula="of:=INDEX($$dbNiveis;[.E481];[.F481]+2)" table:style-name="ce8">
            <text:p>18</text:p>
          </table:table-cell>
          <table:table-cell table:style-name="ce8"/>
          <table:table-cell office:value-type="float" office:value="456" table:style-name="ce8">
            <text:p>456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0" table:formula="of:=[.F467]+1" table:style-name="ce8">
            <text:p>10</text:p>
          </table:table-cell>
          <table:table-cell office:value-type="float" office:value="20" table:formula="of:=INDEX($$dbNiveis;[.E482];[.F482]+2)" table:style-name="ce8">
            <text:p>20</text:p>
          </table:table-cell>
          <table:table-cell table:style-name="ce8"/>
          <table:table-cell office:value-type="float" office:value="457" table:style-name="ce8">
            <text:p>457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0" table:formula="of:=[.F468]+1" table:style-name="ce8">
            <text:p>10</text:p>
          </table:table-cell>
          <table:table-cell office:value-type="float" office:value="23" table:formula="of:=INDEX($$dbNiveis;[.E483];[.F483]+2)" table:style-name="ce8">
            <text:p>23</text:p>
          </table:table-cell>
          <table:table-cell table:style-name="ce8"/>
          <table:table-cell office:value-type="float" office:value="458" table:style-name="ce8">
            <text:p>458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0" table:formula="of:=[.F469]+1" table:style-name="ce8">
            <text:p>10</text:p>
          </table:table-cell>
          <table:table-cell office:value-type="float" office:value="25" table:formula="of:=INDEX($$dbNiveis;[.E484];[.F484]+2)" table:style-name="ce8">
            <text:p>25</text:p>
          </table:table-cell>
          <table:table-cell table:style-name="ce8"/>
          <table:table-cell office:value-type="float" office:value="459" table:style-name="ce8">
            <text:p>459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0" table:formula="of:=[.F470]+1" table:style-name="ce8">
            <text:p>10</text:p>
          </table:table-cell>
          <table:table-cell office:value-type="float" office:value="28" table:formula="of:=INDEX($$dbNiveis;[.E485];[.F485]+2)" table:style-name="ce8">
            <text:p>28</text:p>
          </table:table-cell>
          <table:table-cell table:style-name="ce8"/>
          <table:table-cell office:value-type="float" office:value="460" table:style-name="ce8">
            <text:p>460</text:p>
          </table:table-cell>
          <table:table-cell office:value-type="float" office:value="28" table:style-name="ce8">
            <text:p>28</text:p>
          </table:table-cell>
          <table:table-cell office:value-type="float" office:value="3200" table:style-name="ce8">
            <text:p>3200</text:p>
          </table:table-cell>
          <table:table-cell office:value-type="float" office:value="46" table:style-name="ce8">
            <text:p>46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461" table:style-name="ce8">
            <text:p>461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" table:style-name="ce8">
            <text:p>13</text:p>
          </table:table-cell>
          <table:table-cell table:style-name="ce8"/>
          <table:table-cell office:value-type="float" office:value="462" table:style-name="ce8">
            <text:p>462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4" table:style-name="ce8">
            <text:p>14</text:p>
          </table:table-cell>
          <table:table-cell table:style-name="ce8"/>
          <table:table-cell office:value-type="float" office:value="463" table:style-name="ce8">
            <text:p>463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16" table:style-name="ce8">
            <text:p>16</text:p>
          </table:table-cell>
          <table:table-cell table:style-name="ce8"/>
          <table:table-cell office:value-type="float" office:value="464" table:style-name="ce8">
            <text:p>464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17" table:style-name="ce8">
            <text:p>17</text:p>
          </table:table-cell>
          <table:table-cell table:style-name="ce8"/>
          <table:table-cell office:value-type="float" office:value="465" table:style-name="ce8">
            <text:p>465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1" table:formula="of:=[.F476]+1" table:style-name="ce8">
            <text:p>11</text:p>
          </table:table-cell>
          <table:table-cell office:value-type="float" office:value="19" table:style-name="ce8">
            <text:p>19</text:p>
          </table:table-cell>
          <table:table-cell table:style-name="ce8"/>
          <table:table-cell office:value-type="float" office:value="466" table:style-name="ce8">
            <text:p>466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1" table:formula="of:=[.F477]+1" table:style-name="ce8">
            <text:p>11</text:p>
          </table:table-cell>
          <table:table-cell office:value-type="float" office:value="21" table:style-name="ce8">
            <text:p>21</text:p>
          </table:table-cell>
          <table:table-cell table:style-name="ce8"/>
          <table:table-cell office:value-type="float" office:value="467" table:style-name="ce8">
            <text:p>467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1" table:formula="of:=[.F478]+1" table:style-name="ce8">
            <text:p>11</text:p>
          </table:table-cell>
          <table:table-cell office:value-type="float" office:value="24" table:style-name="ce8">
            <text:p>24</text:p>
          </table:table-cell>
          <table:table-cell table:style-name="ce8"/>
          <table:table-cell office:value-type="float" office:value="468" table:style-name="ce8">
            <text:p>468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1" table:formula="of:=[.F479]+1" table:style-name="ce8">
            <text:p>11</text:p>
          </table:table-cell>
          <table:table-cell office:value-type="float" office:value="26" table:style-name="ce8">
            <text:p>26</text:p>
          </table:table-cell>
          <table:table-cell table:style-name="ce8"/>
          <table:table-cell office:value-type="float" office:value="469" table:style-name="ce8">
            <text:p>469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1" table:formula="of:=[.F480]+1" table:style-name="ce8">
            <text:p>11</text:p>
          </table:table-cell>
          <table:table-cell office:value-type="float" office:value="29" table:style-name="ce8">
            <text:p>29</text:p>
          </table:table-cell>
          <table:table-cell table:style-name="ce8"/>
          <table:table-cell office:value-type="float" office:value="470" table:style-name="ce8">
            <text:p>470</text:p>
          </table:table-cell>
          <table:table-cell office:value-type="float" office:value="29" table:style-name="ce8">
            <text:p>29</text:p>
          </table:table-cell>
          <table:table-cell office:value-type="float" office:value="3200" table:style-name="ce8">
            <text:p>3200</text:p>
          </table:table-cell>
          <table:table-cell office:value-type="float" office:value="47" table:style-name="ce8">
            <text:p>47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table:style-name="ce8"/>
          <table:table-cell office:value-type="float" office:value="471" table:style-name="ce8">
            <text:p>471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2" table:style-name="ce8">
            <text:p>12</text:p>
          </table:table-cell>
          <table:table-cell office:value-type="float" office:value="14" table:style-name="ce8">
            <text:p>14</text:p>
          </table:table-cell>
          <table:table-cell table:style-name="ce8"/>
          <table:table-cell office:value-type="float" office:value="472" table:style-name="ce8">
            <text:p>472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473" table:style-name="ce8">
            <text:p>473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7" table:style-name="ce8">
            <text:p>17</text:p>
          </table:table-cell>
          <table:table-cell table:style-name="ce8"/>
          <table:table-cell office:value-type="float" office:value="474" table:style-name="ce8">
            <text:p>474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table:style-name="ce8"/>
          <table:table-cell office:value-type="float" office:value="475" table:style-name="ce8">
            <text:p>475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table:style-name="ce8"/>
          <table:table-cell office:value-type="float" office:value="476" table:style-name="ce8">
            <text:p>476</text:p>
          </table:table-cell>
          <table:table-cell office:value-type="float" office:value="20" table:style-name="ce8">
            <text:p>20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22" table:style-name="ce8">
            <text:p>22</text:p>
          </table:table-cell>
          <table:table-cell table:style-name="ce8"/>
          <table:table-cell office:value-type="float" office:value="477" table:style-name="ce8">
            <text:p>477</text:p>
          </table:table-cell>
          <table:table-cell office:value-type="float" office:value="22" table:style-name="ce8">
            <text:p>22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2" table:formula="of:=[.F488]+1" table:style-name="ce8">
            <text:p>12</text:p>
          </table:table-cell>
          <table:table-cell office:value-type="float" office:value="25" table:style-name="ce8">
            <text:p>25</text:p>
          </table:table-cell>
          <table:table-cell table:style-name="ce8"/>
          <table:table-cell office:value-type="float" office:value="478" table:style-name="ce8">
            <text:p>478</text:p>
          </table:table-cell>
          <table:table-cell office:value-type="float" office:value="25" table:style-name="ce8">
            <text:p>25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2" table:formula="of:=[.F489]+1" table:style-name="ce8">
            <text:p>12</text:p>
          </table:table-cell>
          <table:table-cell office:value-type="float" office:value="27" table:style-name="ce8">
            <text:p>27</text:p>
          </table:table-cell>
          <table:table-cell table:style-name="ce8"/>
          <table:table-cell office:value-type="float" office:value="479" table:style-name="ce8">
            <text:p>479</text:p>
          </table:table-cell>
          <table:table-cell office:value-type="float" office:value="27" table:style-name="ce8">
            <text:p>27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2" table:formula="of:=[.F490]+1" table:style-name="ce8">
            <text:p>12</text:p>
          </table:table-cell>
          <table:table-cell office:value-type="float" office:value="30" table:style-name="ce8">
            <text:p>30</text:p>
          </table:table-cell>
          <table:table-cell table:style-name="ce8"/>
          <table:table-cell office:value-type="float" office:value="480" table:style-name="ce8">
            <text:p>480</text:p>
          </table:table-cell>
          <table:table-cell office:value-type="float" office:value="30" table:style-name="ce8">
            <text:p>30</text:p>
          </table:table-cell>
          <table:table-cell office:value-type="float" office:value="3200" table:style-name="ce8">
            <text:p>3200</text:p>
          </table:table-cell>
          <table:table-cell office:value-type="float" office:value="48" table:style-name="ce8">
            <text:p>48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2" table:style-name="ce8">
            <text:p>12</text:p>
          </table:table-cell>
          <table:table-cell table:style-name="ce8"/>
          <table:table-cell office:value-type="float" office:value="481" table:style-name="ce8">
            <text:p>481</text:p>
          </table:table-cell>
          <table:table-cell office:value-type="float" office:value="12" table:style-name="ce8">
            <text:p>12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3" table:style-name="ce8">
            <text:p>13</text:p>
          </table:table-cell>
          <table:table-cell table:style-name="ce8"/>
          <table:table-cell office:value-type="float" office:value="482" table:style-name="ce8">
            <text:p>482</text:p>
          </table:table-cell>
          <table:table-cell office:value-type="float" office:value="13" table:style-name="ce8">
            <text:p>13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table:style-name="ce8"/>
          <table:table-cell office:value-type="float" office:value="483" table:style-name="ce8">
            <text:p>483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table:style-name="ce8"/>
          <table:table-cell office:value-type="float" office:value="484" table:style-name="ce8">
            <text:p>484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table:style-name="ce8"/>
          <table:table-cell office:value-type="float" office:value="485" table:style-name="ce8">
            <text:p>485</text:p>
          </table:table-cell>
          <table:table-cell office:value-type="float" office:value="17" table:style-name="ce8">
            <text:p>17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table:style-name="ce8"/>
          <table:table-cell office:value-type="float" office:value="486" table:style-name="ce8">
            <text:p>486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21" table:style-name="ce8">
            <text:p>21</text:p>
          </table:table-cell>
          <table:table-cell table:style-name="ce8"/>
          <table:table-cell office:value-type="float" office:value="487" table:style-name="ce8">
            <text:p>487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24" table:style-name="ce8">
            <text:p>24</text:p>
          </table:table-cell>
          <table:table-cell table:style-name="ce8"/>
          <table:table-cell office:value-type="float" office:value="488" table:style-name="ce8">
            <text:p>488</text:p>
          </table:table-cell>
          <table:table-cell office:value-type="float" office:value="24" table:style-name="ce8">
            <text:p>24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8">
            <text:p>26</text:p>
          </table:table-cell>
          <table:table-cell table:style-name="ce8"/>
          <table:table-cell office:value-type="float" office:value="489" table:style-name="ce8">
            <text:p>489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29" table:style-name="ce8">
            <text:p>29</text:p>
          </table:table-cell>
          <table:table-cell table:style-name="ce8"/>
          <table:table-cell office:value-type="float" office:value="490" table:style-name="ce8">
            <text:p>490</text:p>
          </table:table-cell>
          <table:table-cell office:value-type="float" office:value="29" table:style-name="ce8">
            <text:p>29</text:p>
          </table:table-cell>
          <table:table-cell office:value-type="float" office:value="3200" table:style-name="ce8">
            <text:p>3200</text:p>
          </table:table-cell>
          <table:table-cell office:value-type="float" office:value="49" table:style-name="ce8">
            <text:p>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4" table:style-name="ce8">
            <text:p>14</text:p>
          </table:table-cell>
          <table:table-cell table:style-name="ce8"/>
          <table:table-cell office:value-type="float" office:value="491" table:style-name="ce8">
            <text:p>491</text:p>
          </table:table-cell>
          <table:table-cell office:value-type="float" office:value="14" table:style-name="ce8">
            <text:p>14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table:style-name="ce8"/>
          <table:table-cell office:value-type="float" office:value="492" table:style-name="ce8">
            <text:p>492</text:p>
          </table:table-cell>
          <table:table-cell office:value-type="float" office:value="15" table:style-name="ce8">
            <text:p>15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table:style-name="ce8"/>
          <table:table-cell office:value-type="float" office:value="493" table:style-name="ce8">
            <text:p>493</text:p>
          </table:table-cell>
          <table:table-cell office:value-type="float" office:value="16" table:style-name="ce8">
            <text:p>16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8" table:style-name="ce8">
            <text:p>18</text:p>
          </table:table-cell>
          <table:table-cell table:style-name="ce8"/>
          <table:table-cell office:value-type="float" office:value="494" table:style-name="ce8">
            <text:p>494</text:p>
          </table:table-cell>
          <table:table-cell office:value-type="float" office:value="18" table:style-name="ce8">
            <text:p>18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19" table:style-name="ce8">
            <text:p>19</text:p>
          </table:table-cell>
          <table:table-cell table:style-name="ce8"/>
          <table:table-cell office:value-type="float" office:value="495" table:style-name="ce8">
            <text:p>495</text:p>
          </table:table-cell>
          <table:table-cell office:value-type="float" office:value="19" table:style-name="ce8">
            <text:p>19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21" table:style-name="ce8">
            <text:p>21</text:p>
          </table:table-cell>
          <table:table-cell table:style-name="ce8"/>
          <table:table-cell office:value-type="float" office:value="496" table:style-name="ce8">
            <text:p>496</text:p>
          </table:table-cell>
          <table:table-cell office:value-type="float" office:value="21" table:style-name="ce8">
            <text:p>21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office:value-type="float" office:value="23" table:style-name="ce8">
            <text:p>23</text:p>
          </table:table-cell>
          <table:table-cell table:style-name="ce8"/>
          <table:table-cell office:value-type="float" office:value="497" table:style-name="ce8">
            <text:p>497</text:p>
          </table:table-cell>
          <table:table-cell office:value-type="float" office:value="23" table:style-name="ce8">
            <text:p>23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26" table:style-name="ce8">
            <text:p>26</text:p>
          </table:table-cell>
          <table:table-cell table:style-name="ce8"/>
          <table:table-cell office:value-type="float" office:value="498" table:style-name="ce8">
            <text:p>498</text:p>
          </table:table-cell>
          <table:table-cell office:value-type="float" office:value="26" table:style-name="ce8">
            <text:p>26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9" table:style-name="ce8">
            <text:p>9</text:p>
          </table:table-cell>
          <table:table-cell office:value-type="float" office:value="2" table:style-name="ce8">
            <text:p>2</text:p>
          </table:table-cell>
          <table:table-cell office:value-type="float" office:value="28" table:style-name="ce8">
            <text:p>28</text:p>
          </table:table-cell>
          <table:table-cell table:style-name="ce8"/>
          <table:table-cell office:value-type="float" office:value="499" table:style-name="ce8">
            <text:p>499</text:p>
          </table:table-cell>
          <table:table-cell office:value-type="float" office:value="28" table:style-name="ce8">
            <text:p>28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0" table:style-name="ce8">
            <text:p>10</text:p>
          </table:table-cell>
          <table:table-cell office:value-type="float" office:value="2" table:style-name="ce8">
            <text:p>2</text:p>
          </table:table-cell>
          <table:table-cell office:value-type="float" office:value="31" table:style-name="ce8">
            <text:p>31</text:p>
          </table:table-cell>
          <table:table-cell table:style-name="ce8"/>
          <table:table-cell office:value-type="float" office:value="500" table:style-name="ce8">
            <text:p>500</text:p>
          </table:table-cell>
          <table:table-cell office:value-type="float" office:value="31" table:style-name="ce8">
            <text:p>31</text:p>
          </table:table-cell>
          <table:table-cell office:value-type="float" office:value="3200" table:style-name="ce8">
            <text:p>3200</text:p>
          </table:table-cell>
          <table:table-cell office:value-type="float" office:value="50" table:style-name="ce8">
            <text:p>50</text:p>
          </table:table-cell>
          <table:table-cell table:number-columns-repeated="16372"/>
        </table:table-row>
        <table:table-row table:number-rows-repeated="1048051" table:style-name="ro1">
          <table:table-cell table:number-columns-repeated="16384"/>
        </table:table-row>
        <table:named-expressions>
          <table:named-range table:name="dbNiveis" table:cell-range-address="Folha1.$G$7:Folha1.$Z$21" table:base-cell-address="Folha1.$A$1"/>
        </table:named-expressions>
      </table:table>
      <table:named-expressions>
        <table:named-expression table:name="dbNiveis" table:expression="of:=[.#REF!]" table:base-cell-address="Layou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ui Freitas</meta:initial-creator>
    <dc:creator>Rui Freitas</dc:creator>
    <meta:creation-date>2020-04-25T16:36:14Z</meta:creation-date>
    <dc:date>2020-05-06T10:09:54Z</dc:date>
  </office:meta>
</office:document-meta>
</file>